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images/Bitmaps/sc_userimages.png" manifest:media-type=""/>
  <manifest:file-entry manifest:full-path="Configurations2/images/s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9D000000237A702FEA8C9702C9.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199cm" loext:contextual-spacing="false" fo:text-align="center" style:justify-single-word="false"/>
    </style:style>
    <style:style style:name="P3"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list-style-name="List_20_1"/>
    <style:style style:name="P5" style:family="paragraph" style:parent-style-name="Standard" style:list-style-name="liste_20_1_20_dvp"/>
    <style:style style:name="T1"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 style:family="text">
      <style:text-properties style:font-name="Verdana"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371969128" text:id="ct371969128">
          <text:deletion>
            <office:change-info>
              <dc:creator>Winjerome </dc:creator>
              <dc:date>2019-04-20T22:44:05</dc:date>
            </office:change-info>
            <text:h text:style-name="Heading_20_2" text:outline-level="2"><text:s/>?</text:h>
          </text:deletion>
        </text:changed-region>
        <text:changed-region xml:id="ct371967568" text:id="ct371967568">
          <text:insertion>
            <office:change-info>
              <dc:creator>Winjerome </dc:creator>
              <dc:date>2019-04-20T22:44:05</dc:date>
            </office:change-info>
          </text:insertion>
        </text:changed-region>
        <text:changed-region xml:id="ct371968648" text:id="ct371968648">
          <text:deletion>
            <office:change-info>
              <dc:creator>Winjerome </dc:creator>
              <dc:date>2019-04-20T22:44:05</dc:date>
            </office:change-info>
            <text:h text:style-name="Heading_20_2" text:outline-level="2"><text:s/>?</text:h>
          </text:deletion>
        </text:changed-region>
        <text:changed-region xml:id="ct371968768" text:id="ct371968768">
          <text:insertion>
            <office:change-info>
              <dc:creator>Winjerome </dc:creator>
              <dc:date>2019-04-20T22:44:05</dc:date>
            </office:change-info>
          </text:insertion>
        </text:changed-region>
        <text:changed-region xml:id="ct371966728" text:id="ct371966728">
          <text:deletion>
            <office:change-info>
              <dc:creator>Winjerome </dc:creator>
              <dc:date>2019-04-20T22:44:05</dc:date>
            </office:change-info>
            <text:h text:style-name="Heading_20_2" text:outline-level="2"><text:s/>?</text:h>
          </text:deletion>
        </text:changed-region>
        <text:changed-region xml:id="ct371970808" text:id="ct371970808">
          <text:insertion>
            <office:change-info>
              <dc:creator>Winjerome </dc:creator>
              <dc:date>2019-04-20T22:44:05</dc:date>
            </office:change-info>
          </text:insertion>
        </text:changed-region>
        <text:changed-region xml:id="ct371970208" text:id="ct371970208">
          <text:deletion>
            <office:change-info>
              <dc:creator>Winjerome </dc:creator>
              <dc:date>2019-04-20T22:44:05</dc:date>
            </office:change-info>
            <text:h text:style-name="Heading_20_2" text:outline-level="2"><text:s/>?</text:h>
          </text:deletion>
        </text:changed-region>
        <text:changed-region xml:id="ct371971288" text:id="ct371971288">
          <text:insertion>
            <office:change-info>
              <dc:creator>Winjerome </dc:creator>
              <dc:date>2019-04-20T22:44:05</dc:date>
            </office:change-info>
          </text:insertion>
        </text:changed-region>
        <text:changed-region xml:id="ct371969968" text:id="ct371969968">
          <text:deletion>
            <office:change-info>
              <dc:creator>Winjerome </dc:creator>
              <dc:date>2019-04-20T22:44:05</dc:date>
            </office:change-info>
            <text:h text:style-name="Heading_20_2" text:outline-level="2"><text:s/>?</text:h>
          </text:deletion>
        </text:changed-region>
        <text:changed-region xml:id="ct371971528" text:id="ct371971528">
          <text:insertion>
            <office:change-info>
              <dc:creator>Winjerome </dc:creator>
              <dc:date>2019-04-20T22:44:05</dc:date>
            </office:change-info>
          </text:insertion>
        </text:changed-region>
        <text:changed-region xml:id="ct410262448" text:id="ct410262448">
          <text:deletion>
            <office:change-info>
              <dc:creator>Winjerome </dc:creator>
              <dc:date>2019-04-20T22:44:05</dc:date>
            </office:change-info>
            <text:p text:style-name="Standard"><text:s/>:</text:p>
          </text:deletion>
        </text:changed-region>
        <text:changed-region xml:id="ct410262688" text:id="ct410262688">
          <text:insertion>
            <office:change-info>
              <dc:creator>Winjerome </dc:creator>
              <dc:date>2019-04-20T22:44:05</dc:date>
            </office:change-info>
          </text:insertion>
        </text:changed-region>
        <text:changed-region xml:id="ct410312344" text:id="ct410312344">
          <text:deletion>
            <office:change-info>
              <dc:creator>Winjerome </dc:creator>
              <dc:date>2019-04-20T22:44:06</dc:date>
            </office:change-info>
            <text:p text:style-name="Standard"><text:s/>;</text:p>
          </text:deletion>
        </text:changed-region>
        <text:changed-region xml:id="ct410315704" text:id="ct410315704">
          <text:insertion>
            <office:change-info>
              <dc:creator>Winjerome </dc:creator>
              <dc:date>2019-04-20T22:44:06</dc:date>
            </office:change-info>
          </text:insertion>
        </text:changed-region>
        <text:changed-region xml:id="ct410315824" text:id="ct410315824">
          <text:deletion>
            <office:change-info>
              <dc:creator>Winjerome </dc:creator>
              <dc:date>2019-04-20T22:44:06</dc:date>
            </office:change-info>
            <text:p text:style-name="Standard"><text:s/>;</text:p>
          </text:deletion>
        </text:changed-region>
        <text:changed-region xml:id="ct410315104" text:id="ct410315104">
          <text:insertion>
            <office:change-info>
              <dc:creator>Winjerome </dc:creator>
              <dc:date>2019-04-20T22:44:06</dc:date>
            </office:change-info>
          </text:insertion>
        </text:changed-region>
        <text:changed-region xml:id="ct410312464" text:id="ct410312464">
          <text:deletion>
            <office:change-info>
              <dc:creator>Winjerome </dc:creator>
              <dc:date>2019-04-20T22:44:06</dc:date>
            </office:change-info>
            <text:p text:style-name="Standard"><text:s/>;</text:p>
          </text:deletion>
        </text:changed-region>
        <text:changed-region xml:id="ct410314024" text:id="ct410314024">
          <text:insertion>
            <office:change-info>
              <dc:creator>Winjerome </dc:creator>
              <dc:date>2019-04-20T22:44:06</dc:date>
            </office:change-info>
          </text:insertion>
        </text:changed-region>
        <text:changed-region xml:id="ct371970928" text:id="ct371970928">
          <text:deletion>
            <office:change-info>
              <dc:creator>Winjerome </dc:creator>
              <dc:date>2019-04-20T22:44:05</dc:date>
            </office:change-info>
            <text:h text:style-name="Heading_20_2" text:outline-level="2"><text:s/>?</text:h>
          </text:deletion>
        </text:changed-region>
        <text:changed-region xml:id="ct371971648" text:id="ct371971648">
          <text:insertion>
            <office:change-info>
              <dc:creator>Winjerome </dc:creator>
              <dc:date>2019-04-20T22:44:05</dc:date>
            </office:change-info>
          </text:insertion>
        </text:changed-region>
        <text:changed-region xml:id="ct410306344" text:id="ct410306344">
          <text:deletion>
            <office:change-info>
              <dc:creator>Winjerome </dc:creator>
              <dc:date>2019-04-20T22:44:06</dc:date>
            </office:change-info>
            <text:p text:style-name="Standard">« </text:p>
          </text:deletion>
        </text:changed-region>
        <text:changed-region xml:id="ct410305744" text:id="ct410305744">
          <text:insertion>
            <office:change-info>
              <dc:creator>Winjerome </dc:creator>
              <dc:date>2019-04-20T22:44:06</dc:date>
            </office:change-info>
          </text:insertion>
        </text:changed-region>
        <text:changed-region xml:id="ct410320144" text:id="ct410320144">
          <text:deletion>
            <office:change-info>
              <dc:creator>Winjerome </dc:creator>
              <dc:date>2019-04-20T22:44:06</dc:date>
            </office:change-info>
            <text:p text:style-name="Standard"><text:s/>»</text:p>
          </text:deletion>
        </text:changed-region>
        <text:changed-region xml:id="ct410316904" text:id="ct410316904">
          <text:insertion>
            <office:change-info>
              <dc:creator>Winjerome </dc:creator>
              <dc:date>2019-04-20T22:44:06</dc:date>
            </office:change-info>
          </text:insertion>
        </text:changed-region>
        <text:changed-region xml:id="ct371972248" text:id="ct371972248">
          <text:deletion>
            <office:change-info>
              <dc:creator>Winjerome </dc:creator>
              <dc:date>2019-04-20T22:44:05</dc:date>
            </office:change-info>
            <text:h text:style-name="Heading_20_2" text:outline-level="2"><text:s/>?</text:h>
          </text:deletion>
        </text:changed-region>
        <text:changed-region xml:id="ct371972728" text:id="ct371972728">
          <text:insertion>
            <office:change-info>
              <dc:creator>Winjerome </dc:creator>
              <dc:date>2019-04-20T22:44:05</dc:date>
            </office:change-info>
          </text:insertion>
        </text:changed-region>
        <text:changed-region xml:id="ct371971888" text:id="ct371971888">
          <text:deletion>
            <office:change-info>
              <dc:creator>Winjerome </dc:creator>
              <dc:date>2019-04-20T22:44:05</dc:date>
            </office:change-info>
            <text:h text:style-name="Heading_20_2" text:outline-level="2"><text:s/>?</text:h>
          </text:deletion>
        </text:changed-region>
        <text:changed-region xml:id="ct371970088" text:id="ct371970088">
          <text:insertion>
            <office:change-info>
              <dc:creator>Winjerome </dc:creator>
              <dc:date>2019-04-20T22:44:05</dc:date>
            </office:change-info>
          </text:insertion>
        </text:changed-region>
        <text:changed-region xml:id="ct371973208" text:id="ct371973208">
          <text:deletion>
            <office:change-info>
              <dc:creator>Winjerome </dc:creator>
              <dc:date>2019-04-20T22:44:05</dc:date>
            </office:change-info>
            <text:h text:style-name="Heading_20_2" text:outline-level="2"><text:s/>?</text:h>
          </text:deletion>
        </text:changed-region>
        <text:changed-region xml:id="ct371971768" text:id="ct371971768">
          <text:insertion>
            <office:change-info>
              <dc:creator>Winjerome </dc:creator>
              <dc:date>2019-04-20T22:44:05</dc:date>
            </office:change-info>
          </text:insertion>
        </text:changed-region>
        <text:changed-region xml:id="ct371972488" text:id="ct371972488">
          <text:deletion>
            <office:change-info>
              <dc:creator>Winjerome </dc:creator>
              <dc:date>2019-04-20T22:44:05</dc:date>
            </office:change-info>
            <text:h text:style-name="Heading_20_2" text:outline-level="2"><text:s/>?</text:h>
          </text:deletion>
        </text:changed-region>
        <text:changed-region xml:id="ct371973328" text:id="ct371973328">
          <text:insertion>
            <office:change-info>
              <dc:creator>Winjerome </dc:creator>
              <dc:date>2019-04-20T22:44:05</dc:date>
            </office:change-info>
          </text:insertion>
        </text:changed-region>
        <text:changed-region xml:id="ct371972008" text:id="ct371972008">
          <text:deletion>
            <office:change-info>
              <dc:creator>Winjerome </dc:creator>
              <dc:date>2019-04-20T22:44:05</dc:date>
            </office:change-info>
            <text:h text:style-name="Heading_20_2" text:outline-level="2"><text:s/>?</text:h>
          </text:deletion>
        </text:changed-region>
        <text:changed-region xml:id="ct371973448" text:id="ct371973448">
          <text:insertion>
            <office:change-info>
              <dc:creator>Winjerome </dc:creator>
              <dc:date>2019-04-20T22:44:05</dc:date>
            </office:change-info>
          </text:insertion>
        </text:changed-region>
        <text:changed-region xml:id="ct410266888" text:id="ct410266888">
          <text:deletion>
            <office:change-info>
              <dc:creator>Winjerome </dc:creator>
              <dc:date>2019-04-20T22:44:05</dc:date>
            </office:change-info>
            <text:p text:style-name="Standard"><text:s/>:</text:p>
          </text:deletion>
        </text:changed-region>
        <text:changed-region xml:id="ct410260648" text:id="ct410260648">
          <text:insertion>
            <office:change-info>
              <dc:creator>Winjerome </dc:creator>
              <dc:date>2019-04-20T22:44:05</dc:date>
            </office:change-info>
          </text:insertion>
        </text:changed-region>
        <text:changed-region xml:id="ct371970328" text:id="ct371970328">
          <text:deletion>
            <office:change-info>
              <dc:creator>Winjerome </dc:creator>
              <dc:date>2019-04-20T22:44:05</dc:date>
            </office:change-info>
            <text:h text:style-name="Heading_20_2" text:outline-level="2"><text:s/>?</text:h>
          </text:deletion>
        </text:changed-region>
        <text:changed-region xml:id="ct371970568" text:id="ct371970568">
          <text:insertion>
            <office:change-info>
              <dc:creator>Winjerome </dc:creator>
              <dc:date>2019-04-20T22:44:05</dc:date>
            </office:change-info>
          </text:insertion>
        </text:changed-region>
        <text:changed-region xml:id="ct371971408" text:id="ct371971408">
          <text:deletion>
            <office:change-info>
              <dc:creator>Winjerome </dc:creator>
              <dc:date>2019-04-20T22:44:05</dc:date>
            </office:change-info>
            <text:h text:style-name="Heading_20_2" text:outline-level="2"><text:s/>?</text:h>
          </text:deletion>
        </text:changed-region>
        <text:changed-region xml:id="ct371970688" text:id="ct371970688">
          <text:insertion>
            <office:change-info>
              <dc:creator>Winjerome </dc:creator>
              <dc:date>2019-04-20T22:44:05</dc:date>
            </office:change-info>
          </text:insertion>
        </text:changed-region>
        <text:changed-region xml:id="ct371972848" text:id="ct371972848">
          <text:deletion>
            <office:change-info>
              <dc:creator>Winjerome </dc:creator>
              <dc:date>2019-04-20T22:44:05</dc:date>
            </office:change-info>
            <text:h text:style-name="Heading_20_2" text:outline-level="2"><text:s/>?</text:h>
          </text:deletion>
        </text:changed-region>
        <text:changed-region xml:id="ct371972128" text:id="ct371972128">
          <text:insertion>
            <office:change-info>
              <dc:creator>Winjerome </dc:creator>
              <dc:date>2019-04-20T22:44:05</dc:date>
            </office:change-info>
          </text:insertion>
        </text:changed-region>
        <text:changed-region xml:id="ct410262928" text:id="ct410262928">
          <text:deletion>
            <office:change-info>
              <dc:creator>Winjerome </dc:creator>
              <dc:date>2019-04-20T22:44:06</dc:date>
            </office:change-info>
            <text:p text:style-name="Standard"><text:s/>:</text:p>
          </text:deletion>
        </text:changed-region>
        <text:changed-region xml:id="ct410261848" text:id="ct410261848">
          <text:insertion>
            <office:change-info>
              <dc:creator>Winjerome </dc:creator>
              <dc:date>2019-04-20T22:44:06</dc:date>
            </office:change-info>
          </text:insertion>
        </text:changed-region>
        <text:changed-region xml:id="ct410315344" text:id="ct410315344">
          <text:deletion>
            <office:change-info>
              <dc:creator>Winjerome </dc:creator>
              <dc:date>2019-04-20T22:44:06</dc:date>
            </office:change-info>
            <text:p text:style-name="Standard"><text:s/>;</text:p>
          </text:deletion>
        </text:changed-region>
        <text:changed-region xml:id="ct410315584" text:id="ct410315584">
          <text:insertion>
            <office:change-info>
              <dc:creator>Winjerome </dc:creator>
              <dc:date>2019-04-20T22:44:06</dc:date>
            </office:change-info>
          </text:insertion>
        </text:changed-region>
        <text:changed-region xml:id="ct410316064" text:id="ct410316064">
          <text:deletion>
            <office:change-info>
              <dc:creator>Winjerome </dc:creator>
              <dc:date>2019-04-20T22:44:06</dc:date>
            </office:change-info>
            <text:p text:style-name="Standard"><text:s/>;</text:p>
          </text:deletion>
        </text:changed-region>
        <text:changed-region xml:id="ct410312584" text:id="ct410312584">
          <text:insertion>
            <office:change-info>
              <dc:creator>Winjerome </dc:creator>
              <dc:date>2019-04-20T22:44:06</dc:date>
            </office:change-info>
          </text:insertion>
        </text:changed-region>
        <text:changed-region xml:id="ct410313184" text:id="ct410313184">
          <text:deletion>
            <office:change-info>
              <dc:creator>Winjerome </dc:creator>
              <dc:date>2019-04-20T22:44:06</dc:date>
            </office:change-info>
            <text:p text:style-name="Standard"><text:s/>;</text:p>
          </text:deletion>
        </text:changed-region>
        <text:changed-region xml:id="ct410313784" text:id="ct410313784">
          <text:insertion>
            <office:change-info>
              <dc:creator>Winjerome </dc:creator>
              <dc:date>2019-04-20T22:44:06</dc:date>
            </office:change-info>
          </text:insertion>
        </text:changed-region>
        <text:changed-region xml:id="ct371972968" text:id="ct371972968">
          <text:deletion>
            <office:change-info>
              <dc:creator>Winjerome </dc:creator>
              <dc:date>2019-04-20T22:44:05</dc:date>
            </office:change-info>
            <text:h text:style-name="Heading_20_2" text:outline-level="2"><text:s/>?</text:h>
          </text:deletion>
        </text:changed-region>
        <text:changed-region xml:id="ct371970448" text:id="ct371970448">
          <text:insertion>
            <office:change-info>
              <dc:creator>Winjerome </dc:creator>
              <dc:date>2019-04-20T22:44:05</dc:date>
            </office:change-info>
          </text:insertion>
        </text:changed-region>
        <text:changed-region xml:id="ct371969848" text:id="ct371969848">
          <text:deletion>
            <office:change-info>
              <dc:creator>Winjerome </dc:creator>
              <dc:date>2019-04-20T22:44:05</dc:date>
            </office:change-info>
            <text:h text:style-name="Heading_20_2" text:outline-level="2"><text:s/>?</text:h>
          </text:deletion>
        </text:changed-region>
        <text:changed-region xml:id="ct371971048" text:id="ct371971048">
          <text:insertion>
            <office:change-info>
              <dc:creator>Winjerome </dc:creator>
              <dc:date>2019-04-20T22:44:05</dc:date>
            </office:change-info>
          </text:insertion>
        </text:changed-region>
        <text:changed-region xml:id="ct410260048" text:id="ct410260048">
          <text:deletion>
            <office:change-info>
              <dc:creator>Winjerome </dc:creator>
              <dc:date>2019-04-20T22:44:06</dc:date>
            </office:change-info>
            <text:p text:style-name="Standard"><text:s/>:</text:p>
          </text:deletion>
        </text:changed-region>
        <text:changed-region xml:id="ct410262208" text:id="ct410262208">
          <text:insertion>
            <office:change-info>
              <dc:creator>Winjerome </dc:creator>
              <dc:date>2019-04-20T22:44:06</dc:date>
            </office:change-info>
          </text:insertion>
        </text:changed-region>
        <text:changed-region xml:id="ct410312824" text:id="ct410312824">
          <text:deletion>
            <office:change-info>
              <dc:creator>Winjerome </dc:creator>
              <dc:date>2019-04-20T22:44:06</dc:date>
            </office:change-info>
            <text:p text:style-name="Standard"><text:s/>;</text:p>
          </text:deletion>
        </text:changed-region>
        <text:changed-region xml:id="ct410313304" text:id="ct410313304">
          <text:insertion>
            <office:change-info>
              <dc:creator>Winjerome </dc:creator>
              <dc:date>2019-04-20T22:44:06</dc:date>
            </office:change-info>
          </text:insertion>
        </text:changed-region>
        <text:changed-region xml:id="ct410313664" text:id="ct410313664">
          <text:deletion>
            <office:change-info>
              <dc:creator>Winjerome </dc:creator>
              <dc:date>2019-04-20T22:44:06</dc:date>
            </office:change-info>
            <text:p text:style-name="Standard"><text:s/>;</text:p>
          </text:deletion>
        </text:changed-region>
        <text:changed-region xml:id="ct410315224" text:id="ct410315224">
          <text:insertion>
            <office:change-info>
              <dc:creator>Winjerome </dc:creator>
              <dc:date>2019-04-20T22:44:06</dc:date>
            </office:change-info>
          </text:insertion>
        </text:changed-region>
        <text:changed-region xml:id="ct410261608" text:id="ct410261608">
          <text:deletion>
            <office:change-info>
              <dc:creator>Winjerome </dc:creator>
              <dc:date>2019-04-20T22:44:06</dc:date>
            </office:change-info>
            <text:p text:style-name="Standard"><text:s/>:</text:p>
          </text:deletion>
        </text:changed-region>
        <text:changed-region xml:id="ct410261128" text:id="ct410261128">
          <text:insertion>
            <office:change-info>
              <dc:creator>Winjerome </dc:creator>
              <dc:date>2019-04-20T22:44:06</dc:date>
            </office:change-info>
          </text:insertion>
        </text:changed-region>
        <text:changed-region xml:id="ct371972368" text:id="ct371972368">
          <text:deletion>
            <office:change-info>
              <dc:creator>Winjerome </dc:creator>
              <dc:date>2019-04-20T22:44:05</dc:date>
            </office:change-info>
            <text:h text:style-name="Heading_20_2" text:outline-level="2"><text:s/>?</text:h>
          </text:deletion>
        </text:changed-region>
        <text:changed-region xml:id="ct371972608" text:id="ct371972608">
          <text:insertion>
            <office:change-info>
              <dc:creator>Winjerome </dc:creator>
              <dc:date>2019-04-20T22:44:05</dc:date>
            </office:change-info>
          </text:insertion>
        </text:changed-region>
        <text:changed-region xml:id="ct371971168" text:id="ct371971168">
          <text:deletion>
            <office:change-info>
              <dc:creator>Winjerome </dc:creator>
              <dc:date>2019-04-20T22:44:05</dc:date>
            </office:change-info>
            <text:h text:style-name="Heading_20_2" text:outline-level="2"><text:s/>?</text:h>
          </text:deletion>
        </text:changed-region>
        <text:changed-region xml:id="ct371973088" text:id="ct371973088">
          <text:insertion>
            <office:change-info>
              <dc:creator>Winjerome </dc:creator>
              <dc:date>2019-04-20T22:44:05</dc:date>
            </office:change-info>
          </text:insertion>
        </text:changed-region>
        <text:changed-region xml:id="ct371969728" text:id="ct371969728">
          <text:deletion>
            <office:change-info>
              <dc:creator>Winjerome </dc:creator>
              <dc:date>2019-04-20T22:44:05</dc:date>
            </office:change-info>
            <text:h text:style-name="Heading_20_2" text:outline-level="2"><text:s/>?</text:h>
          </text:deletion>
        </text:changed-region>
        <text:changed-region xml:id="ct371974288" text:id="ct371974288">
          <text:insertion>
            <office:change-info>
              <dc:creator>Winjerome </dc:creator>
              <dc:date>2019-04-20T22:44:05</dc:date>
            </office:change-info>
          </text:insertion>
        </text:changed-region>
        <text:changed-region xml:id="ct410260168" text:id="ct410260168">
          <text:deletion>
            <office:change-info>
              <dc:creator>Winjerome </dc:creator>
              <dc:date>2019-04-20T22:44:06</dc:date>
            </office:change-info>
            <text:p text:style-name="Standard"><text:s/>:</text:p>
          </text:deletion>
        </text:changed-region>
        <text:changed-region xml:id="ct410260408" text:id="ct410260408">
          <text:insertion>
            <office:change-info>
              <dc:creator>Winjerome </dc:creator>
              <dc:date>2019-04-20T22:44:06</dc:date>
            </office:change-info>
          </text:insertion>
        </text:changed-region>
        <text:changed-region xml:id="ct371975008" text:id="ct371975008">
          <text:deletion>
            <office:change-info>
              <dc:creator>Winjerome </dc:creator>
              <dc:date>2019-04-20T22:44:05</dc:date>
            </office:change-info>
            <text:h text:style-name="Heading_20_2" text:outline-level="2"><text:s/>?</text:h>
          </text:deletion>
        </text:changed-region>
        <text:changed-region xml:id="ct371974528" text:id="ct371974528">
          <text:insertion>
            <office:change-info>
              <dc:creator>Winjerome </dc:creator>
              <dc:date>2019-04-20T22:44:05</dc:date>
            </office:change-info>
          </text:insertion>
        </text:changed-region>
        <text:changed-region xml:id="ct371974408" text:id="ct371974408">
          <text:deletion>
            <office:change-info>
              <dc:creator>Winjerome </dc:creator>
              <dc:date>2019-04-20T22:44:05</dc:date>
            </office:change-info>
            <text:h text:style-name="Heading_20_2" text:outline-level="2"><text:s/>?</text:h>
          </text:deletion>
        </text:changed-region>
        <text:changed-region xml:id="ct371974888" text:id="ct371974888">
          <text:insertion>
            <office:change-info>
              <dc:creator>Winjerome </dc:creator>
              <dc:date>2019-04-20T22:44:05</dc:date>
            </office:change-info>
          </text:insertion>
        </text:changed-region>
        <text:changed-region xml:id="ct371974648" text:id="ct371974648">
          <text:deletion>
            <office:change-info>
              <dc:creator>Winjerome </dc:creator>
              <dc:date>2019-04-20T22:44:05</dc:date>
            </office:change-info>
            <text:h text:style-name="Heading_20_2" text:outline-level="2"><text:s/>?</text:h>
          </text:deletion>
        </text:changed-region>
        <text:changed-region xml:id="ct371975488" text:id="ct371975488">
          <text:insertion>
            <office:change-info>
              <dc:creator>Winjerome </dc:creator>
              <dc:date>2019-04-20T22:44:05</dc:date>
            </office:change-info>
          </text:insertion>
        </text:changed-region>
        <text:changed-region xml:id="ct371975728" text:id="ct371975728">
          <text:deletion>
            <office:change-info>
              <dc:creator>Winjerome </dc:creator>
              <dc:date>2019-04-20T22:44:05</dc:date>
            </office:change-info>
            <text:h text:style-name="Heading_20_2" text:outline-level="2"><text:s/>?</text:h>
          </text:deletion>
        </text:changed-region>
        <text:changed-region xml:id="ct371974768" text:id="ct371974768">
          <text:insertion>
            <office:change-info>
              <dc:creator>Winjerome </dc:creator>
              <dc:date>2019-04-20T22:44:05</dc:date>
            </office:change-info>
          </text:insertion>
        </text:changed-region>
        <text:changed-region xml:id="ct410261728" text:id="ct410261728">
          <text:deletion>
            <office:change-info>
              <dc:creator>Winjerome </dc:creator>
              <dc:date>2019-04-20T22:44:06</dc:date>
            </office:change-info>
            <text:p text:style-name="Standard"><text:s/>:</text:p>
          </text:deletion>
        </text:changed-region>
        <text:changed-region xml:id="ct410261488" text:id="ct410261488">
          <text:insertion>
            <office:change-info>
              <dc:creator>Winjerome </dc:creator>
              <dc:date>2019-04-20T22:44:06</dc:date>
            </office:change-info>
          </text:insertion>
        </text:changed-region>
        <text:changed-region xml:id="ct410259688" text:id="ct410259688">
          <text:deletion>
            <office:change-info>
              <dc:creator>Winjerome </dc:creator>
              <dc:date>2019-04-20T22:44:06</dc:date>
            </office:change-info>
            <text:p text:style-name="Standard"><text:s/>:</text:p>
          </text:deletion>
        </text:changed-region>
        <text:changed-region xml:id="ct410260528" text:id="ct410260528">
          <text:insertion>
            <office:change-info>
              <dc:creator>Winjerome </dc:creator>
              <dc:date>2019-04-20T22:44:06</dc:date>
            </office:change-info>
          </text:insertion>
        </text:changed-region>
        <text:changed-region xml:id="ct371975128" text:id="ct371975128">
          <text:deletion>
            <office:change-info>
              <dc:creator>Winjerome </dc:creator>
              <dc:date>2019-04-20T22:44:05</dc:date>
            </office:change-info>
            <text:h text:style-name="Heading_20_2" text:outline-level="2"><text:s/>?</text:h>
          </text:deletion>
        </text:changed-region>
        <text:changed-region xml:id="ct371977168" text:id="ct371977168">
          <text:insertion>
            <office:change-info>
              <dc:creator>Winjerome </dc:creator>
              <dc:date>2019-04-20T22:44:05</dc:date>
            </office:change-info>
          </text:insertion>
        </text:changed-region>
        <text:changed-region xml:id="ct371976568" text:id="ct371976568">
          <text:deletion>
            <office:change-info>
              <dc:creator>Winjerome </dc:creator>
              <dc:date>2019-04-20T22:44:05</dc:date>
            </office:change-info>
            <text:h text:style-name="Heading_20_2" text:outline-level="2"><text:s/>?</text:h>
          </text:deletion>
        </text:changed-region>
        <text:changed-region xml:id="ct371975368" text:id="ct371975368">
          <text:insertion>
            <office:change-info>
              <dc:creator>Winjerome </dc:creator>
              <dc:date>2019-04-20T22:44:05</dc:date>
            </office:change-info>
          </text:insertion>
        </text:changed-region>
        <text:changed-region xml:id="ct371974048" text:id="ct371974048">
          <text:deletion>
            <office:change-info>
              <dc:creator>Winjerome </dc:creator>
              <dc:date>2019-04-20T22:44:05</dc:date>
            </office:change-info>
            <text:h text:style-name="Heading_20_2" text:outline-level="2"><text:s/>?</text:h>
          </text:deletion>
        </text:changed-region>
        <text:changed-region xml:id="ct371976448" text:id="ct371976448">
          <text:insertion>
            <office:change-info>
              <dc:creator>Winjerome </dc:creator>
              <dc:date>2019-04-20T22:44:05</dc:date>
            </office:change-info>
          </text:insertion>
        </text:changed-region>
        <text:changed-region xml:id="ct371975248" text:id="ct371975248">
          <text:deletion>
            <office:change-info>
              <dc:creator>Winjerome </dc:creator>
              <dc:date>2019-04-20T22:44:05</dc:date>
            </office:change-info>
            <text:h text:style-name="Heading_20_2" text:outline-level="2"><text:s/>?</text:h>
          </text:deletion>
        </text:changed-region>
        <text:changed-region xml:id="ct371975608" text:id="ct371975608">
          <text:insertion>
            <office:change-info>
              <dc:creator>Winjerome </dc:creator>
              <dc:date>2019-04-20T22:44:05</dc:date>
            </office:change-info>
          </text:insertion>
        </text:changed-region>
        <text:changed-region xml:id="ct371976088" text:id="ct371976088">
          <text:deletion>
            <office:change-info>
              <dc:creator>Winjerome </dc:creator>
              <dc:date>2019-04-20T22:44:05</dc:date>
            </office:change-info>
            <text:h text:style-name="Heading_20_2" text:outline-level="2"><text:s/>?</text:h>
          </text:deletion>
        </text:changed-region>
        <text:changed-region xml:id="ct371975848" text:id="ct371975848">
          <text:insertion>
            <office:change-info>
              <dc:creator>Winjerome </dc:creator>
              <dc:date>2019-04-20T22:44:05</dc:date>
            </office:change-info>
          </text:insertion>
        </text:changed-region>
        <text:changed-region xml:id="ct371966488" text:id="ct371966488">
          <text:deletion>
            <office:change-info>
              <dc:creator>Winjerome </dc:creator>
              <dc:date>2019-04-20T22:44:06</dc:date>
            </office:change-info>
            <text:p text:style-name="Standard"><text:s/>:</text:p>
          </text:deletion>
        </text:changed-region>
        <text:changed-region xml:id="ct371966608" text:id="ct371966608">
          <text:insertion>
            <office:change-info>
              <dc:creator>Winjerome </dc:creator>
              <dc:date>2019-04-20T22:44:06</dc:date>
            </office:change-info>
          </text:insertion>
        </text:changed-region>
        <text:changed-region xml:id="ct371975968" text:id="ct371975968">
          <text:deletion>
            <office:change-info>
              <dc:creator>Winjerome </dc:creator>
              <dc:date>2019-04-20T22:44:05</dc:date>
            </office:change-info>
            <text:h text:style-name="Heading_20_2" text:outline-level="2"><text:s/>?</text:h>
          </text:deletion>
        </text:changed-region>
        <text:changed-region xml:id="ct371976208" text:id="ct371976208">
          <text:insertion>
            <office:change-info>
              <dc:creator>Winjerome </dc:creator>
              <dc:date>2019-04-20T22:44:05</dc:date>
            </office:change-info>
          </text:insertion>
        </text:changed-region>
        <text:changed-region xml:id="ct371976328" text:id="ct371976328">
          <text:deletion>
            <office:change-info>
              <dc:creator>Winjerome </dc:creator>
              <dc:date>2019-04-20T22:44:05</dc:date>
            </office:change-info>
            <text:h text:style-name="Heading_20_2" text:outline-level="2"><text:s/>?</text:h>
          </text:deletion>
        </text:changed-region>
        <text:changed-region xml:id="ct371976688" text:id="ct371976688">
          <text:insertion>
            <office:change-info>
              <dc:creator>Winjerome </dc:creator>
              <dc:date>2019-04-20T22:44:05</dc:date>
            </office:change-info>
          </text:insertion>
        </text:changed-region>
        <text:changed-region xml:id="ct371968288" text:id="ct371968288">
          <text:deletion>
            <office:change-info>
              <dc:creator>Winjerome </dc:creator>
              <dc:date>2019-04-20T22:44:06</dc:date>
            </office:change-info>
            <text:p text:style-name="Standard"><text:s/>:</text:p>
          </text:deletion>
        </text:changed-region>
        <text:changed-region xml:id="ct371969248" text:id="ct371969248">
          <text:insertion>
            <office:change-info>
              <dc:creator>Winjerome </dc:creator>
              <dc:date>2019-04-20T22:44:06</dc:date>
            </office:change-info>
          </text:insertion>
        </text:changed-region>
        <text:changed-region xml:id="ct371976808" text:id="ct371976808">
          <text:deletion>
            <office:change-info>
              <dc:creator>Winjerome </dc:creator>
              <dc:date>2019-04-20T22:44:05</dc:date>
            </office:change-info>
            <text:h text:style-name="Heading_20_2" text:outline-level="2"><text:s/>?</text:h>
          </text:deletion>
        </text:changed-region>
        <text:changed-region xml:id="ct371977048" text:id="ct371977048">
          <text:insertion>
            <office:change-info>
              <dc:creator>Winjerome </dc:creator>
              <dc:date>2019-04-20T22:44:05</dc:date>
            </office:change-info>
          </text:insertion>
        </text:changed-region>
        <text:changed-region xml:id="ct371974168" text:id="ct371974168">
          <text:deletion>
            <office:change-info>
              <dc:creator>Winjerome </dc:creator>
              <dc:date>2019-04-20T22:44:05</dc:date>
            </office:change-info>
            <text:h text:style-name="Heading_20_2" text:outline-level="2"><text:s/>?</text:h>
          </text:deletion>
        </text:changed-region>
        <text:changed-region xml:id="ct371973688" text:id="ct371973688">
          <text:insertion>
            <office:change-info>
              <dc:creator>Winjerome </dc:creator>
              <dc:date>2019-04-20T22:44:05</dc:date>
            </office:change-info>
          </text:insertion>
        </text:changed-region>
        <text:changed-region xml:id="ct371967328" text:id="ct371967328">
          <text:deletion>
            <office:change-info>
              <dc:creator>Winjerome </dc:creator>
              <dc:date>2019-04-20T22:44:05</dc:date>
            </office:change-info>
            <text:p text:style-name="Standard">méta-</text:p>
          </text:deletion>
        </text:changed-region>
        <text:changed-region xml:id="ct371968048" text:id="ct371968048">
          <text:insertion>
            <office:change-info>
              <dc:creator>Winjerome </dc:creator>
              <dc:date>2019-04-20T22:44:05</dc:date>
            </office:change-info>
          </text:insertion>
        </text:changed-region>
        <text:changed-region xml:id="ct371973568" text:id="ct371973568">
          <text:deletion>
            <office:change-info>
              <dc:creator>Winjerome </dc:creator>
              <dc:date>2019-04-20T22:44:05</dc:date>
            </office:change-info>
            <text:h text:style-name="Heading_20_2" text:outline-level="2"><text:s/>?</text:h>
          </text:deletion>
        </text:changed-region>
        <text:changed-region xml:id="ct371976928" text:id="ct371976928">
          <text:insertion>
            <office:change-info>
              <dc:creator>Winjerome </dc:creator>
              <dc:date>2019-04-20T22:44:05</dc:date>
            </office:change-info>
          </text:insertion>
        </text:changed-region>
        <text:changed-region xml:id="ct371968408" text:id="ct371968408">
          <text:deletion>
            <office:change-info>
              <dc:creator>Winjerome </dc:creator>
              <dc:date>2019-04-20T22:44:06</dc:date>
            </office:change-info>
            <text:p text:style-name="Standard"><text:s/>:</text:p>
          </text:deletion>
        </text:changed-region>
        <text:changed-region xml:id="ct371968528" text:id="ct371968528">
          <text:insertion>
            <office:change-info>
              <dc:creator>Winjerome </dc:creator>
              <dc:date>2019-04-20T22:44:06</dc:date>
            </office:change-info>
          </text:insertion>
        </text:changed-region>
        <text:changed-region xml:id="ct410261248" text:id="ct410261248">
          <text:deletion>
            <office:change-info>
              <dc:creator>Winjerome </dc:creator>
              <dc:date>2019-04-20T22:44:06</dc:date>
            </office:change-info>
            <text:p text:style-name="Standard"><text:s/>:</text:p>
          </text:deletion>
        </text:changed-region>
        <text:changed-region xml:id="ct410262088" text:id="ct410262088">
          <text:insertion>
            <office:change-info>
              <dc:creator>Winjerome </dc:creator>
              <dc:date>2019-04-20T22:44:06</dc:date>
            </office:change-info>
          </text:insertion>
        </text:changed-region>
        <text:changed-region xml:id="ct371977288" text:id="ct371977288">
          <text:deletion>
            <office:change-info>
              <dc:creator>Winjerome </dc:creator>
              <dc:date>2019-04-20T22:44:05</dc:date>
            </office:change-info>
            <text:h text:style-name="Heading_20_2" text:outline-level="2"><text:s/>?</text:h>
          </text:deletion>
        </text:changed-region>
        <text:changed-region xml:id="ct371973808" text:id="ct371973808">
          <text:insertion>
            <office:change-info>
              <dc:creator>Winjerome </dc:creator>
              <dc:date>2019-04-20T22:44:05</dc:date>
            </office:change-info>
          </text:insertion>
        </text:changed-region>
        <text:changed-region xml:id="ct371973928" text:id="ct371973928">
          <text:deletion>
            <office:change-info>
              <dc:creator>Winjerome </dc:creator>
              <dc:date>2019-04-20T22:44:05</dc:date>
            </office:change-info>
            <text:h text:style-name="Heading_20_2" text:outline-level="2"><text:s/>?</text:h>
          </text:deletion>
        </text:changed-region>
        <text:changed-region xml:id="ct371979208" text:id="ct371979208">
          <text:insertion>
            <office:change-info>
              <dc:creator>Winjerome </dc:creator>
              <dc:date>2019-04-20T22:44:05</dc:date>
            </office:change-info>
          </text:insertion>
        </text:changed-region>
        <text:changed-region xml:id="ct371967808" text:id="ct371967808">
          <text:deletion>
            <office:change-info>
              <dc:creator>Winjerome </dc:creator>
              <dc:date>2019-04-20T22:44:06</dc:date>
            </office:change-info>
            <text:p text:style-name="Standard"><text:s/>:</text:p>
          </text:deletion>
        </text:changed-region>
        <text:changed-region xml:id="ct371965888" text:id="ct371965888">
          <text:insertion>
            <office:change-info>
              <dc:creator>Winjerome </dc:creator>
              <dc:date>2019-04-20T22:44:06</dc:date>
            </office:change-info>
          </text:insertion>
        </text:changed-region>
        <text:changed-region xml:id="ct371966968" text:id="ct371966968">
          <text:deletion>
            <office:change-info>
              <dc:creator>Winjerome </dc:creator>
              <dc:date>2019-04-20T22:44:05</dc:date>
            </office:change-info>
            <text:h text:style-name="Heading_20_2" text:outline-level="2">"detached HEAD"</text:h>
          </text:deletion>
        </text:changed-region>
        <text:changed-region xml:id="ct371967688" text:id="ct371967688">
          <text:insertion>
            <office:change-info>
              <dc:creator>Winjerome </dc:creator>
              <dc:date>2019-04-20T22:44:05</dc:date>
            </office:change-info>
          </text:insertion>
        </text:changed-region>
        <text:changed-region xml:id="ct371978368" text:id="ct371978368">
          <text:deletion>
            <office:change-info>
              <dc:creator>Winjerome </dc:creator>
              <dc:date>2019-04-20T22:44:05</dc:date>
            </office:change-info>
            <text:h text:style-name="Heading_20_2" text:outline-level="2"><text:s/>?</text:h>
          </text:deletion>
        </text:changed-region>
        <text:changed-region xml:id="ct371979088" text:id="ct371979088">
          <text:insertion>
            <office:change-info>
              <dc:creator>Winjerome </dc:creator>
              <dc:date>2019-04-20T22:44:05</dc:date>
            </office:change-info>
          </text:insertion>
        </text:changed-region>
        <text:changed-region xml:id="ct410259448" text:id="ct410259448">
          <text:deletion>
            <office:change-info>
              <dc:creator>Winjerome </dc:creator>
              <dc:date>2019-04-20T22:44:06</dc:date>
            </office:change-info>
            <text:p text:style-name="Standard"><text:s/>:</text:p>
          </text:deletion>
        </text:changed-region>
        <text:changed-region xml:id="ct371968888" text:id="ct371968888">
          <text:insertion>
            <office:change-info>
              <dc:creator>Winjerome </dc:creator>
              <dc:date>2019-04-20T22:44:06</dc:date>
            </office:change-info>
          </text:insertion>
        </text:changed-region>
        <text:changed-region xml:id="ct371977648" text:id="ct371977648">
          <text:deletion>
            <office:change-info>
              <dc:creator>Winjerome </dc:creator>
              <dc:date>2019-04-20T22:44:05</dc:date>
            </office:change-info>
            <text:h text:style-name="Heading_20_2" text:outline-level="2"><text:s/>?</text:h>
          </text:deletion>
        </text:changed-region>
        <text:changed-region xml:id="ct371979328" text:id="ct371979328">
          <text:insertion>
            <office:change-info>
              <dc:creator>Winjerome </dc:creator>
              <dc:date>2019-04-20T22:44:05</dc:date>
            </office:change-info>
          </text:insertion>
        </text:changed-region>
        <text:changed-region xml:id="ct410258248" text:id="ct410258248">
          <text:deletion>
            <office:change-info>
              <dc:creator>Winjerome </dc:creator>
              <dc:date>2019-04-20T22:44:06</dc:date>
            </office:change-info>
            <text:p text:style-name="Standard"><text:s/>:</text:p>
          </text:deletion>
        </text:changed-region>
        <text:changed-region xml:id="ct371966848" text:id="ct371966848">
          <text:insertion>
            <office:change-info>
              <dc:creator>Winjerome </dc:creator>
              <dc:date>2019-04-20T22:44:06</dc:date>
            </office:change-info>
          </text:insertion>
        </text:changed-region>
        <text:changed-region xml:id="ct371978248" text:id="ct371978248">
          <text:deletion>
            <office:change-info>
              <dc:creator>Winjerome </dc:creator>
              <dc:date>2019-04-20T22:44:05</dc:date>
            </office:change-info>
            <text:h text:style-name="Heading_20_2" text:outline-level="2"><text:s/>?</text:h>
          </text:deletion>
        </text:changed-region>
        <text:changed-region xml:id="ct371979448" text:id="ct371979448">
          <text:insertion>
            <office:change-info>
              <dc:creator>Winjerome </dc:creator>
              <dc:date>2019-04-20T22:44:05</dc:date>
            </office:change-info>
          </text:insertion>
        </text:changed-region>
        <text:changed-region xml:id="ct371981128" text:id="ct371981128">
          <text:deletion>
            <office:change-info>
              <dc:creator>Winjerome </dc:creator>
              <dc:date>2019-04-20T22:44:05</dc:date>
            </office:change-info>
            <text:h text:style-name="Heading_20_2" text:outline-level="2"><text:s/>?</text:h>
          </text:deletion>
        </text:changed-region>
        <text:changed-region xml:id="ct371980768" text:id="ct371980768">
          <text:insertion>
            <office:change-info>
              <dc:creator>Winjerome </dc:creator>
              <dc:date>2019-04-20T22:44:05</dc:date>
            </office:change-info>
          </text:insertion>
        </text:changed-region>
        <text:changed-region xml:id="ct410297992" text:id="ct410297992">
          <text:deletion>
            <office:change-info>
              <dc:creator>Winjerome </dc:creator>
              <dc:date>2019-04-20T22:44:06</dc:date>
            </office:change-info>
            <text:p text:style-name="Standard"><text:s/>:</text:p>
          </text:deletion>
        </text:changed-region>
        <text:changed-region xml:id="ct410299312" text:id="ct410299312">
          <text:insertion>
            <office:change-info>
              <dc:creator>Winjerome </dc:creator>
              <dc:date>2019-04-20T22:44:06</dc:date>
            </office:change-info>
          </text:insertion>
        </text:changed-region>
        <text:changed-region xml:id="ct410298232" text:id="ct410298232">
          <text:deletion>
            <office:change-info>
              <dc:creator>Winjerome </dc:creator>
              <dc:date>2019-04-20T22:44:06</dc:date>
            </office:change-info>
            <text:p text:style-name="Standard"><text:s/>:</text:p>
          </text:deletion>
        </text:changed-region>
        <text:changed-region xml:id="ct410298472" text:id="ct410298472">
          <text:insertion>
            <office:change-info>
              <dc:creator>Winjerome </dc:creator>
              <dc:date>2019-04-20T22:44:06</dc:date>
            </office:change-info>
          </text:insertion>
        </text:changed-region>
        <text:changed-region xml:id="ct410298352" text:id="ct410298352">
          <text:deletion>
            <office:change-info>
              <dc:creator>Winjerome </dc:creator>
              <dc:date>2019-04-20T22:44:06</dc:date>
            </office:change-info>
            <text:p text:style-name="Standard"><text:s/>:</text:p>
          </text:deletion>
        </text:changed-region>
        <text:changed-region xml:id="ct410299672" text:id="ct410299672">
          <text:insertion>
            <office:change-info>
              <dc:creator>Winjerome </dc:creator>
              <dc:date>2019-04-20T22:44:06</dc:date>
            </office:change-info>
          </text:insertion>
        </text:changed-region>
        <text:changed-region xml:id="ct371979568" text:id="ct371979568">
          <text:deletion>
            <office:change-info>
              <dc:creator>Winjerome </dc:creator>
              <dc:date>2019-04-20T22:44:05</dc:date>
            </office:change-info>
            <text:h text:style-name="Heading_20_2" text:outline-level="2"><text:s/>?</text:h>
          </text:deletion>
        </text:changed-region>
        <text:changed-region xml:id="ct371981008" text:id="ct371981008">
          <text:insertion>
            <office:change-info>
              <dc:creator>Winjerome </dc:creator>
              <dc:date>2019-04-20T22:44:05</dc:date>
            </office:change-info>
          </text:insertion>
        </text:changed-region>
        <text:changed-region xml:id="ct410298592" text:id="ct410298592">
          <text:deletion>
            <office:change-info>
              <dc:creator>Winjerome </dc:creator>
              <dc:date>2019-04-20T22:44:06</dc:date>
            </office:change-info>
            <text:p text:style-name="Standard"><text:s/>:</text:p>
          </text:deletion>
        </text:changed-region>
        <text:changed-region xml:id="ct410299072" text:id="ct410299072">
          <text:insertion>
            <office:change-info>
              <dc:creator>Winjerome </dc:creator>
              <dc:date>2019-04-20T22:44:06</dc:date>
            </office:change-info>
          </text:insertion>
        </text:changed-region>
        <text:changed-region xml:id="ct410298712" text:id="ct410298712">
          <text:deletion>
            <office:change-info>
              <dc:creator>Winjerome </dc:creator>
              <dc:date>2019-04-20T22:44:06</dc:date>
            </office:change-info>
            <text:p text:style-name="Standard"><text:s/>:</text:p>
          </text:deletion>
        </text:changed-region>
        <text:changed-region xml:id="ct410296312" text:id="ct410296312">
          <text:insertion>
            <office:change-info>
              <dc:creator>Winjerome </dc:creator>
              <dc:date>2019-04-20T22:44:06</dc:date>
            </office:change-info>
          </text:insertion>
        </text:changed-region>
        <text:changed-region xml:id="ct410298832" text:id="ct410298832">
          <text:deletion>
            <office:change-info>
              <dc:creator>Winjerome </dc:creator>
              <dc:date>2019-04-20T22:44:06</dc:date>
            </office:change-info>
            <text:p text:style-name="Standard"><text:s/>:</text:p>
          </text:deletion>
        </text:changed-region>
        <text:changed-region xml:id="ct410298112" text:id="ct410298112">
          <text:insertion>
            <office:change-info>
              <dc:creator>Winjerome </dc:creator>
              <dc:date>2019-04-20T22:44:06</dc:date>
            </office:change-info>
          </text:insertion>
        </text:changed-region>
        <text:changed-region xml:id="ct371977768" text:id="ct371977768">
          <text:deletion>
            <office:change-info>
              <dc:creator>Winjerome </dc:creator>
              <dc:date>2019-04-20T22:44:05</dc:date>
            </office:change-info>
            <text:h text:style-name="Heading_20_2" text:outline-level="2"><text:s/>?</text:h>
          </text:deletion>
        </text:changed-region>
        <text:changed-region xml:id="ct371979808" text:id="ct371979808">
          <text:insertion>
            <office:change-info>
              <dc:creator>Winjerome </dc:creator>
              <dc:date>2019-04-20T22:44:05</dc:date>
            </office:change-info>
          </text:insertion>
        </text:changed-region>
        <text:changed-region xml:id="ct410299192" text:id="ct410299192">
          <text:deletion>
            <office:change-info>
              <dc:creator>Winjerome </dc:creator>
              <dc:date>2019-04-20T22:44:06</dc:date>
            </office:change-info>
            <text:p text:style-name="Standard"><text:s/>:</text:p>
          </text:deletion>
        </text:changed-region>
        <text:changed-region xml:id="ct410299432" text:id="ct410299432">
          <text:insertion>
            <office:change-info>
              <dc:creator>Winjerome </dc:creator>
              <dc:date>2019-04-20T22:44:06</dc:date>
            </office:change-info>
          </text:insertion>
        </text:changed-region>
        <text:changed-region xml:id="ct410315944" text:id="ct410315944">
          <text:deletion>
            <office:change-info>
              <dc:creator>Winjerome </dc:creator>
              <dc:date>2019-04-20T22:44:06</dc:date>
            </office:change-info>
            <text:p text:style-name="Standard"><text:s/>;</text:p>
          </text:deletion>
        </text:changed-region>
        <text:changed-region xml:id="ct410313544" text:id="ct410313544">
          <text:insertion>
            <office:change-info>
              <dc:creator>Winjerome </dc:creator>
              <dc:date>2019-04-20T22:44:06</dc:date>
            </office:change-info>
          </text:insertion>
        </text:changed-region>
        <text:changed-region xml:id="ct410319064" text:id="ct410319064">
          <text:deletion>
            <office:change-info>
              <dc:creator>Winjerome </dc:creator>
              <dc:date>2019-04-20T22:44:06</dc:date>
            </office:change-info>
            <text:p text:style-name="Standard"><text:s/>;</text:p>
          </text:deletion>
        </text:changed-region>
        <text:changed-region xml:id="ct410317384" text:id="ct410317384">
          <text:insertion>
            <office:change-info>
              <dc:creator>Winjerome </dc:creator>
              <dc:date>2019-04-20T22:44:06</dc:date>
            </office:change-info>
          </text:insertion>
        </text:changed-region>
        <text:changed-region xml:id="ct410296552" text:id="ct410296552">
          <text:deletion>
            <office:change-info>
              <dc:creator>Winjerome </dc:creator>
              <dc:date>2019-04-20T22:44:06</dc:date>
            </office:change-info>
            <text:p text:style-name="Standard"><text:s/>:</text:p>
          </text:deletion>
        </text:changed-region>
        <text:changed-region xml:id="ct410296792" text:id="ct410296792">
          <text:insertion>
            <office:change-info>
              <dc:creator>Winjerome </dc:creator>
              <dc:date>2019-04-20T22:44:06</dc:date>
            </office:change-info>
          </text:insertion>
        </text:changed-region>
        <text:changed-region xml:id="ct410319304" text:id="ct410319304">
          <text:deletion>
            <office:change-info>
              <dc:creator>Winjerome </dc:creator>
              <dc:date>2019-04-20T22:44:06</dc:date>
            </office:change-info>
            <text:p text:style-name="Standard"><text:s/>;</text:p>
          </text:deletion>
        </text:changed-region>
        <text:changed-region xml:id="ct410317624" text:id="ct410317624">
          <text:insertion>
            <office:change-info>
              <dc:creator>Winjerome </dc:creator>
              <dc:date>2019-04-20T22:44:06</dc:date>
            </office:change-info>
          </text:insertion>
        </text:changed-region>
        <text:changed-region xml:id="ct410317144" text:id="ct410317144">
          <text:deletion>
            <office:change-info>
              <dc:creator>Winjerome </dc:creator>
              <dc:date>2019-04-20T22:44:06</dc:date>
            </office:change-info>
            <text:p text:style-name="Standard"><text:s/>;</text:p>
          </text:deletion>
        </text:changed-region>
        <text:changed-region xml:id="ct410317264" text:id="ct410317264">
          <text:insertion>
            <office:change-info>
              <dc:creator>Winjerome </dc:creator>
              <dc:date>2019-04-20T22:44:06</dc:date>
            </office:change-info>
          </text:insertion>
        </text:changed-region>
        <text:changed-region xml:id="ct410317744" text:id="ct410317744">
          <text:deletion>
            <office:change-info>
              <dc:creator>Winjerome </dc:creator>
              <dc:date>2019-04-20T22:44:06</dc:date>
            </office:change-info>
            <text:p text:style-name="Standard"><text:s/>;</text:p>
          </text:deletion>
        </text:changed-region>
        <text:changed-region xml:id="ct410317504" text:id="ct410317504">
          <text:insertion>
            <office:change-info>
              <dc:creator>Winjerome </dc:creator>
              <dc:date>2019-04-20T22:44:06</dc:date>
            </office:change-info>
          </text:insertion>
        </text:changed-region>
        <text:changed-region xml:id="ct410307904" text:id="ct410307904">
          <text:deletion>
            <office:change-info>
              <dc:creator>Winjerome </dc:creator>
              <dc:date>2019-04-20T22:44:06</dc:date>
            </office:change-info>
            <text:p text:style-name="Standard">« </text:p>
          </text:deletion>
        </text:changed-region>
        <text:changed-region xml:id="ct410307664" text:id="ct410307664">
          <text:insertion>
            <office:change-info>
              <dc:creator>Winjerome </dc:creator>
              <dc:date>2019-04-20T22:44:06</dc:date>
            </office:change-info>
          </text:insertion>
        </text:changed-region>
        <text:changed-region xml:id="ct410320744" text:id="ct410320744">
          <text:deletion>
            <office:change-info>
              <dc:creator>Winjerome </dc:creator>
              <dc:date>2019-04-20T22:44:06</dc:date>
            </office:change-info>
            <text:p text:style-name="Standard"><text:s/>»</text:p>
          </text:deletion>
        </text:changed-region>
        <text:changed-region xml:id="ct410320024" text:id="ct410320024">
          <text:insertion>
            <office:change-info>
              <dc:creator>Winjerome </dc:creator>
              <dc:date>2019-04-20T22:44:06</dc:date>
            </office:change-info>
          </text:insertion>
        </text:changed-region>
        <text:changed-region xml:id="ct410296192" text:id="ct410296192">
          <text:deletion>
            <office:change-info>
              <dc:creator>Winjerome </dc:creator>
              <dc:date>2019-04-20T22:44:06</dc:date>
            </office:change-info>
            <text:p text:style-name="Standard"><text:s/>:</text:p>
          </text:deletion>
        </text:changed-region>
        <text:changed-region xml:id="ct410298952" text:id="ct410298952">
          <text:insertion>
            <office:change-info>
              <dc:creator>Winjerome </dc:creator>
              <dc:date>2019-04-20T22:44:06</dc:date>
            </office:change-info>
          </text:insertion>
        </text:changed-region>
        <text:changed-region xml:id="ct410319904" text:id="ct410319904">
          <text:deletion>
            <office:change-info>
              <dc:creator>Winjerome </dc:creator>
              <dc:date>2019-04-20T22:44:06</dc:date>
            </office:change-info>
            <text:p text:style-name="Standard"><text:s/>;</text:p>
          </text:deletion>
        </text:changed-region>
        <text:changed-region xml:id="ct410319784" text:id="ct410319784">
          <text:insertion>
            <office:change-info>
              <dc:creator>Winjerome </dc:creator>
              <dc:date>2019-04-20T22:44:06</dc:date>
            </office:change-info>
          </text:insertion>
        </text:changed-region>
        <text:changed-region xml:id="ct410319184" text:id="ct410319184">
          <text:deletion>
            <office:change-info>
              <dc:creator>Winjerome </dc:creator>
              <dc:date>2019-04-20T22:44:06</dc:date>
            </office:change-info>
            <text:p text:style-name="Standard"><text:s/>;</text:p>
          </text:deletion>
        </text:changed-region>
        <text:changed-region xml:id="ct410316184" text:id="ct410316184">
          <text:insertion>
            <office:change-info>
              <dc:creator>Winjerome </dc:creator>
              <dc:date>2019-04-20T22:44:06</dc:date>
            </office:change-info>
          </text:insertion>
        </text:changed-region>
        <text:changed-region xml:id="ct371980648" text:id="ct371980648">
          <text:deletion>
            <office:change-info>
              <dc:creator>Winjerome </dc:creator>
              <dc:date>2019-04-20T22:44:05</dc:date>
            </office:change-info>
            <text:h text:style-name="Heading_20_2" text:outline-level="2"><text:s/>?</text:h>
          </text:deletion>
        </text:changed-region>
        <text:changed-region xml:id="ct371977408" text:id="ct371977408">
          <text:insertion>
            <office:change-info>
              <dc:creator>Winjerome </dc:creator>
              <dc:date>2019-04-20T22:44:05</dc:date>
            </office:change-info>
          </text:insertion>
        </text:changed-region>
        <text:changed-region xml:id="ct410297032" text:id="ct410297032">
          <text:deletion>
            <office:change-info>
              <dc:creator>Winjerome </dc:creator>
              <dc:date>2019-04-20T22:44:06</dc:date>
            </office:change-info>
            <text:p text:style-name="Standard"><text:s/>:</text:p>
          </text:deletion>
        </text:changed-region>
        <text:changed-region xml:id="ct410295952" text:id="ct410295952">
          <text:insertion>
            <office:change-info>
              <dc:creator>Winjerome </dc:creator>
              <dc:date>2019-04-20T22:44:06</dc:date>
            </office:change-info>
          </text:insertion>
        </text:changed-region>
        <text:changed-region xml:id="ct371978728" text:id="ct371978728">
          <text:deletion>
            <office:change-info>
              <dc:creator>Winjerome </dc:creator>
              <dc:date>2019-04-20T22:44:05</dc:date>
            </office:change-info>
            <text:h text:style-name="Heading_20_2" text:outline-level="2"><text:s/>?</text:h>
          </text:deletion>
        </text:changed-region>
        <text:changed-region xml:id="ct371980048" text:id="ct371980048">
          <text:insertion>
            <office:change-info>
              <dc:creator>Winjerome </dc:creator>
              <dc:date>2019-04-20T22:44:05</dc:date>
            </office:change-info>
          </text:insertion>
        </text:changed-region>
        <text:changed-region xml:id="ct410299552" text:id="ct410299552">
          <text:deletion>
            <office:change-info>
              <dc:creator>Winjerome </dc:creator>
              <dc:date>2019-04-20T22:44:06</dc:date>
            </office:change-info>
            <text:p text:style-name="Standard"><text:s/>:</text:p>
          </text:deletion>
        </text:changed-region>
        <text:changed-region xml:id="ct410296672" text:id="ct410296672">
          <text:insertion>
            <office:change-info>
              <dc:creator>Winjerome </dc:creator>
              <dc:date>2019-04-20T22:44:06</dc:date>
            </office:change-info>
          </text:insertion>
        </text:changed-region>
        <text:changed-region xml:id="ct371980888" text:id="ct371980888">
          <text:deletion>
            <office:change-info>
              <dc:creator>Winjerome </dc:creator>
              <dc:date>2019-04-20T22:44:05</dc:date>
            </office:change-info>
            <text:h text:style-name="Heading_20_2" text:outline-level="2"><text:s/>?</text:h>
          </text:deletion>
        </text:changed-region>
        <text:changed-region xml:id="ct371977528" text:id="ct371977528">
          <text:insertion>
            <office:change-info>
              <dc:creator>Winjerome </dc:creator>
              <dc:date>2019-04-20T22:44:05</dc:date>
            </office:change-info>
          </text:insertion>
        </text:changed-region>
        <text:changed-region xml:id="ct371977888" text:id="ct371977888">
          <text:deletion>
            <office:change-info>
              <dc:creator>Winjerome </dc:creator>
              <dc:date>2019-04-20T22:44:05</dc:date>
            </office:change-info>
            <text:h text:style-name="Heading_20_2" text:outline-level="2"><text:s/>?</text:h>
          </text:deletion>
        </text:changed-region>
        <text:changed-region xml:id="ct371978008" text:id="ct371978008">
          <text:insertion>
            <office:change-info>
              <dc:creator>Winjerome </dc:creator>
              <dc:date>2019-04-20T22:44:05</dc:date>
            </office:change-info>
          </text:insertion>
        </text:changed-region>
        <text:changed-region xml:id="ct371978128" text:id="ct371978128">
          <text:deletion>
            <office:change-info>
              <dc:creator>Winjerome </dc:creator>
              <dc:date>2019-04-20T22:44:05</dc:date>
            </office:change-info>
            <text:h text:style-name="Heading_20_2" text:outline-level="2"><text:s/>?</text:h>
          </text:deletion>
        </text:changed-region>
        <text:changed-region xml:id="ct371978488" text:id="ct371978488">
          <text:insertion>
            <office:change-info>
              <dc:creator>Winjerome </dc:creator>
              <dc:date>2019-04-20T22:44:05</dc:date>
            </office:change-info>
          </text:insertion>
        </text:changed-region>
        <text:changed-region xml:id="ct371978608" text:id="ct371978608">
          <text:deletion>
            <office:change-info>
              <dc:creator>Winjerome </dc:creator>
              <dc:date>2019-04-20T22:44:05</dc:date>
            </office:change-info>
            <text:h text:style-name="Heading_20_2" text:outline-level="2"><text:s/>?</text:h>
          </text:deletion>
        </text:changed-region>
        <text:changed-region xml:id="ct371979688" text:id="ct371979688">
          <text:insertion>
            <office:change-info>
              <dc:creator>Winjerome </dc:creator>
              <dc:date>2019-04-20T22:44:05</dc:date>
            </office:change-info>
          </text:insertion>
        </text:changed-region>
        <text:changed-region xml:id="ct371980288" text:id="ct371980288">
          <text:deletion>
            <office:change-info>
              <dc:creator>Winjerome </dc:creator>
              <dc:date>2019-04-20T22:44:05</dc:date>
            </office:change-info>
            <text:h text:style-name="Heading_20_2" text:outline-level="2"><text:s/>?</text:h>
          </text:deletion>
        </text:changed-region>
        <text:changed-region xml:id="ct371978848" text:id="ct371978848">
          <text:insertion>
            <office:change-info>
              <dc:creator>Winjerome </dc:creator>
              <dc:date>2019-04-20T22:44:05</dc:date>
            </office:change-info>
          </text:insertion>
        </text:changed-region>
        <text:changed-region xml:id="ct371978968" text:id="ct371978968">
          <text:deletion>
            <office:change-info>
              <dc:creator>Winjerome </dc:creator>
              <dc:date>2019-04-20T22:44:05</dc:date>
            </office:change-info>
            <text:h text:style-name="Heading_20_2" text:outline-level="2"><text:s/>?</text:h>
          </text:deletion>
        </text:changed-region>
        <text:changed-region xml:id="ct371979928" text:id="ct371979928">
          <text:insertion>
            <office:change-info>
              <dc:creator>Winjerome </dc:creator>
              <dc:date>2019-04-20T22:44:05</dc:date>
            </office:change-info>
          </text:insertion>
        </text:changed-region>
        <text:changed-region xml:id="ct410296432" text:id="ct410296432">
          <text:deletion>
            <office:change-info>
              <dc:creator>Winjerome </dc:creator>
              <dc:date>2019-04-20T22:44:06</dc:date>
            </office:change-info>
            <text:p text:style-name="Standard"><text:s/>:</text:p>
          </text:deletion>
        </text:changed-region>
        <text:changed-region xml:id="ct410297752" text:id="ct410297752">
          <text:insertion>
            <office:change-info>
              <dc:creator>Winjerome </dc:creator>
              <dc:date>2019-04-20T22:44:06</dc:date>
            </office:change-info>
          </text:insertion>
        </text:changed-region>
        <text:changed-region xml:id="ct371980168" text:id="ct371980168">
          <text:deletion>
            <office:change-info>
              <dc:creator>Winjerome </dc:creator>
              <dc:date>2019-04-20T22:44:05</dc:date>
            </office:change-info>
            <text:h text:style-name="Heading_20_2" text:outline-level="2"><text:s/>?</text:h>
          </text:deletion>
        </text:changed-region>
        <text:changed-region xml:id="ct371980408" text:id="ct371980408">
          <text:insertion>
            <office:change-info>
              <dc:creator>Winjerome </dc:creator>
              <dc:date>2019-04-20T22:44:05</dc:date>
            </office:change-info>
          </text:insertion>
        </text:changed-region>
        <text:changed-region xml:id="ct410297632" text:id="ct410297632">
          <text:deletion>
            <office:change-info>
              <dc:creator>Winjerome </dc:creator>
              <dc:date>2019-04-20T22:44:06</dc:date>
            </office:change-info>
            <text:p text:style-name="Standard"><text:s/>:</text:p>
          </text:deletion>
        </text:changed-region>
        <text:changed-region xml:id="ct410297872" text:id="ct410297872">
          <text:insertion>
            <office:change-info>
              <dc:creator>Winjerome </dc:creator>
              <dc:date>2019-04-20T22:44:06</dc:date>
            </office:change-info>
          </text:insertion>
        </text:changed-region>
        <text:changed-region xml:id="ct371980528" text:id="ct371980528">
          <text:deletion>
            <office:change-info>
              <dc:creator>Winjerome </dc:creator>
              <dc:date>2019-04-20T22:44:05</dc:date>
            </office:change-info>
            <text:h text:style-name="Heading_20_2" text:outline-level="2"><text:s/>?</text:h>
          </text:deletion>
        </text:changed-region>
        <text:changed-region xml:id="ct371981608" text:id="ct371981608">
          <text:insertion>
            <office:change-info>
              <dc:creator>Winjerome </dc:creator>
              <dc:date>2019-04-20T22:44:05</dc:date>
            </office:change-info>
          </text:insertion>
        </text:changed-region>
        <text:changed-region xml:id="ct371981368" text:id="ct371981368">
          <text:deletion>
            <office:change-info>
              <dc:creator>Winjerome </dc:creator>
              <dc:date>2019-04-20T22:44:05</dc:date>
            </office:change-info>
            <text:h text:style-name="Heading_20_2" text:outline-level="2"><text:s/>?</text:h>
          </text:deletion>
        </text:changed-region>
        <text:changed-region xml:id="ct371981968" text:id="ct371981968">
          <text:insertion>
            <office:change-info>
              <dc:creator>Winjerome </dc:creator>
              <dc:date>2019-04-20T22:44:05</dc:date>
            </office:change-info>
          </text:insertion>
        </text:changed-region>
        <text:changed-region xml:id="ct410297392" text:id="ct410297392">
          <text:deletion>
            <office:change-info>
              <dc:creator>Winjerome </dc:creator>
              <dc:date>2019-04-20T22:44:06</dc:date>
            </office:change-info>
            <text:p text:style-name="Standard"><text:s/>:</text:p>
          </text:deletion>
        </text:changed-region>
        <text:changed-region xml:id="ct410300152" text:id="ct410300152">
          <text:insertion>
            <office:change-info>
              <dc:creator>Winjerome </dc:creator>
              <dc:date>2019-04-20T22:44:06</dc:date>
            </office:change-info>
          </text:insertion>
        </text:changed-region>
        <text:changed-region xml:id="ct410317864" text:id="ct410317864">
          <text:deletion>
            <office:change-info>
              <dc:creator>Winjerome </dc:creator>
              <dc:date>2019-04-20T22:44:06</dc:date>
            </office:change-info>
            <text:p text:style-name="Standard"><text:s/>;</text:p>
          </text:deletion>
        </text:changed-region>
        <text:changed-region xml:id="ct410317984" text:id="ct410317984">
          <text:insertion>
            <office:change-info>
              <dc:creator>Winjerome </dc:creator>
              <dc:date>2019-04-20T22:44:06</dc:date>
            </office:change-info>
          </text:insertion>
        </text:changed-region>
        <text:changed-region xml:id="ct410318104" text:id="ct410318104">
          <text:deletion>
            <office:change-info>
              <dc:creator>Winjerome </dc:creator>
              <dc:date>2019-04-20T22:44:06</dc:date>
            </office:change-info>
            <text:p text:style-name="Standard"><text:s/>;</text:p>
          </text:deletion>
        </text:changed-region>
        <text:changed-region xml:id="ct410316424" text:id="ct410316424">
          <text:insertion>
            <office:change-info>
              <dc:creator>Winjerome </dc:creator>
              <dc:date>2019-04-20T22:44:06</dc:date>
            </office:change-info>
          </text:insertion>
        </text:changed-region>
        <text:changed-region xml:id="ct371981488" text:id="ct371981488">
          <text:deletion>
            <office:change-info>
              <dc:creator>Winjerome </dc:creator>
              <dc:date>2019-04-20T22:44:05</dc:date>
            </office:change-info>
            <text:h text:style-name="Heading_20_2" text:outline-level="2"><text:s/>?</text:h>
          </text:deletion>
        </text:changed-region>
        <text:changed-region xml:id="ct371982088" text:id="ct371982088">
          <text:insertion>
            <office:change-info>
              <dc:creator>Winjerome </dc:creator>
              <dc:date>2019-04-20T22:44:05</dc:date>
            </office:change-info>
          </text:insertion>
        </text:changed-region>
        <text:changed-region xml:id="ct371981248" text:id="ct371981248">
          <text:deletion>
            <office:change-info>
              <dc:creator>Winjerome </dc:creator>
              <dc:date>2019-04-20T22:44:05</dc:date>
            </office:change-info>
            <text:h text:style-name="Heading_20_2" text:outline-level="2"><text:s/>?</text:h>
          </text:deletion>
        </text:changed-region>
        <text:changed-region xml:id="ct371981728" text:id="ct371981728">
          <text:insertion>
            <office:change-info>
              <dc:creator>Winjerome </dc:creator>
              <dc:date>2019-04-20T22:44:05</dc:date>
            </office:change-info>
          </text:insertion>
        </text:changed-region>
        <text:changed-region xml:id="ct371981848" text:id="ct371981848">
          <text:deletion>
            <office:change-info>
              <dc:creator>Winjerome </dc:creator>
              <dc:date>2019-04-20T22:44:05</dc:date>
            </office:change-info>
            <text:h text:style-name="Heading_20_2" text:outline-level="2"><text:s/>?</text:h>
          </text:deletion>
        </text:changed-region>
        <text:changed-region xml:id="ct371301144" text:id="ct371301144">
          <text:insertion>
            <office:change-info>
              <dc:creator>Winjerome </dc:creator>
              <dc:date>2019-04-20T22:44:05</dc:date>
            </office:change-info>
          </text:insertion>
        </text:changed-region>
        <text:changed-region xml:id="ct410263288" text:id="ct410263288">
          <text:deletion>
            <office:change-info>
              <dc:creator>Winjerome </dc:creator>
              <dc:date>2019-04-20T22:44:05</dc:date>
            </office:change-info>
            <text:h text:style-name="Heading_20_2" text:outline-level="2"><text:s/>?</text:h>
          </text:deletion>
        </text:changed-region>
        <text:changed-region xml:id="ct410263768" text:id="ct410263768">
          <text:insertion>
            <office:change-info>
              <dc:creator>Winjerome </dc:creator>
              <dc:date>2019-04-20T22:44:05</dc:date>
            </office:change-info>
          </text:insertion>
        </text:changed-region>
        <text:changed-region xml:id="ct410300032" text:id="ct410300032">
          <text:deletion>
            <office:change-info>
              <dc:creator>Winjerome </dc:creator>
              <dc:date>2019-04-20T22:44:06</dc:date>
            </office:change-info>
            <text:p text:style-name="Standard"><text:s/>:</text:p>
          </text:deletion>
        </text:changed-region>
        <text:changed-region xml:id="ct410302912" text:id="ct410302912">
          <text:insertion>
            <office:change-info>
              <dc:creator>Winjerome </dc:creator>
              <dc:date>2019-04-20T22:44:06</dc:date>
            </office:change-info>
          </text:insertion>
        </text:changed-region>
        <text:changed-region xml:id="ct410264128" text:id="ct410264128">
          <text:deletion>
            <office:change-info>
              <dc:creator>Winjerome </dc:creator>
              <dc:date>2019-04-20T22:44:05</dc:date>
            </office:change-info>
            <text:h text:style-name="Heading_20_2" text:outline-level="2"><text:s/>?</text:h>
          </text:deletion>
        </text:changed-region>
        <text:changed-region xml:id="ct410264488" text:id="ct410264488">
          <text:insertion>
            <office:change-info>
              <dc:creator>Winjerome </dc:creator>
              <dc:date>2019-04-20T22:44:05</dc:date>
            </office:change-info>
          </text:insertion>
        </text:changed-region>
        <text:changed-region xml:id="ct410265328" text:id="ct410265328">
          <text:deletion>
            <office:change-info>
              <dc:creator>Winjerome </dc:creator>
              <dc:date>2019-04-20T22:44:05</dc:date>
            </office:change-info>
            <text:h text:style-name="Heading_20_2" text:outline-level="2"><text:s/>?</text:h>
          </text:deletion>
        </text:changed-region>
        <text:changed-region xml:id="ct410266648" text:id="ct410266648">
          <text:insertion>
            <office:change-info>
              <dc:creator>Winjerome </dc:creator>
              <dc:date>2019-04-20T22:44:05</dc:date>
            </office:change-info>
          </text:insertion>
        </text:changed-region>
        <text:changed-region xml:id="ct410264608" text:id="ct410264608">
          <text:deletion>
            <office:change-info>
              <dc:creator>Winjerome </dc:creator>
              <dc:date>2019-04-20T22:44:05</dc:date>
            </office:change-info>
            <text:h text:style-name="Heading_20_2" text:outline-level="2"><text:s/>?</text:h>
          </text:deletion>
        </text:changed-region>
        <text:changed-region xml:id="ct410263168" text:id="ct410263168">
          <text:insertion>
            <office:change-info>
              <dc:creator>Winjerome </dc:creator>
              <dc:date>2019-04-20T22:44:05</dc:date>
            </office:change-info>
          </text:insertion>
        </text:changed-region>
        <text:changed-region xml:id="ct410263528" text:id="ct410263528">
          <text:deletion>
            <office:change-info>
              <dc:creator>Winjerome </dc:creator>
              <dc:date>2019-04-20T22:44:05</dc:date>
            </office:change-info>
            <text:h text:style-name="Heading_20_2" text:outline-level="2"><text:s/>?</text:h>
          </text:deletion>
        </text:changed-region>
        <text:changed-region xml:id="ct410263408" text:id="ct410263408">
          <text:insertion>
            <office:change-info>
              <dc:creator>Winjerome </dc:creator>
              <dc:date>2019-04-20T22:44:05</dc:date>
            </office:change-info>
          </text:insertion>
        </text:changed-region>
        <text:changed-region xml:id="ct410302312" text:id="ct410302312">
          <text:deletion>
            <office:change-info>
              <dc:creator>Winjerome </dc:creator>
              <dc:date>2019-04-20T22:44:06</dc:date>
            </office:change-info>
            <text:p text:style-name="Standard"><text:s/>:</text:p>
          </text:deletion>
        </text:changed-region>
        <text:changed-region xml:id="ct410301592" text:id="ct410301592">
          <text:insertion>
            <office:change-info>
              <dc:creator>Winjerome </dc:creator>
              <dc:date>2019-04-20T22:44:06</dc:date>
            </office:change-info>
          </text:insertion>
        </text:changed-region>
        <text:changed-region xml:id="ct410318224" text:id="ct410318224">
          <text:deletion>
            <office:change-info>
              <dc:creator>Winjerome </dc:creator>
              <dc:date>2019-04-20T22:44:06</dc:date>
            </office:change-info>
            <text:p text:style-name="Standard"><text:s/>;</text:p>
          </text:deletion>
        </text:changed-region>
        <text:changed-region xml:id="ct410318344" text:id="ct410318344">
          <text:insertion>
            <office:change-info>
              <dc:creator>Winjerome </dc:creator>
              <dc:date>2019-04-20T22:44:06</dc:date>
            </office:change-info>
          </text:insertion>
        </text:changed-region>
        <text:changed-region xml:id="ct410266528" text:id="ct410266528">
          <text:deletion>
            <office:change-info>
              <dc:creator>Winjerome </dc:creator>
              <dc:date>2019-04-20T22:44:05</dc:date>
            </office:change-info>
            <text:h text:style-name="Heading_20_2" text:outline-level="2"><text:s/>?</text:h>
          </text:deletion>
        </text:changed-region>
        <text:changed-region xml:id="ct410264848" text:id="ct410264848">
          <text:insertion>
            <office:change-info>
              <dc:creator>Winjerome </dc:creator>
              <dc:date>2019-04-20T22:44:05</dc:date>
            </office:change-info>
          </text:insertion>
        </text:changed-region>
        <text:changed-region xml:id="ct410264968" text:id="ct410264968">
          <text:deletion>
            <office:change-info>
              <dc:creator>Winjerome </dc:creator>
              <dc:date>2019-04-20T22:44:05</dc:date>
            </office:change-info>
            <text:h text:style-name="Heading_20_2" text:outline-level="2"><text:s/>?</text:h>
          </text:deletion>
        </text:changed-region>
        <text:changed-region xml:id="ct410265208" text:id="ct410265208">
          <text:insertion>
            <office:change-info>
              <dc:creator>Winjerome </dc:creator>
              <dc:date>2019-04-20T22:44:05</dc:date>
            </office:change-info>
          </text:insertion>
        </text:changed-region>
        <text:changed-region xml:id="ct410305864" text:id="ct410305864">
          <text:deletion>
            <office:change-info>
              <dc:creator>Winjerome </dc:creator>
              <dc:date>2019-04-20T22:44:06</dc:date>
            </office:change-info>
            <text:p text:style-name="Standard">« </text:p>
          </text:deletion>
        </text:changed-region>
        <text:changed-region xml:id="ct410305024" text:id="ct410305024">
          <text:insertion>
            <office:change-info>
              <dc:creator>Winjerome </dc:creator>
              <dc:date>2019-04-20T22:44:06</dc:date>
            </office:change-info>
          </text:insertion>
        </text:changed-region>
        <text:changed-region xml:id="ct410307304" text:id="ct410307304">
          <text:deletion>
            <office:change-info>
              <dc:creator>Winjerome </dc:creator>
              <dc:date>2019-04-20T22:44:06</dc:date>
            </office:change-info>
            <text:p text:style-name="Standard"><text:s/>»</text:p>
          </text:deletion>
        </text:changed-region>
        <text:changed-region xml:id="ct410320504" text:id="ct410320504">
          <text:insertion>
            <office:change-info>
              <dc:creator>Winjerome </dc:creator>
              <dc:date>2019-04-20T22:44:06</dc:date>
            </office:change-info>
          </text:insertion>
        </text:changed-region>
        <text:changed-region xml:id="ct410308264" text:id="ct410308264">
          <text:deletion>
            <office:change-info>
              <dc:creator>Winjerome </dc:creator>
              <dc:date>2019-04-20T22:44:06</dc:date>
            </office:change-info>
            <text:p text:style-name="Standard">« </text:p>
          </text:deletion>
        </text:changed-region>
        <text:changed-region xml:id="ct410308024" text:id="ct410308024">
          <text:insertion>
            <office:change-info>
              <dc:creator>Winjerome </dc:creator>
              <dc:date>2019-04-20T22:44:06</dc:date>
            </office:change-info>
          </text:insertion>
        </text:changed-region>
        <text:changed-region xml:id="ct410307184" text:id="ct410307184">
          <text:deletion>
            <office:change-info>
              <dc:creator>Winjerome </dc:creator>
              <dc:date>2019-04-20T22:44:06</dc:date>
            </office:change-info>
            <text:p text:style-name="Standard"><text:s/>»</text:p>
          </text:deletion>
        </text:changed-region>
        <text:changed-region xml:id="ct410305504" text:id="ct410305504">
          <text:insertion>
            <office:change-info>
              <dc:creator>Winjerome </dc:creator>
              <dc:date>2019-04-20T22:44:06</dc:date>
            </office:change-info>
          </text:insertion>
        </text:changed-region>
        <text:changed-region xml:id="ct410301712" text:id="ct410301712">
          <text:deletion>
            <office:change-info>
              <dc:creator>Winjerome </dc:creator>
              <dc:date>2019-04-20T22:44:06</dc:date>
            </office:change-info>
            <text:p text:style-name="Standard"><text:s/>:</text:p>
          </text:deletion>
        </text:changed-region>
        <text:changed-region xml:id="ct410302432" text:id="ct410302432">
          <text:insertion>
            <office:change-info>
              <dc:creator>Winjerome </dc:creator>
              <dc:date>2019-04-20T22:44:06</dc:date>
            </office:change-info>
          </text:insertion>
        </text:changed-region>
        <text:changed-region xml:id="ct410264008" text:id="ct410264008">
          <text:deletion>
            <office:change-info>
              <dc:creator>Winjerome </dc:creator>
              <dc:date>2019-04-20T22:44:05</dc:date>
            </office:change-info>
            <text:h text:style-name="Heading_20_2" text:outline-level="2"><text:s/>?</text:h>
          </text:deletion>
        </text:changed-region>
        <text:changed-region xml:id="ct410265448" text:id="ct410265448">
          <text:insertion>
            <office:change-info>
              <dc:creator>Winjerome </dc:creator>
              <dc:date>2019-04-20T22:44:05</dc:date>
            </office:change-info>
          </text:insertion>
        </text:changed-region>
        <text:changed-region xml:id="ct410301832" text:id="ct410301832">
          <text:deletion>
            <office:change-info>
              <dc:creator>Winjerome </dc:creator>
              <dc:date>2019-04-20T22:44:06</dc:date>
            </office:change-info>
            <text:p text:style-name="Standard"><text:s/>:</text:p>
          </text:deletion>
        </text:changed-region>
        <text:changed-region xml:id="ct410302192" text:id="ct410302192">
          <text:insertion>
            <office:change-info>
              <dc:creator>Winjerome </dc:creator>
              <dc:date>2019-04-20T22:44:06</dc:date>
            </office:change-info>
          </text:insertion>
        </text:changed-region>
        <text:changed-region xml:id="ct410300512" text:id="ct410300512">
          <text:deletion>
            <office:change-info>
              <dc:creator>Winjerome </dc:creator>
              <dc:date>2019-04-20T22:44:06</dc:date>
            </office:change-info>
            <text:p text:style-name="Standard"><text:s/>:</text:p>
          </text:deletion>
        </text:changed-region>
        <text:changed-region xml:id="ct410302072" text:id="ct410302072">
          <text:insertion>
            <office:change-info>
              <dc:creator>Winjerome </dc:creator>
              <dc:date>2019-04-20T22:44:06</dc:date>
            </office:change-info>
          </text:insertion>
        </text:changed-region>
        <text:changed-region xml:id="ct410301952" text:id="ct410301952">
          <text:deletion>
            <office:change-info>
              <dc:creator>Winjerome </dc:creator>
              <dc:date>2019-04-20T22:44:06</dc:date>
            </office:change-info>
            <text:p text:style-name="Standard"><text:s/>:</text:p>
          </text:deletion>
        </text:changed-region>
        <text:changed-region xml:id="ct410302672" text:id="ct410302672">
          <text:insertion>
            <office:change-info>
              <dc:creator>Winjerome </dc:creator>
              <dc:date>2019-04-20T22:44:06</dc:date>
            </office:change-info>
          </text:insertion>
        </text:changed-region>
        <text:changed-region xml:id="ct410305624" text:id="ct410305624">
          <text:deletion>
            <office:change-info>
              <dc:creator>Winjerome </dc:creator>
              <dc:date>2019-04-20T22:44:06</dc:date>
            </office:change-info>
            <text:p text:style-name="Standard">« </text:p>
          </text:deletion>
        </text:changed-region>
        <text:changed-region xml:id="ct410304784" text:id="ct410304784">
          <text:insertion>
            <office:change-info>
              <dc:creator>Winjerome </dc:creator>
              <dc:date>2019-04-20T22:44:06</dc:date>
            </office:change-info>
          </text:insertion>
        </text:changed-region>
        <text:changed-region xml:id="ct410307064" text:id="ct410307064">
          <text:deletion>
            <office:change-info>
              <dc:creator>Winjerome </dc:creator>
              <dc:date>2019-04-20T22:44:06</dc:date>
            </office:change-info>
            <text:p text:style-name="Standard"><text:s/>»</text:p>
          </text:deletion>
        </text:changed-region>
        <text:changed-region xml:id="ct410306224" text:id="ct410306224">
          <text:insertion>
            <office:change-info>
              <dc:creator>Winjerome </dc:creator>
              <dc:date>2019-04-20T22:44:06</dc:date>
            </office:change-info>
          </text:insertion>
        </text:changed-region>
        <text:changed-region xml:id="ct410300632" text:id="ct410300632">
          <text:deletion>
            <office:change-info>
              <dc:creator>Winjerome </dc:creator>
              <dc:date>2019-04-20T22:44:06</dc:date>
            </office:change-info>
            <text:p text:style-name="Standard"><text:s/>:</text:p>
          </text:deletion>
        </text:changed-region>
        <text:changed-region xml:id="ct410303032" text:id="ct410303032">
          <text:insertion>
            <office:change-info>
              <dc:creator>Winjerome </dc:creator>
              <dc:date>2019-04-20T22:44:06</dc:date>
            </office:change-info>
          </text:insertion>
        </text:changed-region>
        <text:changed-region xml:id="ct410266168" text:id="ct410266168">
          <text:deletion>
            <office:change-info>
              <dc:creator>Winjerome </dc:creator>
              <dc:date>2019-04-20T22:44:05</dc:date>
            </office:change-info>
            <text:h text:style-name="Heading_20_2" text:outline-level="2"><text:s/>?</text:h>
          </text:deletion>
        </text:changed-region>
        <text:changed-region xml:id="ct410263648" text:id="ct410263648">
          <text:insertion>
            <office:change-info>
              <dc:creator>Winjerome </dc:creator>
              <dc:date>2019-04-20T22:44:05</dc:date>
            </office:change-info>
          </text:insertion>
        </text:changed-region>
        <text:changed-region xml:id="ct410303152" text:id="ct410303152">
          <text:deletion>
            <office:change-info>
              <dc:creator>Winjerome </dc:creator>
              <dc:date>2019-04-20T22:44:06</dc:date>
            </office:change-info>
            <text:p text:style-name="Standard"><text:s/>:</text:p>
          </text:deletion>
        </text:changed-region>
        <text:changed-region xml:id="ct410300752" text:id="ct410300752">
          <text:insertion>
            <office:change-info>
              <dc:creator>Winjerome </dc:creator>
              <dc:date>2019-04-20T22:44:06</dc:date>
            </office:change-info>
          </text:insertion>
        </text:changed-region>
        <text:changed-region xml:id="ct410263888" text:id="ct410263888">
          <text:deletion>
            <office:change-info>
              <dc:creator>Winjerome </dc:creator>
              <dc:date>2019-04-20T22:44:05</dc:date>
            </office:change-info>
            <text:h text:style-name="Heading_20_2" text:outline-level="2"><text:s/>?</text:h>
          </text:deletion>
        </text:changed-region>
        <text:changed-region xml:id="ct410264728" text:id="ct410264728">
          <text:insertion>
            <office:change-info>
              <dc:creator>Winjerome </dc:creator>
              <dc:date>2019-04-20T22:44:05</dc:date>
            </office:change-info>
          </text:insertion>
        </text:changed-region>
        <text:changed-region xml:id="ct410302552" text:id="ct410302552">
          <text:deletion>
            <office:change-info>
              <dc:creator>Winjerome </dc:creator>
              <dc:date>2019-04-20T22:44:06</dc:date>
            </office:change-info>
            <text:p text:style-name="Standard"><text:s/>:</text:p>
          </text:deletion>
        </text:changed-region>
        <text:changed-region xml:id="ct410299912" text:id="ct410299912">
          <text:insertion>
            <office:change-info>
              <dc:creator>Winjerome </dc:creator>
              <dc:date>2019-04-20T22:44:06</dc:date>
            </office:change-info>
          </text:insertion>
        </text:changed-region>
        <text:changed-region xml:id="ct410266768" text:id="ct410266768">
          <text:deletion>
            <office:change-info>
              <dc:creator>Winjerome </dc:creator>
              <dc:date>2019-04-20T22:44:05</dc:date>
            </office:change-info>
            <text:h text:style-name="Heading_20_2" text:outline-level="2"><text:s/>?</text:h>
          </text:deletion>
        </text:changed-region>
        <text:changed-region xml:id="ct410264368" text:id="ct410264368">
          <text:insertion>
            <office:change-info>
              <dc:creator>Winjerome </dc:creator>
              <dc:date>2019-04-20T22:44:05</dc:date>
            </office:change-info>
          </text:insertion>
        </text:changed-region>
        <text:changed-region xml:id="ct410299792" text:id="ct410299792">
          <text:deletion>
            <office:change-info>
              <dc:creator>Winjerome </dc:creator>
              <dc:date>2019-04-20T22:44:06</dc:date>
            </office:change-info>
            <text:p text:style-name="Standard"><text:s/>:</text:p>
          </text:deletion>
        </text:changed-region>
        <text:changed-region xml:id="ct410302792" text:id="ct410302792">
          <text:insertion>
            <office:change-info>
              <dc:creator>Winjerome </dc:creator>
              <dc:date>2019-04-20T22:44:06</dc:date>
            </office:change-info>
          </text:insertion>
        </text:changed-region>
        <text:changed-region xml:id="ct410303272" text:id="ct410303272">
          <text:deletion>
            <office:change-info>
              <dc:creator>Winjerome </dc:creator>
              <dc:date>2019-04-20T22:44:06</dc:date>
            </office:change-info>
            <text:p text:style-name="Standard"><text:s/>:</text:p>
          </text:deletion>
        </text:changed-region>
        <text:changed-region xml:id="ct410303392" text:id="ct410303392">
          <text:insertion>
            <office:change-info>
              <dc:creator>Winjerome </dc:creator>
              <dc:date>2019-04-20T22:44:06</dc:date>
            </office:change-info>
          </text:insertion>
        </text:changed-region>
        <text:changed-region xml:id="ct410300272" text:id="ct410300272">
          <text:deletion>
            <office:change-info>
              <dc:creator>Winjerome </dc:creator>
              <dc:date>2019-04-20T22:44:06</dc:date>
            </office:change-info>
            <text:p text:style-name="Standard"><text:s/>:</text:p>
          </text:deletion>
        </text:changed-region>
        <text:changed-region xml:id="ct410300992" text:id="ct410300992">
          <text:insertion>
            <office:change-info>
              <dc:creator>Winjerome </dc:creator>
              <dc:date>2019-04-20T22:44:06</dc:date>
            </office:change-info>
          </text:insertion>
        </text:changed-region>
        <text:changed-region xml:id="ct410300392" text:id="ct410300392">
          <text:deletion>
            <office:change-info>
              <dc:creator>Winjerome </dc:creator>
              <dc:date>2019-04-20T22:44:06</dc:date>
            </office:change-info>
            <text:p text:style-name="Standard"><text:s/>:</text:p>
          </text:deletion>
        </text:changed-region>
        <text:changed-region xml:id="ct410303512" text:id="ct410303512">
          <text:insertion>
            <office:change-info>
              <dc:creator>Winjerome </dc:creator>
              <dc:date>2019-04-20T22:44:06</dc:date>
            </office:change-info>
          </text:insertion>
        </text:changed-region>
        <text:changed-region xml:id="ct410300872" text:id="ct410300872">
          <text:deletion>
            <office:change-info>
              <dc:creator>Winjerome </dc:creator>
              <dc:date>2019-04-20T22:44:06</dc:date>
            </office:change-info>
            <text:p text:style-name="Standard"><text:s/>:</text:p>
          </text:deletion>
        </text:changed-region>
        <text:changed-region xml:id="ct410301112" text:id="ct410301112">
          <text:insertion>
            <office:change-info>
              <dc:creator>Winjerome </dc:creator>
              <dc:date>2019-04-20T22:44:06</dc:date>
            </office:change-info>
          </text:insertion>
        </text:changed-region>
        <text:changed-region xml:id="ct410301232" text:id="ct410301232">
          <text:deletion>
            <office:change-info>
              <dc:creator>Winjerome </dc:creator>
              <dc:date>2019-04-20T22:44:06</dc:date>
            </office:change-info>
            <text:p text:style-name="Standard"><text:s/>:</text:p>
          </text:deletion>
        </text:changed-region>
        <text:changed-region xml:id="ct410301352" text:id="ct410301352">
          <text:insertion>
            <office:change-info>
              <dc:creator>Winjerome </dc:creator>
              <dc:date>2019-04-20T22:44:06</dc:date>
            </office:change-info>
          </text:insertion>
        </text:changed-region>
        <text:changed-region xml:id="ct410265808" text:id="ct410265808">
          <text:deletion>
            <office:change-info>
              <dc:creator>Winjerome </dc:creator>
              <dc:date>2019-04-20T22:44:05</dc:date>
            </office:change-info>
            <text:h text:style-name="Heading_20_2" text:outline-level="2"><text:s/>?</text:h>
          </text:deletion>
        </text:changed-region>
        <text:changed-region xml:id="ct410265928" text:id="ct410265928">
          <text:insertion>
            <office:change-info>
              <dc:creator>Winjerome </dc:creator>
              <dc:date>2019-04-20T22:44:05</dc:date>
            </office:change-info>
          </text:insertion>
        </text:changed-region>
        <text:changed-region xml:id="ct410301472" text:id="ct410301472">
          <text:deletion>
            <office:change-info>
              <dc:creator>Winjerome </dc:creator>
              <dc:date>2019-04-20T22:44:06</dc:date>
            </office:change-info>
            <text:p text:style-name="Standard"><text:s/>:</text:p>
          </text:deletion>
        </text:changed-region>
        <text:changed-region xml:id="ct410303752" text:id="ct410303752">
          <text:insertion>
            <office:change-info>
              <dc:creator>Winjerome </dc:creator>
              <dc:date>2019-04-20T22:44:06</dc:date>
            </office:change-info>
          </text:insertion>
        </text:changed-region>
        <text:changed-region xml:id="ct410303872" text:id="ct410303872">
          <text:deletion>
            <office:change-info>
              <dc:creator>Winjerome </dc:creator>
              <dc:date>2019-04-20T22:44:06</dc:date>
            </office:change-info>
            <text:p text:style-name="Standard"><text:s/>:</text:p>
          </text:deletion>
        </text:changed-region>
        <text:changed-region xml:id="ct410303632" text:id="ct410303632">
          <text:insertion>
            <office:change-info>
              <dc:creator>Winjerome </dc:creator>
              <dc:date>2019-04-20T22:44:06</dc:date>
            </office:change-info>
          </text:insertion>
        </text:changed-region>
        <text:changed-region xml:id="ct410266288" text:id="ct410266288">
          <text:deletion>
            <office:change-info>
              <dc:creator>Winjerome </dc:creator>
              <dc:date>2019-04-20T22:44:05</dc:date>
            </office:change-info>
            <text:h text:style-name="Heading_20_2" text:outline-level="2"><text:s/>?</text:h>
          </text:deletion>
        </text:changed-region>
        <text:changed-region xml:id="ct410264248" text:id="ct410264248">
          <text:insertion>
            <office:change-info>
              <dc:creator>Winjerome </dc:creator>
              <dc:date>2019-04-20T22:44:05</dc:date>
            </office:change-info>
          </text:insertion>
        </text:changed-region>
        <text:changed-region xml:id="ct410304352" text:id="ct410304352">
          <text:deletion>
            <office:change-info>
              <dc:creator>Winjerome </dc:creator>
              <dc:date>2019-04-20T22:44:06</dc:date>
            </office:change-info>
            <text:p text:style-name="Standard"><text:s/>:</text:p>
          </text:deletion>
        </text:changed-region>
        <text:changed-region xml:id="ct410303992" text:id="ct410303992">
          <text:insertion>
            <office:change-info>
              <dc:creator>Winjerome </dc:creator>
              <dc:date>2019-04-20T22:44:06</dc:date>
            </office:change-info>
          </text:insertion>
        </text:changed-region>
        <text:changed-region xml:id="ct410304112" text:id="ct410304112">
          <text:deletion>
            <office:change-info>
              <dc:creator>Winjerome </dc:creator>
              <dc:date>2019-04-20T22:44:06</dc:date>
            </office:change-info>
            <text:p text:style-name="Standard"><text:s/>:</text:p>
          </text:deletion>
        </text:changed-region>
        <text:changed-region xml:id="ct410304232" text:id="ct410304232">
          <text:insertion>
            <office:change-info>
              <dc:creator>Winjerome </dc:creator>
              <dc:date>2019-04-20T22:44:06</dc:date>
            </office:change-info>
          </text:insertion>
        </text:changed-region>
        <text:changed-region xml:id="ct410304472" text:id="ct410304472">
          <text:deletion>
            <office:change-info>
              <dc:creator>Winjerome </dc:creator>
              <dc:date>2019-04-20T22:44:06</dc:date>
            </office:change-info>
            <text:p text:style-name="Standard"><text:s/>:</text:p>
          </text:deletion>
        </text:changed-region>
        <text:changed-region xml:id="ct410291632" text:id="ct410291632">
          <text:insertion>
            <office:change-info>
              <dc:creator>Winjerome </dc:creator>
              <dc:date>2019-04-20T22:44:06</dc:date>
            </office:change-info>
          </text:insertion>
        </text:changed-region>
        <text:changed-region xml:id="ct410289472" text:id="ct410289472">
          <text:deletion>
            <office:change-info>
              <dc:creator>Winjerome </dc:creator>
              <dc:date>2019-04-20T22:44:06</dc:date>
            </office:change-info>
            <text:p text:style-name="Standard"><text:s/>:</text:p>
          </text:deletion>
        </text:changed-region>
        <text:changed-region xml:id="ct410291872" text:id="ct410291872">
          <text:insertion>
            <office:change-info>
              <dc:creator>Winjerome </dc:creator>
              <dc:date>2019-04-20T22:44:06</dc:date>
            </office:change-info>
          </text:insertion>
        </text:changed-region>
        <text:changed-region xml:id="ct410306104" text:id="ct410306104">
          <text:deletion>
            <office:change-info>
              <dc:creator>Winjerome </dc:creator>
              <dc:date>2019-04-20T22:44:06</dc:date>
            </office:change-info>
            <text:p text:style-name="Standard">« </text:p>
          </text:deletion>
        </text:changed-region>
        <text:changed-region xml:id="ct410308384" text:id="ct410308384">
          <text:insertion>
            <office:change-info>
              <dc:creator>Winjerome </dc:creator>
              <dc:date>2019-04-20T22:44:06</dc:date>
            </office:change-info>
          </text:insertion>
        </text:changed-region>
        <text:changed-region xml:id="ct410307784" text:id="ct410307784">
          <text:deletion>
            <office:change-info>
              <dc:creator>Winjerome </dc:creator>
              <dc:date>2019-04-20T22:44:06</dc:date>
            </office:change-info>
            <text:p text:style-name="Standard"><text:s/>»</text:p>
          </text:deletion>
        </text:changed-region>
        <text:changed-region xml:id="ct410305984" text:id="ct410305984">
          <text:insertion>
            <office:change-info>
              <dc:creator>Winjerome </dc:creator>
              <dc:date>2019-04-20T22:44:06</dc:date>
            </office:change-info>
          </text:insertion>
        </text:changed-region>
        <text:changed-region xml:id="ct410291992" text:id="ct410291992">
          <text:deletion>
            <office:change-info>
              <dc:creator>Winjerome </dc:creator>
              <dc:date>2019-04-20T22:44:06</dc:date>
            </office:change-info>
            <text:p text:style-name="Standard"><text:s/>:</text:p>
          </text:deletion>
        </text:changed-region>
        <text:changed-region xml:id="ct410290792" text:id="ct410290792">
          <text:insertion>
            <office:change-info>
              <dc:creator>Winjerome </dc:creator>
              <dc:date>2019-04-20T22:44:06</dc:date>
            </office:change-info>
          </text:insertion>
        </text:changed-region>
        <text:changed-region xml:id="ct410288632" text:id="ct410288632">
          <text:deletion>
            <office:change-info>
              <dc:creator>Winjerome </dc:creator>
              <dc:date>2019-04-20T22:44:06</dc:date>
            </office:change-info>
            <text:p text:style-name="Standard"><text:s/>:</text:p>
          </text:deletion>
        </text:changed-region>
        <text:changed-region xml:id="ct410290432" text:id="ct410290432">
          <text:insertion>
            <office:change-info>
              <dc:creator>Winjerome </dc:creator>
              <dc:date>2019-04-20T22:44:06</dc:date>
            </office:change-info>
          </text:insertion>
        </text:changed-region>
        <text:changed-region xml:id="ct410290672" text:id="ct410290672">
          <text:deletion>
            <office:change-info>
              <dc:creator>Winjerome </dc:creator>
              <dc:date>2019-04-20T22:44:06</dc:date>
            </office:change-info>
            <text:p text:style-name="Standard"><text:s/>:</text:p>
          </text:deletion>
        </text:changed-region>
        <text:changed-region xml:id="ct410290912" text:id="ct410290912">
          <text:insertion>
            <office:change-info>
              <dc:creator>Winjerome </dc:creator>
              <dc:date>2019-04-20T22:44:06</dc:date>
            </office:change-info>
          </text:insertion>
        </text:changed-region>
        <text:changed-region xml:id="ct410289352" text:id="ct410289352">
          <text:deletion>
            <office:change-info>
              <dc:creator>Winjerome </dc:creator>
              <dc:date>2019-04-20T22:44:06</dc:date>
            </office:change-info>
            <text:p text:style-name="Standard"><text:s/>:</text:p>
          </text:deletion>
        </text:changed-region>
        <text:changed-region xml:id="ct410289112" text:id="ct410289112">
          <text:insertion>
            <office:change-info>
              <dc:creator>Winjerome </dc:creator>
              <dc:date>2019-04-20T22:44:06</dc:date>
            </office:change-info>
          </text:insertion>
        </text:changed-region>
        <text:changed-region xml:id="ct410265088" text:id="ct410265088">
          <text:deletion>
            <office:change-info>
              <dc:creator>Winjerome </dc:creator>
              <dc:date>2019-04-20T22:44:05</dc:date>
            </office:change-info>
            <text:h text:style-name="Heading_20_2" text:outline-level="2"><text:s/>?</text:h>
          </text:deletion>
        </text:changed-region>
        <text:changed-region xml:id="ct410270368" text:id="ct410270368">
          <text:insertion>
            <office:change-info>
              <dc:creator>Winjerome </dc:creator>
              <dc:date>2019-04-20T22:44:05</dc:date>
            </office:change-info>
          </text:insertion>
        </text:changed-region>
        <text:changed-region xml:id="ct410289592" text:id="ct410289592">
          <text:deletion>
            <office:change-info>
              <dc:creator>Winjerome </dc:creator>
              <dc:date>2019-04-20T22:44:06</dc:date>
            </office:change-info>
            <text:p text:style-name="Standard"><text:s/>:</text:p>
          </text:deletion>
        </text:changed-region>
        <text:changed-region xml:id="ct410291032" text:id="ct410291032">
          <text:insertion>
            <office:change-info>
              <dc:creator>Winjerome </dc:creator>
              <dc:date>2019-04-20T22:44:06</dc:date>
            </office:change-info>
          </text:insertion>
        </text:changed-region>
        <text:changed-region xml:id="ct410291152" text:id="ct410291152">
          <text:deletion>
            <office:change-info>
              <dc:creator>Winjerome </dc:creator>
              <dc:date>2019-04-20T22:44:06</dc:date>
            </office:change-info>
            <text:p text:style-name="Standard"><text:s/>:</text:p>
          </text:deletion>
        </text:changed-region>
        <text:changed-region xml:id="ct410288872" text:id="ct410288872">
          <text:insertion>
            <office:change-info>
              <dc:creator>Winjerome </dc:creator>
              <dc:date>2019-04-20T22:44:06</dc:date>
            </office:change-info>
          </text:insertion>
        </text:changed-region>
        <text:changed-region xml:id="ct410289232" text:id="ct410289232">
          <text:deletion>
            <office:change-info>
              <dc:creator>Winjerome </dc:creator>
              <dc:date>2019-04-20T22:44:06</dc:date>
            </office:change-info>
            <text:p text:style-name="Standard"><text:s/>:</text:p>
          </text:deletion>
        </text:changed-region>
        <text:changed-region xml:id="ct410288752" text:id="ct410288752">
          <text:insertion>
            <office:change-info>
              <dc:creator>Winjerome </dc:creator>
              <dc:date>2019-04-20T22:44:06</dc:date>
            </office:change-info>
          </text:insertion>
        </text:changed-region>
        <text:changed-region xml:id="ct410290072" text:id="ct410290072">
          <text:deletion>
            <office:change-info>
              <dc:creator>Winjerome </dc:creator>
              <dc:date>2019-04-20T22:44:06</dc:date>
            </office:change-info>
            <text:p text:style-name="Standard"><text:s/>:</text:p>
          </text:deletion>
        </text:changed-region>
        <text:changed-region xml:id="ct410289712" text:id="ct410289712">
          <text:insertion>
            <office:change-info>
              <dc:creator>Winjerome </dc:creator>
              <dc:date>2019-04-20T22:44:06</dc:date>
            </office:change-info>
          </text:insertion>
        </text:changed-region>
        <text:changed-region xml:id="ct410269888" text:id="ct410269888">
          <text:deletion>
            <office:change-info>
              <dc:creator>Winjerome </dc:creator>
              <dc:date>2019-04-20T22:44:05</dc:date>
            </office:change-info>
            <text:h text:style-name="Heading_20_2" text:outline-level="2"><text:s/>?</text:h>
          </text:deletion>
        </text:changed-region>
        <text:changed-region xml:id="ct410269768" text:id="ct410269768">
          <text:insertion>
            <office:change-info>
              <dc:creator>Winjerome </dc:creator>
              <dc:date>2019-04-20T22:44:05</dc:date>
            </office:change-info>
          </text:insertion>
        </text:changed-region>
        <text:changed-region xml:id="ct410268568" text:id="ct410268568">
          <text:deletion>
            <office:change-info>
              <dc:creator>Winjerome </dc:creator>
              <dc:date>2019-04-20T22:44:05</dc:date>
            </office:change-info>
            <text:h text:style-name="Heading_20_2" text:outline-level="2"><text:s/>?</text:h>
          </text:deletion>
        </text:changed-region>
        <text:changed-region xml:id="ct410270248" text:id="ct410270248">
          <text:insertion>
            <office:change-info>
              <dc:creator>Winjerome </dc:creator>
              <dc:date>2019-04-20T22:44:05</dc:date>
            </office:change-info>
          </text:insertion>
        </text:changed-region>
        <text:changed-region xml:id="ct410288272" text:id="ct410288272">
          <text:deletion>
            <office:change-info>
              <dc:creator>Winjerome </dc:creator>
              <dc:date>2019-04-20T22:44:06</dc:date>
            </office:change-info>
            <text:p text:style-name="Standard"><text:s/>:</text:p>
          </text:deletion>
        </text:changed-region>
        <text:changed-region xml:id="ct410290312" text:id="ct410290312">
          <text:insertion>
            <office:change-info>
              <dc:creator>Winjerome </dc:creator>
              <dc:date>2019-04-20T22:44:06</dc:date>
            </office:change-info>
          </text:insertion>
        </text:changed-region>
        <text:changed-region xml:id="ct410268088" text:id="ct410268088">
          <text:deletion>
            <office:change-info>
              <dc:creator>Winjerome </dc:creator>
              <dc:date>2019-04-20T22:44:05</dc:date>
            </office:change-info>
            <text:h text:style-name="Heading_20_2" text:outline-level="2"><text:s/>?</text:h>
          </text:deletion>
        </text:changed-region>
        <text:changed-region xml:id="ct410268208" text:id="ct410268208">
          <text:insertion>
            <office:change-info>
              <dc:creator>Winjerome </dc:creator>
              <dc:date>2019-04-20T22:44:05</dc:date>
            </office:change-info>
          </text:insertion>
        </text:changed-region>
        <text:changed-region xml:id="ct410268328" text:id="ct410268328">
          <text:deletion>
            <office:change-info>
              <dc:creator>Winjerome </dc:creator>
              <dc:date>2019-04-20T22:44:05</dc:date>
            </office:change-info>
            <text:h text:style-name="Heading_20_2" text:outline-level="2"><text:s/>?</text:h>
          </text:deletion>
        </text:changed-region>
        <text:changed-region xml:id="ct410269168" text:id="ct410269168">
          <text:insertion>
            <office:change-info>
              <dc:creator>Winjerome </dc:creator>
              <dc:date>2019-04-20T22:44:05</dc:date>
            </office:change-info>
          </text:insertion>
        </text:changed-region>
        <text:changed-region xml:id="ct410269288" text:id="ct410269288">
          <text:deletion>
            <office:change-info>
              <dc:creator>Winjerome </dc:creator>
              <dc:date>2019-04-20T22:44:05</dc:date>
            </office:change-info>
            <text:h text:style-name="Heading_20_2" text:outline-level="2"><text:s/>?</text:h>
          </text:deletion>
        </text:changed-region>
        <text:changed-region xml:id="ct410268928" text:id="ct410268928">
          <text:insertion>
            <office:change-info>
              <dc:creator>Winjerome </dc:creator>
              <dc:date>2019-04-20T22:44:05</dc:date>
            </office:change-info>
          </text:insertion>
        </text:changed-region>
        <text:changed-region xml:id="ct410288392" text:id="ct410288392">
          <text:deletion>
            <office:change-info>
              <dc:creator>Winjerome </dc:creator>
              <dc:date>2019-04-20T22:44:06</dc:date>
            </office:change-info>
            <text:p text:style-name="Standard"><text:s/>:</text:p>
          </text:deletion>
        </text:changed-region>
        <text:changed-region xml:id="ct410290552" text:id="ct410290552">
          <text:insertion>
            <office:change-info>
              <dc:creator>Winjerome </dc:creator>
              <dc:date>2019-04-20T22:44:06</dc:date>
            </office:change-info>
          </text:insertion>
        </text:changed-region>
        <text:changed-region xml:id="ct410289952" text:id="ct410289952">
          <text:deletion>
            <office:change-info>
              <dc:creator>Winjerome </dc:creator>
              <dc:date>2019-04-20T22:44:06</dc:date>
            </office:change-info>
            <text:p text:style-name="Standard"><text:s/>:</text:p>
          </text:deletion>
        </text:changed-region>
        <text:changed-region xml:id="ct410290192" text:id="ct410290192">
          <text:insertion>
            <office:change-info>
              <dc:creator>Winjerome </dc:creator>
              <dc:date>2019-04-20T22:44:06</dc:date>
            </office:change-info>
          </text:insertion>
        </text:changed-region>
        <text:changed-region xml:id="ct410291272" text:id="ct410291272">
          <text:deletion>
            <office:change-info>
              <dc:creator>Winjerome </dc:creator>
              <dc:date>2019-04-20T22:44:06</dc:date>
            </office:change-info>
            <text:p text:style-name="Standard"><text:s/>:</text:p>
          </text:deletion>
        </text:changed-region>
        <text:changed-region xml:id="ct410291512" text:id="ct410291512">
          <text:insertion>
            <office:change-info>
              <dc:creator>Winjerome </dc:creator>
              <dc:date>2019-04-20T22:44:06</dc:date>
            </office:change-info>
          </text:insertion>
        </text:changed-region>
        <text:changed-region xml:id="ct410291392" text:id="ct410291392">
          <text:deletion>
            <office:change-info>
              <dc:creator>Winjerome </dc:creator>
              <dc:date>2019-04-20T22:44:06</dc:date>
            </office:change-info>
            <text:p text:style-name="Standard"><text:s/>:</text:p>
          </text:deletion>
        </text:changed-region>
        <text:changed-region xml:id="ct410291752" text:id="ct410291752">
          <text:insertion>
            <office:change-info>
              <dc:creator>Winjerome </dc:creator>
              <dc:date>2019-04-20T22:44:06</dc:date>
            </office:change-info>
          </text:insertion>
        </text:changed-region>
        <text:changed-region xml:id="ct410289832" text:id="ct410289832">
          <text:deletion>
            <office:change-info>
              <dc:creator>Winjerome </dc:creator>
              <dc:date>2019-04-20T22:44:06</dc:date>
            </office:change-info>
            <text:p text:style-name="Standard"><text:s/>:</text:p>
          </text:deletion>
        </text:changed-region>
        <text:changed-region xml:id="ct410288512" text:id="ct410288512">
          <text:insertion>
            <office:change-info>
              <dc:creator>Winjerome </dc:creator>
              <dc:date>2019-04-20T22:44:06</dc:date>
            </office:change-info>
          </text:insertion>
        </text:changed-region>
        <text:changed-region xml:id="ct410288992" text:id="ct410288992">
          <text:deletion>
            <office:change-info>
              <dc:creator>Winjerome </dc:creator>
              <dc:date>2019-04-20T22:44:06</dc:date>
            </office:change-info>
            <text:p text:style-name="Standard"><text:s/>:</text:p>
          </text:deletion>
        </text:changed-region>
        <text:changed-region xml:id="ct410293792" text:id="ct410293792">
          <text:insertion>
            <office:change-info>
              <dc:creator>Winjerome </dc:creator>
              <dc:date>2019-04-20T22:44:06</dc:date>
            </office:change-info>
          </text:insertion>
        </text:changed-region>
        <text:changed-region xml:id="ct410268448" text:id="ct410268448">
          <text:deletion>
            <office:change-info>
              <dc:creator>Winjerome </dc:creator>
              <dc:date>2019-04-20T22:44:05</dc:date>
            </office:change-info>
            <text:h text:style-name="Heading_20_2" text:outline-level="2"><text:s/>?</text:h>
          </text:deletion>
        </text:changed-region>
        <text:changed-region xml:id="ct410268808" text:id="ct410268808">
          <text:insertion>
            <office:change-info>
              <dc:creator>Winjerome </dc:creator>
              <dc:date>2019-04-20T22:44:05</dc:date>
            </office:change-info>
          </text:insertion>
        </text:changed-region>
        <text:changed-region xml:id="ct410294272" text:id="ct410294272">
          <text:deletion>
            <office:change-info>
              <dc:creator>Winjerome </dc:creator>
              <dc:date>2019-04-20T22:44:06</dc:date>
            </office:change-info>
            <text:p text:style-name="Standard"><text:s/>:</text:p>
          </text:deletion>
        </text:changed-region>
        <text:changed-region xml:id="ct410295592" text:id="ct410295592">
          <text:insertion>
            <office:change-info>
              <dc:creator>Winjerome </dc:creator>
              <dc:date>2019-04-20T22:44:06</dc:date>
            </office:change-info>
          </text:insertion>
        </text:changed-region>
        <text:changed-region xml:id="ct410294992" text:id="ct410294992">
          <text:deletion>
            <office:change-info>
              <dc:creator>Winjerome </dc:creator>
              <dc:date>2019-04-20T22:44:06</dc:date>
            </office:change-info>
            <text:p text:style-name="Standard"><text:s/>:</text:p>
          </text:deletion>
        </text:changed-region>
        <text:changed-region xml:id="ct410292592" text:id="ct410292592">
          <text:insertion>
            <office:change-info>
              <dc:creator>Winjerome </dc:creator>
              <dc:date>2019-04-20T22:44:06</dc:date>
            </office:change-info>
          </text:insertion>
        </text:changed-region>
        <text:changed-region xml:id="ct410270128" text:id="ct410270128">
          <text:deletion>
            <office:change-info>
              <dc:creator>Winjerome </dc:creator>
              <dc:date>2019-04-20T22:44:05</dc:date>
            </office:change-info>
            <text:h text:style-name="Heading_20_2" text:outline-level="2"><text:s/>?</text:h>
          </text:deletion>
        </text:changed-region>
        <text:changed-region xml:id="ct410267368" text:id="ct410267368">
          <text:insertion>
            <office:change-info>
              <dc:creator>Winjerome </dc:creator>
              <dc:date>2019-04-20T22:44:05</dc:date>
            </office:change-info>
          </text:insertion>
        </text:changed-region>
        <text:changed-region xml:id="ct410294392" text:id="ct410294392">
          <text:deletion>
            <office:change-info>
              <dc:creator>Winjerome </dc:creator>
              <dc:date>2019-04-20T22:44:06</dc:date>
            </office:change-info>
            <text:p text:style-name="Standard"><text:s/>:</text:p>
          </text:deletion>
        </text:changed-region>
        <text:changed-region xml:id="ct410293552" text:id="ct410293552">
          <text:insertion>
            <office:change-info>
              <dc:creator>Winjerome </dc:creator>
              <dc:date>2019-04-20T22:44:06</dc:date>
            </office:change-info>
          </text:insertion>
        </text:changed-region>
        <text:changed-region xml:id="ct410316664" text:id="ct410316664">
          <text:deletion>
            <office:change-info>
              <dc:creator>Winjerome </dc:creator>
              <dc:date>2019-04-20T22:44:06</dc:date>
            </office:change-info>
            <text:p text:style-name="Standard"><text:s/>;</text:p>
          </text:deletion>
        </text:changed-region>
        <text:changed-region xml:id="ct410319544" text:id="ct410319544">
          <text:insertion>
            <office:change-info>
              <dc:creator>Winjerome </dc:creator>
              <dc:date>2019-04-20T22:44:06</dc:date>
            </office:change-info>
          </text:insertion>
        </text:changed-region>
        <text:changed-region xml:id="ct410316304" text:id="ct410316304">
          <text:deletion>
            <office:change-info>
              <dc:creator>Winjerome </dc:creator>
              <dc:date>2019-04-20T22:44:06</dc:date>
            </office:change-info>
            <text:p text:style-name="Standard"><text:s/>;</text:p>
          </text:deletion>
        </text:changed-region>
        <text:changed-region xml:id="ct410318464" text:id="ct410318464">
          <text:insertion>
            <office:change-info>
              <dc:creator>Winjerome </dc:creator>
              <dc:date>2019-04-20T22:44:06</dc:date>
            </office:change-info>
          </text:insertion>
        </text:changed-region>
        <text:changed-region xml:id="ct410318704" text:id="ct410318704">
          <text:deletion>
            <office:change-info>
              <dc:creator>Winjerome </dc:creator>
              <dc:date>2019-04-20T22:44:06</dc:date>
            </office:change-info>
            <text:p text:style-name="Standard"><text:s/>;</text:p>
          </text:deletion>
        </text:changed-region>
        <text:changed-region xml:id="ct410318824" text:id="ct410318824">
          <text:insertion>
            <office:change-info>
              <dc:creator>Winjerome </dc:creator>
              <dc:date>2019-04-20T22:44:06</dc:date>
            </office:change-info>
          </text:insertion>
        </text:changed-region>
        <text:changed-region xml:id="ct410318944" text:id="ct410318944">
          <text:deletion>
            <office:change-info>
              <dc:creator>Winjerome </dc:creator>
              <dc:date>2019-04-20T22:44:06</dc:date>
            </office:change-info>
            <text:p text:style-name="Standard"><text:s/>;</text:p>
          </text:deletion>
        </text:changed-region>
        <text:changed-region xml:id="ct410319664" text:id="ct410319664">
          <text:insertion>
            <office:change-info>
              <dc:creator>Winjerome </dc:creator>
              <dc:date>2019-04-20T22:44:06</dc:date>
            </office:change-info>
          </text:insertion>
        </text:changed-region>
        <text:changed-region xml:id="ct410319424" text:id="ct410319424">
          <text:deletion>
            <office:change-info>
              <dc:creator>Winjerome </dc:creator>
              <dc:date>2019-04-20T22:44:06</dc:date>
            </office:change-info>
            <text:p text:style-name="Standard"><text:s/>;</text:p>
          </text:deletion>
        </text:changed-region>
        <text:changed-region xml:id="ct410317024" text:id="ct410317024">
          <text:insertion>
            <office:change-info>
              <dc:creator>Winjerome </dc:creator>
              <dc:date>2019-04-20T22:44:06</dc:date>
            </office:change-info>
          </text:insertion>
        </text:changed-region>
        <text:changed-region xml:id="ct410316544" text:id="ct410316544">
          <text:deletion>
            <office:change-info>
              <dc:creator>Winjerome </dc:creator>
              <dc:date>2019-04-20T22:44:06</dc:date>
            </office:change-info>
            <text:p text:style-name="Standard"><text:s/>;</text:p>
          </text:deletion>
        </text:changed-region>
        <text:changed-region xml:id="ct410316784" text:id="ct410316784">
          <text:insertion>
            <office:change-info>
              <dc:creator>Winjerome </dc:creator>
              <dc:date>2019-04-20T22:44:06</dc:date>
            </office:change-info>
          </text:insertion>
        </text:changed-region>
        <text:changed-region xml:id="ct410268688" text:id="ct410268688">
          <text:deletion>
            <office:change-info>
              <dc:creator>Winjerome </dc:creator>
              <dc:date>2019-04-20T22:44:05</dc:date>
            </office:change-info>
            <text:h text:style-name="Heading_20_2" text:outline-level="2"><text:s/>?</text:h>
          </text:deletion>
        </text:changed-region>
        <text:changed-region xml:id="ct410270008" text:id="ct410270008">
          <text:insertion>
            <office:change-info>
              <dc:creator>Winjerome </dc:creator>
              <dc:date>2019-04-20T22:44:05</dc:date>
            </office:change-info>
          </text:insertion>
        </text:changed-region>
        <text:changed-region xml:id="ct410269408" text:id="ct410269408">
          <text:deletion>
            <office:change-info>
              <dc:creator>Winjerome </dc:creator>
              <dc:date>2019-04-20T22:44:05</dc:date>
            </office:change-info>
            <text:h text:style-name="Heading_20_2" text:outline-level="2"><text:s/>?</text:h>
          </text:deletion>
        </text:changed-region>
        <text:changed-region xml:id="ct410269648" text:id="ct410269648">
          <text:insertion>
            <office:change-info>
              <dc:creator>Winjerome </dc:creator>
              <dc:date>2019-04-20T22:44:05</dc:date>
            </office:change-info>
          </text:insertion>
        </text:changed-region>
        <text:changed-region xml:id="ct410292112" text:id="ct410292112">
          <text:deletion>
            <office:change-info>
              <dc:creator>Winjerome </dc:creator>
              <dc:date>2019-04-20T22:44:06</dc:date>
            </office:change-info>
            <text:p text:style-name="Standard"><text:s/>:</text:p>
          </text:deletion>
        </text:changed-region>
        <text:changed-region xml:id="ct410293672" text:id="ct410293672">
          <text:insertion>
            <office:change-info>
              <dc:creator>Winjerome </dc:creator>
              <dc:date>2019-04-20T22:44:06</dc:date>
            </office:change-info>
          </text:insertion>
        </text:changed-region>
        <text:changed-region xml:id="ct410294632" text:id="ct410294632">
          <text:deletion>
            <office:change-info>
              <dc:creator>Winjerome </dc:creator>
              <dc:date>2019-04-20T22:44:06</dc:date>
            </office:change-info>
            <text:p text:style-name="Standard"><text:s/>:</text:p>
          </text:deletion>
        </text:changed-region>
        <text:changed-region xml:id="ct410294752" text:id="ct410294752">
          <text:insertion>
            <office:change-info>
              <dc:creator>Winjerome </dc:creator>
              <dc:date>2019-04-20T22:44:06</dc:date>
            </office:change-info>
          </text:insertion>
        </text:changed-region>
        <text:changed-region xml:id="ct410294032" text:id="ct410294032">
          <text:deletion>
            <office:change-info>
              <dc:creator>Winjerome </dc:creator>
              <dc:date>2019-04-20T22:44:06</dc:date>
            </office:change-info>
            <text:p text:style-name="Standard"><text:s/>:</text:p>
          </text:deletion>
        </text:changed-region>
        <text:changed-region xml:id="ct410295832" text:id="ct410295832">
          <text:insertion>
            <office:change-info>
              <dc:creator>Winjerome </dc:creator>
              <dc:date>2019-04-20T22:44:06</dc:date>
            </office:change-info>
          </text:insertion>
        </text:changed-region>
        <text:changed-region xml:id="ct410269048" text:id="ct410269048">
          <text:deletion>
            <office:change-info>
              <dc:creator>Winjerome </dc:creator>
              <dc:date>2019-04-20T22:44:05</dc:date>
            </office:change-info>
            <text:h text:style-name="Heading_20_2" text:outline-level="2"><text:s/>?</text:h>
          </text:deletion>
        </text:changed-region>
        <text:changed-region xml:id="ct410267488" text:id="ct410267488">
          <text:insertion>
            <office:change-info>
              <dc:creator>Winjerome </dc:creator>
              <dc:date>2019-04-20T22:44:05</dc:date>
            </office:change-info>
          </text:insertion>
        </text:changed-region>
        <text:changed-region xml:id="ct410292712" text:id="ct410292712">
          <text:deletion>
            <office:change-info>
              <dc:creator>Winjerome </dc:creator>
              <dc:date>2019-04-20T22:44:06</dc:date>
            </office:change-info>
            <text:p text:style-name="Standard"><text:s/>:</text:p>
          </text:deletion>
        </text:changed-region>
        <text:changed-region xml:id="ct410292352" text:id="ct410292352">
          <text:insertion>
            <office:change-info>
              <dc:creator>Winjerome </dc:creator>
              <dc:date>2019-04-20T22:44:06</dc:date>
            </office:change-info>
          </text:insertion>
        </text:changed-region>
        <text:changed-region xml:id="ct410270728" text:id="ct410270728">
          <text:deletion>
            <office:change-info>
              <dc:creator>Winjerome </dc:creator>
              <dc:date>2019-04-20T22:44:05</dc:date>
            </office:change-info>
            <text:h text:style-name="Heading_20_2" text:outline-level="2"><text:s/>?</text:h>
          </text:deletion>
        </text:changed-region>
        <text:changed-region xml:id="ct410267968" text:id="ct410267968">
          <text:insertion>
            <office:change-info>
              <dc:creator>Winjerome </dc:creator>
              <dc:date>2019-04-20T22:44:05</dc:date>
            </office:change-info>
          </text:insertion>
        </text:changed-region>
        <text:changed-region xml:id="ct410263048" text:id="ct410263048">
          <text:deletion>
            <office:change-info>
              <dc:creator>Winjerome </dc:creator>
              <dc:date>2019-04-20T22:44:05</dc:date>
            </office:change-info>
            <text:p text:style-name="Standard"><text:s/>!</text:p>
          </text:deletion>
        </text:changed-region>
        <text:changed-region xml:id="ct410262568" text:id="ct410262568">
          <text:insertion>
            <office:change-info>
              <dc:creator>Winjerome </dc:creator>
              <dc:date>2019-04-20T22:44:05</dc:date>
            </office:change-info>
          </text:insertion>
        </text:changed-region>
        <text:changed-region xml:id="ct410270488" text:id="ct410270488">
          <text:deletion>
            <office:change-info>
              <dc:creator>Winjerome </dc:creator>
              <dc:date>2019-04-20T22:44:05</dc:date>
            </office:change-info>
            <text:h text:style-name="Heading_20_2" text:outline-level="2"><text:s/>?</text:h>
          </text:deletion>
        </text:changed-region>
        <text:changed-region xml:id="ct410270608" text:id="ct410270608">
          <text:insertion>
            <office:change-info>
              <dc:creator>Winjerome </dc:creator>
              <dc:date>2019-04-20T22:44:05</dc:date>
            </office:change-info>
          </text:insertion>
        </text:changed-region>
        <text:changed-region xml:id="ct410267608" text:id="ct410267608">
          <text:deletion>
            <office:change-info>
              <dc:creator>Winjerome </dc:creator>
              <dc:date>2019-04-20T22:44:05</dc:date>
            </office:change-info>
            <text:h text:style-name="Heading_20_2" text:outline-level="2"><text:s/>?</text:h>
          </text:deletion>
        </text:changed-region>
        <text:changed-region xml:id="ct410269528" text:id="ct410269528">
          <text:insertion>
            <office:change-info>
              <dc:creator>Winjerome </dc:creator>
              <dc:date>2019-04-20T22:44:05</dc:date>
            </office:change-info>
          </text:insertion>
        </text:changed-region>
        <text:changed-region xml:id="ct410295232" text:id="ct410295232">
          <text:deletion>
            <office:change-info>
              <dc:creator>Winjerome </dc:creator>
              <dc:date>2019-04-20T22:44:06</dc:date>
            </office:change-info>
            <text:p text:style-name="Standard"><text:s/>:</text:p>
          </text:deletion>
        </text:changed-region>
        <text:changed-region xml:id="ct410294872" text:id="ct410294872">
          <text:insertion>
            <office:change-info>
              <dc:creator>Winjerome </dc:creator>
              <dc:date>2019-04-20T22:44:06</dc:date>
            </office:change-info>
          </text:insertion>
        </text:changed-region>
        <text:changed-region xml:id="ct410295112" text:id="ct410295112">
          <text:deletion>
            <office:change-info>
              <dc:creator>Winjerome </dc:creator>
              <dc:date>2019-04-20T22:44:06</dc:date>
            </office:change-info>
            <text:p text:style-name="Standard"><text:s/>:</text:p>
          </text:deletion>
        </text:changed-region>
        <text:changed-region xml:id="ct410293432" text:id="ct410293432">
          <text:insertion>
            <office:change-info>
              <dc:creator>Winjerome </dc:creator>
              <dc:date>2019-04-20T22:44:06</dc:date>
            </office:change-info>
          </text:insertion>
        </text:changed-region>
        <text:changed-region xml:id="ct410267128" text:id="ct410267128">
          <text:deletion>
            <office:change-info>
              <dc:creator>Winjerome </dc:creator>
              <dc:date>2019-04-20T22:44:05</dc:date>
            </office:change-info>
            <text:h text:style-name="Heading_20_2" text:outline-level="2"><text:s/>?</text:h>
          </text:deletion>
        </text:changed-region>
        <text:changed-region xml:id="ct410267728" text:id="ct410267728">
          <text:insertion>
            <office:change-info>
              <dc:creator>Winjerome </dc:creator>
              <dc:date>2019-04-20T22:44:05</dc:date>
            </office:change-info>
          </text:insertion>
        </text:changed-region>
        <text:changed-region xml:id="ct410259568" text:id="ct410259568">
          <text:deletion>
            <office:change-info>
              <dc:creator>Winjerome </dc:creator>
              <dc:date>2019-04-20T22:44:05</dc:date>
            </office:change-info>
            <text:p text:style-name="Standard"><text:s/>!</text:p>
          </text:deletion>
        </text:changed-region>
        <text:changed-region xml:id="ct410259328" text:id="ct410259328">
          <text:insertion>
            <office:change-info>
              <dc:creator>Winjerome </dc:creator>
              <dc:date>2019-04-20T22:44:05</dc:date>
            </office:change-info>
          </text:insertion>
        </text:changed-region>
        <text:changed-region xml:id="ct410267008" text:id="ct410267008">
          <text:deletion>
            <office:change-info>
              <dc:creator>Winjerome </dc:creator>
              <dc:date>2019-04-20T22:44:05</dc:date>
            </office:change-info>
            <text:h text:style-name="Heading_20_2" text:outline-level="2"><text:s/>?</text:h>
          </text:deletion>
        </text:changed-region>
        <text:changed-region xml:id="ct410267248" text:id="ct410267248">
          <text:insertion>
            <office:change-info>
              <dc:creator>Winjerome </dc:creator>
              <dc:date>2019-04-20T22:44:05</dc:date>
            </office:change-info>
          </text:insertion>
        </text:changed-region>
        <text:changed-region xml:id="ct410267848" text:id="ct410267848">
          <text:deletion>
            <office:change-info>
              <dc:creator>Winjerome </dc:creator>
              <dc:date>2019-04-20T22:44:05</dc:date>
            </office:change-info>
            <text:h text:style-name="Heading_20_2" text:outline-level="2"><text:s/>?</text:h>
          </text:deletion>
        </text:changed-region>
        <text:changed-region xml:id="ct410271448" text:id="ct410271448">
          <text:insertion>
            <office:change-info>
              <dc:creator>Winjerome </dc:creator>
              <dc:date>2019-04-20T22:44:05</dc:date>
            </office:change-info>
          </text:insertion>
        </text:changed-region>
        <text:changed-region xml:id="ct410271568" text:id="ct410271568">
          <text:deletion>
            <office:change-info>
              <dc:creator>Winjerome </dc:creator>
              <dc:date>2019-04-20T22:44:05</dc:date>
            </office:change-info>
            <text:h text:style-name="Heading_20_2" text:outline-level="2"><text:s/>?</text:h>
          </text:deletion>
        </text:changed-region>
        <text:changed-region xml:id="ct410271208" text:id="ct410271208">
          <text:insertion>
            <office:change-info>
              <dc:creator>Winjerome </dc:creator>
              <dc:date>2019-04-20T22:44:05</dc:date>
            </office:change-info>
          </text:insertion>
        </text:changed-region>
        <text:changed-region xml:id="ct410270848" text:id="ct410270848">
          <text:deletion>
            <office:change-info>
              <dc:creator>Winjerome </dc:creator>
              <dc:date>2019-04-20T22:44:05</dc:date>
            </office:change-info>
            <text:h text:style-name="Heading_20_2" text:outline-level="2"><text:s/>?</text:h>
          </text:deletion>
        </text:changed-region>
        <text:changed-region xml:id="ct410270968" text:id="ct410270968">
          <text:insertion>
            <office:change-info>
              <dc:creator>Winjerome </dc:creator>
              <dc:date>2019-04-20T22:44:05</dc:date>
            </office:change-info>
          </text:insertion>
        </text:changed-region>
        <text:changed-region xml:id="ct410271088" text:id="ct410271088">
          <text:deletion>
            <office:change-info>
              <dc:creator>Winjerome </dc:creator>
              <dc:date>2019-04-20T22:44:05</dc:date>
            </office:change-info>
            <text:h text:style-name="Heading_20_2" text:outline-level="2"><text:s/>?</text:h>
          </text:deletion>
        </text:changed-region>
        <text:changed-region xml:id="ct410271688" text:id="ct410271688">
          <text:insertion>
            <office:change-info>
              <dc:creator>Winjerome </dc:creator>
              <dc:date>2019-04-20T22:44:05</dc:date>
            </office:change-info>
          </text:insertion>
        </text:changed-region>
        <text:changed-region xml:id="ct410271328" text:id="ct410271328">
          <text:deletion>
            <office:change-info>
              <dc:creator>Winjerome </dc:creator>
              <dc:date>2019-04-20T22:44:05</dc:date>
            </office:change-info>
            <text:h text:style-name="Heading_20_2" text:outline-level="2"><text:s/>?</text:h>
          </text:deletion>
        </text:changed-region>
        <text:changed-region xml:id="ct410257648" text:id="ct410257648">
          <text:insertion>
            <office:change-info>
              <dc:creator>Winjerome </dc:creator>
              <dc:date>2019-04-20T22:44:05</dc:date>
            </office:change-info>
          </text:insertion>
        </text:changed-region>
        <text:changed-region xml:id="ct410295352" text:id="ct410295352">
          <text:deletion>
            <office:change-info>
              <dc:creator>Winjerome </dc:creator>
              <dc:date>2019-04-20T22:44:06</dc:date>
            </office:change-info>
            <text:p text:style-name="Standard"><text:s/>:</text:p>
          </text:deletion>
        </text:changed-region>
        <text:changed-region xml:id="ct410294512" text:id="ct410294512">
          <text:insertion>
            <office:change-info>
              <dc:creator>Winjerome </dc:creator>
              <dc:date>2019-04-20T22:44:06</dc:date>
            </office:change-info>
          </text:insertion>
        </text:changed-region>
        <text:changed-region xml:id="ct410257528" text:id="ct410257528">
          <text:deletion>
            <office:change-info>
              <dc:creator>Winjerome </dc:creator>
              <dc:date>2019-04-20T22:44:05</dc:date>
            </office:change-info>
            <text:h text:style-name="Heading_20_2" text:outline-level="2"><text:s/>?</text:h>
          </text:deletion>
        </text:changed-region>
        <text:changed-region xml:id="ct410256088" text:id="ct410256088">
          <text:insertion>
            <office:change-info>
              <dc:creator>Winjerome </dc:creator>
              <dc:date>2019-04-20T22:44:05</dc:date>
            </office:change-info>
          </text:insertion>
        </text:changed-region>
        <text:changed-region xml:id="ct410257768" text:id="ct410257768">
          <text:deletion>
            <office:change-info>
              <dc:creator>Winjerome </dc:creator>
              <dc:date>2019-04-20T22:44:05</dc:date>
            </office:change-info>
            <text:h text:style-name="Heading_20_2" text:outline-level="2"><text:s/>?</text:h>
          </text:deletion>
        </text:changed-region>
        <text:changed-region xml:id="ct410257888" text:id="ct410257888">
          <text:insertion>
            <office:change-info>
              <dc:creator>Winjerome </dc:creator>
              <dc:date>2019-04-20T22:44:05</dc:date>
            </office:change-info>
          </text:insertion>
        </text:changed-region>
        <text:changed-region xml:id="ct410257048" text:id="ct410257048">
          <text:deletion>
            <office:change-info>
              <dc:creator>Winjerome </dc:creator>
              <dc:date>2019-04-20T22:44:05</dc:date>
            </office:change-info>
            <text:h text:style-name="Heading_20_2" text:outline-level="2"><text:s/>?</text:h>
          </text:deletion>
        </text:changed-region>
        <text:changed-region xml:id="ct410259208" text:id="ct410259208">
          <text:insertion>
            <office:change-info>
              <dc:creator>Winjerome </dc:creator>
              <dc:date>2019-04-20T22:44:05</dc:date>
            </office:change-info>
          </text:insertion>
        </text:changed-region>
        <text:changed-region xml:id="ct410255608" text:id="ct410255608">
          <text:deletion>
            <office:change-info>
              <dc:creator>Winjerome </dc:creator>
              <dc:date>2019-04-20T22:44:05</dc:date>
            </office:change-info>
            <text:h text:style-name="Heading_20_2" text:outline-level="2"><text:s/>?</text:h>
          </text:deletion>
        </text:changed-region>
        <text:changed-region xml:id="ct410256928" text:id="ct410256928">
          <text:insertion>
            <office:change-info>
              <dc:creator>Winjerome </dc:creator>
              <dc:date>2019-04-20T22:44:05</dc:date>
            </office:change-info>
          </text:insertion>
        </text:changed-region>
        <text:changed-region xml:id="ct410256328" text:id="ct410256328">
          <text:deletion>
            <office:change-info>
              <dc:creator>Winjerome </dc:creator>
              <dc:date>2019-04-20T22:44:05</dc:date>
            </office:change-info>
            <text:h text:style-name="Heading_20_2" text:outline-level="2"><text:s/>?</text:h>
          </text:deletion>
        </text:changed-region>
        <text:changed-region xml:id="ct410255728" text:id="ct410255728">
          <text:insertion>
            <office:change-info>
              <dc:creator>Winjerome </dc:creator>
              <dc:date>2019-04-20T22:44:05</dc:date>
            </office:change-info>
          </text:insertion>
        </text:changed-region>
        <text:changed-region xml:id="ct410258728" text:id="ct410258728">
          <text:deletion>
            <office:change-info>
              <dc:creator>Winjerome </dc:creator>
              <dc:date>2019-04-20T22:44:05</dc:date>
            </office:change-info>
            <text:h text:style-name="Heading_20_2" text:outline-level="2"><text:s/>?</text:h>
          </text:deletion>
        </text:changed-region>
        <text:changed-region xml:id="ct410258968" text:id="ct410258968">
          <text:insertion>
            <office:change-info>
              <dc:creator>Winjerome </dc:creator>
              <dc:date>2019-04-20T22:44:05</dc:date>
            </office:change-info>
          </text:insertion>
        </text:changed-region>
        <text:changed-region xml:id="ct410255488" text:id="ct410255488">
          <text:deletion>
            <office:change-info>
              <dc:creator>Winjerome </dc:creator>
              <dc:date>2019-04-20T22:44:05</dc:date>
            </office:change-info>
            <text:h text:style-name="Heading_20_2" text:outline-level="2"><text:s/>?</text:h>
          </text:deletion>
        </text:changed-region>
        <text:changed-region xml:id="ct410255848" text:id="ct410255848">
          <text:insertion>
            <office:change-info>
              <dc:creator>Winjerome </dc:creator>
              <dc:date>2019-04-20T22:44:05</dc:date>
            </office:change-info>
          </text:insertion>
        </text:changed-region>
        <text:changed-region xml:id="ct410295472" text:id="ct410295472">
          <text:deletion>
            <office:change-info>
              <dc:creator>Winjerome </dc:creator>
              <dc:date>2019-04-20T22:44:06</dc:date>
            </office:change-info>
            <text:p text:style-name="Standard"><text:s/>:</text:p>
          </text:deletion>
        </text:changed-region>
        <text:changed-region xml:id="ct410293912" text:id="ct410293912">
          <text:insertion>
            <office:change-info>
              <dc:creator>Winjerome </dc:creator>
              <dc:date>2019-04-20T22:44:06</dc:date>
            </office:change-info>
          </text:insertion>
        </text:changed-region>
        <text:changed-region xml:id="ct410258848" text:id="ct410258848">
          <text:deletion>
            <office:change-info>
              <dc:creator>Winjerome </dc:creator>
              <dc:date>2019-04-20T22:44:05</dc:date>
            </office:change-info>
            <text:h text:style-name="Heading_20_2" text:outline-level="2"><text:s/>?</text:h>
          </text:deletion>
        </text:changed-region>
        <text:changed-region xml:id="ct410255968" text:id="ct410255968">
          <text:insertion>
            <office:change-info>
              <dc:creator>Winjerome </dc:creator>
              <dc:date>2019-04-20T22:44:05</dc:date>
            </office:change-info>
          </text:insertion>
        </text:changed-region>
        <text:changed-region xml:id="ct410257408" text:id="ct410257408">
          <text:deletion>
            <office:change-info>
              <dc:creator>Winjerome </dc:creator>
              <dc:date>2019-04-20T22:44:05</dc:date>
            </office:change-info>
            <text:h text:style-name="Heading_20_2" text:outline-level="2"><text:s/>?</text:h>
          </text:deletion>
        </text:changed-region>
        <text:changed-region xml:id="ct410259088" text:id="ct410259088">
          <text:insertion>
            <office:change-info>
              <dc:creator>Winjerome </dc:creator>
              <dc:date>2019-04-20T22:44:05</dc:date>
            </office:change-info>
          </text:insertion>
        </text:changed-region>
        <text:changed-region xml:id="ct410314624" text:id="ct410314624">
          <text:deletion>
            <office:change-info>
              <dc:creator>Winjerome </dc:creator>
              <dc:date>2019-04-20T22:44:06</dc:date>
            </office:change-info>
            <text:p text:style-name="Standard">, …</text:p>
          </text:deletion>
        </text:changed-region>
        <text:changed-region xml:id="ct410314744" text:id="ct410314744">
          <text:insertion>
            <office:change-info>
              <dc:creator>Winjerome </dc:creator>
              <dc:date>2019-04-20T22:44:06</dc:date>
            </office:change-info>
          </text:insertion>
        </text:changed-region>
        <text:changed-region xml:id="ct410294152" text:id="ct410294152">
          <text:deletion>
            <office:change-info>
              <dc:creator>Winjerome </dc:creator>
              <dc:date>2019-04-20T22:44:06</dc:date>
            </office:change-info>
            <text:p text:style-name="Standard"><text:s/>:</text:p>
          </text:deletion>
        </text:changed-region>
        <text:changed-region xml:id="ct410293312" text:id="ct410293312">
          <text:insertion>
            <office:change-info>
              <dc:creator>Winjerome </dc:creator>
              <dc:date>2019-04-20T22:44:06</dc:date>
            </office:change-info>
          </text:insertion>
        </text:changed-region>
        <text:changed-region xml:id="ct410262808" text:id="ct410262808">
          <text:deletion>
            <office:change-info>
              <dc:creator>Winjerome </dc:creator>
              <dc:date>2019-04-20T22:44:05</dc:date>
            </office:change-info>
            <text:p text:style-name="Standard"><text:s/>!</text:p>
          </text:deletion>
        </text:changed-region>
        <text:changed-region xml:id="ct410259808" text:id="ct410259808">
          <text:insertion>
            <office:change-info>
              <dc:creator>Winjerome </dc:creator>
              <dc:date>2019-04-20T22:44:05</dc:date>
            </office:change-info>
          </text:insertion>
        </text:changed-region>
        <text:changed-region xml:id="ct410262328" text:id="ct410262328">
          <text:deletion>
            <office:change-info>
              <dc:creator>Winjerome </dc:creator>
              <dc:date>2019-04-20T22:44:05</dc:date>
            </office:change-info>
            <text:p text:style-name="Standard"><text:s/>!</text:p>
          </text:deletion>
        </text:changed-region>
        <text:changed-region xml:id="ct410260768" text:id="ct410260768">
          <text:insertion>
            <office:change-info>
              <dc:creator>Winjerome </dc:creator>
              <dc:date>2019-04-20T22:44:05</dc:date>
            </office:change-info>
          </text:insertion>
        </text:changed-region>
        <text:changed-region xml:id="ct410257168" text:id="ct410257168">
          <text:deletion>
            <office:change-info>
              <dc:creator>Winjerome </dc:creator>
              <dc:date>2019-04-20T22:44:05</dc:date>
            </office:change-info>
            <text:h text:style-name="Heading_20_2" text:outline-level="2"><text:s/>?</text:h>
          </text:deletion>
        </text:changed-region>
        <text:changed-region xml:id="ct410258368" text:id="ct410258368">
          <text:insertion>
            <office:change-info>
              <dc:creator>Winjerome </dc:creator>
              <dc:date>2019-04-20T22:44:05</dc:date>
            </office:change-info>
          </text:insertion>
        </text:changed-region>
        <text:changed-region xml:id="ct410260288" text:id="ct410260288">
          <text:deletion>
            <office:change-info>
              <dc:creator>Winjerome </dc:creator>
              <dc:date>2019-04-20T22:44:05</dc:date>
            </office:change-info>
            <text:p text:style-name="Standard"><text:s/>!</text:p>
          </text:deletion>
        </text:changed-region>
        <text:changed-region xml:id="ct410261008" text:id="ct410261008">
          <text:insertion>
            <office:change-info>
              <dc:creator>Winjerome </dc:creator>
              <dc:date>2019-04-20T22:44:05</dc:date>
            </office:change-info>
          </text:insertion>
        </text:changed-region>
        <text:changed-region xml:id="ct410256208" text:id="ct410256208">
          <text:deletion>
            <office:change-info>
              <dc:creator>Winjerome </dc:creator>
              <dc:date>2019-04-20T22:44:05</dc:date>
            </office:change-info>
            <text:h text:style-name="Heading_20_2" text:outline-level="2"><text:s/>?</text:h>
          </text:deletion>
        </text:changed-region>
        <text:changed-region xml:id="ct410257288" text:id="ct410257288">
          <text:insertion>
            <office:change-info>
              <dc:creator>Winjerome </dc:creator>
              <dc:date>2019-04-20T22:44:05</dc:date>
            </office:change-info>
          </text:insertion>
        </text:changed-region>
        <text:changed-region xml:id="ct410256448" text:id="ct410256448">
          <text:deletion>
            <office:change-info>
              <dc:creator>Winjerome </dc:creator>
              <dc:date>2019-04-20T22:44:05</dc:date>
            </office:change-info>
            <text:h text:style-name="Heading_20_2" text:outline-level="2"><text:s/>?</text:h>
          </text:deletion>
        </text:changed-region>
        <text:changed-region xml:id="ct410256688" text:id="ct410256688">
          <text:insertion>
            <office:change-info>
              <dc:creator>Winjerome </dc:creator>
              <dc:date>2019-04-20T22:44:05</dc:date>
            </office:change-info>
          </text:insertion>
        </text:changed-region>
        <text:changed-region xml:id="ct410295712" text:id="ct410295712">
          <text:deletion>
            <office:change-info>
              <dc:creator>Winjerome </dc:creator>
              <dc:date>2019-04-20T22:44:06</dc:date>
            </office:change-info>
            <text:p text:style-name="Standard"><text:s/>:</text:p>
          </text:deletion>
        </text:changed-region>
        <text:changed-region xml:id="ct410292232" text:id="ct410292232">
          <text:insertion>
            <office:change-info>
              <dc:creator>Winjerome </dc:creator>
              <dc:date>2019-04-20T22:44:06</dc:date>
            </office:change-info>
          </text:insertion>
        </text:changed-region>
        <text:changed-region xml:id="ct410292472" text:id="ct410292472">
          <text:deletion>
            <office:change-info>
              <dc:creator>Winjerome </dc:creator>
              <dc:date>2019-04-20T22:44:06</dc:date>
            </office:change-info>
            <text:p text:style-name="Standard"><text:s/>:</text:p>
          </text:deletion>
        </text:changed-region>
        <text:changed-region xml:id="ct410292832" text:id="ct410292832">
          <text:insertion>
            <office:change-info>
              <dc:creator>Winjerome </dc:creator>
              <dc:date>2019-04-20T22:44:06</dc:date>
            </office:change-info>
          </text:insertion>
        </text:changed-region>
        <text:changed-region xml:id="ct410256568" text:id="ct410256568">
          <text:deletion>
            <office:change-info>
              <dc:creator>Winjerome </dc:creator>
              <dc:date>2019-04-20T22:44:05</dc:date>
            </office:change-info>
            <text:h text:style-name="Heading_20_2" text:outline-level="2"><text:s/>?</text:h>
          </text:deletion>
        </text:changed-region>
        <text:changed-region xml:id="ct410258128" text:id="ct410258128">
          <text:insertion>
            <office:change-info>
              <dc:creator>Winjerome </dc:creator>
              <dc:date>2019-04-20T22:44:05</dc:date>
            </office:change-info>
          </text:insertion>
        </text:changed-region>
        <text:changed-region xml:id="ct410292952" text:id="ct410292952">
          <text:deletion>
            <office:change-info>
              <dc:creator>Winjerome </dc:creator>
              <dc:date>2019-04-20T22:44:06</dc:date>
            </office:change-info>
            <text:p text:style-name="Standard"><text:s/>:</text:p>
          </text:deletion>
        </text:changed-region>
        <text:changed-region xml:id="ct410293072" text:id="ct410293072">
          <text:insertion>
            <office:change-info>
              <dc:creator>Winjerome </dc:creator>
              <dc:date>2019-04-20T22:44:06</dc:date>
            </office:change-info>
          </text:insertion>
        </text:changed-region>
        <text:changed-region xml:id="ct410297512" text:id="ct410297512">
          <text:deletion>
            <office:change-info>
              <dc:creator>Winjerome </dc:creator>
              <dc:date>2019-04-20T22:44:06</dc:date>
            </office:change-info>
            <text:p text:style-name="Standard"><text:s/>:</text:p>
          </text:deletion>
        </text:changed-region>
        <text:changed-region xml:id="ct410293192" text:id="ct410293192">
          <text:insertion>
            <office:change-info>
              <dc:creator>Winjerome </dc:creator>
              <dc:date>2019-04-20T22:44:06</dc:date>
            </office:change-info>
          </text:insertion>
        </text:changed-region>
        <text:changed-region xml:id="ct410296072" text:id="ct410296072">
          <text:deletion>
            <office:change-info>
              <dc:creator>Winjerome </dc:creator>
              <dc:date>2019-04-20T22:44:06</dc:date>
            </office:change-info>
            <text:p text:style-name="Standard"><text:s/>:</text:p>
          </text:deletion>
        </text:changed-region>
        <text:changed-region xml:id="ct410297152" text:id="ct410297152">
          <text:insertion>
            <office:change-info>
              <dc:creator>Winjerome </dc:creator>
              <dc:date>2019-04-20T22:44:06</dc:date>
            </office:change-info>
          </text:insertion>
        </text:changed-region>
        <text:changed-region xml:id="ct371968168" text:id="ct371968168">
          <text:deletion>
            <office:change-info>
              <dc:creator>Winjerome </dc:creator>
              <dc:date>2019-04-20T22:44:06</dc:date>
            </office:change-info>
            <text:p text:style-name="Standard"><text:s/>:</text:p>
          </text:deletion>
        </text:changed-region>
        <text:changed-region xml:id="ct371969488" text:id="ct371969488">
          <text:insertion>
            <office:change-info>
              <dc:creator>Winjerome </dc:creator>
              <dc:date>2019-04-20T22:44:06</dc:date>
            </office:change-info>
          </text:insertion>
        </text:changed-region>
        <text:changed-region xml:id="ct410258488" text:id="ct410258488">
          <text:deletion>
            <office:change-info>
              <dc:creator>Winjerome </dc:creator>
              <dc:date>2019-04-20T22:44:05</dc:date>
            </office:change-info>
            <text:h text:style-name="Heading_20_2" text:outline-level="2"><text:s/>?</text:h>
          </text:deletion>
        </text:changed-region>
        <text:changed-region xml:id="ct410256808" text:id="ct410256808">
          <text:insertion>
            <office:change-info>
              <dc:creator>Winjerome </dc:creator>
              <dc:date>2019-04-20T22:44:05</dc:date>
            </office:change-info>
          </text:insertion>
        </text:changed-region>
        <text:changed-region xml:id="ct410312944" text:id="ct410312944">
          <text:deletion>
            <office:change-info>
              <dc:creator>Winjerome </dc:creator>
              <dc:date>2019-04-20T22:44:06</dc:date>
            </office:change-info>
            <text:p text:style-name="Standard"><text:s/>:</text:p>
          </text:deletion>
        </text:changed-region>
        <text:changed-region xml:id="ct410314264" text:id="ct410314264">
          <text:insertion>
            <office:change-info>
              <dc:creator>Winjerome </dc:creator>
              <dc:date>2019-04-20T22:44: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3"/>
      </text:section>
      <text:section text:style-name="Sect1" text:name="dvp_sec_sous_titre">
        <text:p text:style-name="Standard"/>
      </text:section>
      <text:section text:style-name="Sect1" text:name="dvp_sec_auteur" text:protected="true">
        <text:p text:style-name="P2">Date de publication : <text:user-field-get text:name="cu_date">2018-12-01</text:user-field-get>, date de mise à jour : <text:user-field-get text:name="cu_miseajour">2018-12-01</text:user-field-get></text:p>
        <text:p text:style-name="P2">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1"/>
      </text:section>
      <text:h text:style-name="Heading_20_1" text:outline-level="1">Généralités</text:h>
      <text:h text:style-name="Heading_20_2" text:outline-level="2">Qu’est ce que Git<text:change text:change-id="ct371969128"/><text:change-start text:change-id="ct371967568"/> ?<text:change-end text:change-id="ct371967568"/></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text:change text:change-id="ct371968648"/><text:change-start text:change-id="ct371968768"/> ?<text:change-end text:change-id="ct371968768"/></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text:change text:change-id="ct371966728"/><text:change-start text:change-id="ct371970808"/> ?<text:change-end text:change-id="ct371970808"/></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text:change text:change-id="ct371970208"/><text:change-start text:change-id="ct371971288"/> ?<text:change-end text:change-id="ct371971288"/></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text:change text:change-id="ct371969968"/><text:change-start text:change-id="ct371971528"/> ?<text:change-end text:change-id="ct371971528"/></text:h>
      <text:p text:style-name="Standard">Elles sont trop nombreuses pour être listées dans une FAQ, mais d’une manière générale<text:change text:change-id="ct410262448"/><text:change-start text:change-id="ct410262688"/> :<text:change-end text:change-id="ct410262688"/></text:p>
      <text:list xml:id="list2791570814" text:style-name="List_20_1">
        <text:list-item>
          <text:p text:style-name="P4">pas d’autorité centrale obligatoire<text:change text:change-id="ct410312344"/><text:change-start text:change-id="ct410315704"/> ;<text:change-end text:change-id="ct410315704"/></text:p>
        </text:list-item>
        <text:list-item>
          <text:p text:style-name="P4">un utilisateur clonant un projet dispose de la totalité de l’historique sur sa machine<text:change text:change-id="ct410315824"/><text:change-start text:change-id="ct410315104"/> ;<text:change-end text:change-id="ct410315104"/></text:p>
        </text:list-item>
        <text:list-item>
          <text:p text:style-name="P4">tout est fait hors-ligne<text:change text:change-id="ct410312464"/><text:change-start text:change-id="ct410314024"/> ;<text:change-end text:change-id="ct410314024"/></text:p>
        </text:list-item>
        <text:list-item>
          <text:p text:style-name="P4">il n’y a pas besoin d’un serveur central pour partager du code entre deux développeurs.</text:p>
        </text:list-item>
      </text:list>
      <text:h text:style-name="Heading_20_2" text:outline-level="2">Qu’est-ce qu’un dépôt (repository) Git<text:change text:change-id="ct371970928"/><text:change-start text:change-id="ct371971648"/> ?<text:change-end text:change-id="ct371971648"/></text:h>
      <text:p text:style-name="Standard">Il s’agit d’un répertoire versionné par Git. Ce répertoire contient à sa racine un répertoire <text:span text:style-name="Teletype">.git</text:span> contenant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change text:change-id="ct410306344"/><text:change-start text:change-id="ct410305744"/><text:span text:style-name="T2">« </text:span><text:change-end text:change-id="ct410305744"/>monorepo strategy<text:change text:change-id="ct410320144"/><text:change-start text:change-id="ct410316904"/><text:span text:style-name="T2"> »</text:span><text:change-end text:change-id="ct410316904"/>.<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 s’il n’est pas partagé et que vous êtes le seul utilisateur.</text:p>
      <text:h text:style-name="Heading_20_2" text:outline-level="2">Qu’est-ce qu’dépôt distant (remote)<text:change text:change-id="ct371972248"/><text:change-start text:change-id="ct371972728"/> ?<text:change-end text:change-id="ct371972728"/></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text:change text:change-id="ct371971888"/><text:change-start text:change-id="ct371970088"/> ?<text:change-end text:change-id="ct371970088"/></text:h>
      <text:p text:style-name="Standard">Ces termes sont souvent employés dans les conversations en anglais à propos de Git et également dans sa documentation officielle.</text:p>
      <text:p text:style-name="Standard"><text:span text:style-name="Italique">u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span text:style-name="Italique">d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o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text:change text:change-id="ct371973208"/><text:change-start text:change-id="ct371971768"/> ?<text:change-end text:change-id="ct371971768"/></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text:change text:change-id="ct371972488"/><text:change-start text:change-id="ct371973328"/> ?<text:change-end text:change-id="ct371973328"/></text:h>
      <text:p text:style-name="Standard">Il existe plusieurs façons d’installer Git sous macOS.</text:p>
      <text:list xml:id="list224310521202999" text:style-name="List_20_1">
        <text:list-item>
          <text:p text:style-name="P4">La première façon consiste à installer XCode qui inclut Git (Apple Git-xy). Depuis un terminal, saisir la ligne de commande =&gt; <text:span text:style-name="Teletype">xcode-select --install</text:span>.</text:p>
        </text:list-item>
        <text:list-item>
          <text:p text:style-name="P4">La deuxième façon consiste à utiliser <text:a xlink:type="simple" xlink:href="https://sourceforge.net/projects/git-osx-installer/" text:style-name="Internet_20_link" text:visited-style-name="Visited_20_Internet_20_Link">Git-osx-install</text:a>. Téléchargez le fichier .dmg et lancez l’installation en suivant les instructions.</text:p>
        </text:list-item>
        <text:list-item>
          <text:p text:style-name="P4">La troisième façon consiste à utiliser <text:a xlink:type="simple" xlink:href="https://brew.sh/index_fr" text:style-name="Internet_20_link" text:visited-style-name="Visited_20_Internet_20_Link">Homebrew</text:a>. En supposant que <text:a xlink:type="simple" xlink:href="https://brew.sh/index_fr" text:style-name="Internet_20_link" text:visited-style-name="Visited_20_Internet_20_Link">Homebrew</text:a> soit installé, depuis un terminal saisir la ligne de commande =&gt; <text:span text:style-name="Teletype">brew install git</text:span>.</text:p>
        </text:list-item>
      </text:list>
      <text:h text:style-name="Heading_20_2" text:outline-level="2">Comment installer Git sur Linux<text:change text:change-id="ct371972008"/><text:change-start text:change-id="ct371973448"/> ?<text:change-end text:change-id="ct371973448"/></text:h>
      <text:p text:style-name="Standard">Pour la majorité des distributions, Git sera disponible au travers du gestionnaire de paquets.<text:line-break/>Par exemple, pour Debian, vous pouvez l’installer ainsi<text:change text:change-id="ct410266888"/><text:change-start text:change-id="ct410260648"/> :<text:change-end text:change-id="ct410260648"/></text:p>
      <table:table table:name="dvp_code_bash_1" table:style-name="dvp_5f_code_5f_bash_5f_1">
        <table:table-column table:style-name="dvp_5f_code_5f_bash_5f_1.A" table:number-columns-repeated="6"/>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ext:soft-page-break/>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itre la liste des commandes Git<text:change text:change-id="ct371970328"/><text:change-start text:change-id="ct371970568"/> ?<text:change-end text:change-id="ct371970568"/></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git help -a' and 'git help -g' list available subcommands and some<text:line-break/>concept guides. See 'git help &lt;command&gt;' or 'git help &lt;concept&gt;'<text:line-break/><text:soft-pag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itre la version de votre Git<text:change text:change-id="ct371971408"/><text:change-start text:change-id="ct371970688"/> ?<text:change-end text:change-id="ct371970688"/></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text:change text:change-id="ct371972848"/><text:change-start text:change-id="ct371972128"/> ?<text:change-end text:change-id="ct371972128"/></text:h>
      <text:p text:style-name="Standard">Les fichiers de configuration de Git sont les suivants (l’ordre ci-dessous correspond à l’ordre de lecture par Git, la dernière valeur lue est la valeur prise en compte)<text:change text:change-id="ct410262928"/><text:change-start text:change-id="ct410261848"/> :<text:change-end text:change-id="ct410261848"/></text:p>
      <text:list xml:id="list126617742" text:style-name="liste_20_1_20_dvp">
        <text:list-item>
          <text:p text:style-name="P5">dans le répertoire d’installation de Git (e.g. <text:span text:style-name="Teletype">C:\ProgramData\Git\config</text:span>)<text:change text:change-id="ct410315344"/><text:change-start text:change-id="ct410315584"/> ;<text:change-end text:change-id="ct410315584"/></text:p>
        </text:list-item>
        <text:list-item>
          <text:p text:style-name="P5">la configuration système (e.g. <text:span text:style-name="Teletype">C:\Program Files\Git\mingw64\etc\gitconfig</text:span>)<text:change text:change-id="ct410316064"/><text:change-start text:change-id="ct410312584"/> ;<text:change-end text:change-id="ct410312584"/></text:p>
        </text:list-item>
        <text:list-item>
          <text:p text:style-name="P5">la configuration globale dans le répertoire utilisateur (<text:span text:style-name="Teletype">%HOMEPATH%\.gitconfig</text:span>)<text:change text:change-id="ct410313184"/><text:change-start text:change-id="ct410313784"/> ;<text:change-end text:change-id="ct410313784"/></text:p>
        </text:list-item>
        <text:list-item>
          <text:p text:style-name="P5">la configuration locale (spécifique à un répertoire) (<text:span text:style-name="Teletype">.git/config</text:span>).</text:p>
        </text:list-item>
      </text:list>
      <text:h text:style-name="Heading_20_2" text:outline-level="2">Comment afficher la configuration courante de Git<text:change text:change-id="ct371972968"/><text:change-start text:change-id="ct371970448"/> ?<text:change-end text:change-id="ct371970448"/></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remote.origin.fetch=+refs/heads/*:refs/remotes/origin/*<text:line-break/>branch.master.remote=origin<text:line-break/><text:soft-page-break/>branch.master.merge=refs/heads/master</text:p>
          </table:table-cell>
          <table:covered-table-cell/>
          <table:covered-table-cell/>
          <table:covered-table-cell/>
          <table:covered-table-cell/>
          <table:covered-table-cell/>
        </table:table-row>
      </table:table>
      <text:p text:style-name="Standard"/>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text:change text:change-id="ct371969848"/><text:change-start text:change-id="ct371971048"/> ?<text:change-end text:change-id="ct371971048"/></text:h>
      <text:p text:style-name="Standard">Il existe trois manières d’exclure des fichiers du champ de Git<text:change text:change-id="ct410260048"/><text:change-start text:change-id="ct410262208"/> :<text:change-end text:change-id="ct410262208"/></text:p>
      <text:list xml:id="list224311254159158" text:style-name="List_20_1">
        <text:list-item>
          <text:p text:style-name="P4">par projet: créer un fichier <text:span text:style-name="Teletype">.gitignore</text:span> dans le dépôt<text:change text:change-id="ct410312824"/><text:change-start text:change-id="ct410313304"/> ;<text:change-end text:change-id="ct410313304"/></text:p>
        </text:list-item>
        <text:list-item>
          <text:p text:style-name="P4">par dépôt: dans le fichier <text:span text:style-name="Teletype">.git/info/excludes</text:span><text:change text:change-id="ct410313664"/><text:change-start text:change-id="ct410315224"/> ;<text:change-end text:change-id="ct410315224"/></text:p>
        </text:list-item>
        <text:list-item>
          <text:p text:style-name="P4">par machine<text:change text:change-id="ct410261608"/><text:change-start text:change-id="ct410261128"/> :<text:change-end text:change-id="ct410261128"/>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text:change text:change-id="ct371972368"/><text:change-start text:change-id="ct371972608"/> ?<text:change-end text:change-id="ct371972608"/></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text:soft-page-break/></text:p>
      <text:h text:style-name="Heading_20_2" text:outline-level="2">Comment changer son email<text:change text:change-id="ct371971168"/><text:change-start text:change-id="ct371973088"/> ?<text:change-end text:change-id="ct371973088"/></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text:change text:change-id="ct371969728"/><text:change-start text:change-id="ct371974288"/> ?<text:change-end text:change-id="ct371974288"/></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A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text:change text:change-id="ct410260168"/><text:change-start text:change-id="ct410260408"/> :<text:change-end text:change-id="ct410260408"/></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text:soft-page-break/>Initialisation d’un dépôt</text:h>
      <text:h text:style-name="Heading_20_2" text:outline-level="2">Comment initialiser un dépôt<text:change text:change-id="ct371975008"/><text:change-start text:change-id="ct371974528"/> ?<text:change-end text:change-id="ct371974528"/></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Initialized empty Git repository in /home/user/dev/projet-toto/.git/</text:p>
          </table:table-cell>
          <table:covered-table-cell/>
          <table:covered-table-cell/>
          <table:covered-table-cell/>
          <table:covered-table-cell/>
          <table:covered-table-cell/>
        </table:table-row>
      </table:table>
      <text:p text:style-name="Standard"/>
      <text:p text:style-name="Standard">I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text:change text:change-id="ct371974408"/><text:change-start text:change-id="ct371974888"/> ?<text:change-end text:change-id="ct371974888"/></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text:change text:change-id="ct371974648"/><text:change-start text:change-id="ct371975488"/> ?<text:change-end text:change-id="ct371975488"/></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text:soft-page-break/>Comment connaitre l’état du dépôt<text:change text:change-id="ct371975728"/><text:change-start text:change-id="ct371974768"/> ?<text:change-end text:change-id="ct371974768"/></text:h>
      <text:p text:style-name="Standard">I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text:change text:change-id="ct410261728"/><text:change-start text:change-id="ct410261488"/> :<text:change-end text:change-id="ct410261488"/></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text:change text:change-id="ct410259688"/><text:change-start text:change-id="ct410260528"/> :<text:change-end text:change-id="ct410260528"/></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text:change text:change-id="ct371975128"/><text:change-start text:change-id="ct371977168"/> ?<text:change-end text:change-id="ct371977168"/></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ext:soft-page-break/>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développeur clonera le projet depuis le dépôt central, forkera ensuite ce dépôt puis changera l’URL pour pousser sur son fork au lieu du dépôt central. Les modifications du fork vers le dépot central seront effectuées au travers pull/merge request depuis l’outil web présent sur le dépot central (GitHub, GitLab…). Ce modèle a pour avantage de simplifier et de sécuriser fortement la gestion des droits en écriture sur le dépôt central.</text:p>
      <text:h text:style-name="Heading_20_2" text:outline-level="2">Comment ajouter un dépôt distant<text:change text:change-id="ct371976568"/><text:change-start text:change-id="ct371975368"/> ?<text:change-end text:change-id="ct371975368"/></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text:change text:change-id="ct371974048"/><text:change-start text:change-id="ct371976448"/> ?<text:change-end text:change-id="ct371976448"/></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text:soft-page-break/></text:p>
      <text:p text:style-name="Standard">Affiche l’état du dépôt distant (<text:span text:style-name="Teletype">fetch</text:span> et <text:span text:style-name="Teletype">push</text:span>), liste des branches, si elles sont trackées ou non, branches locales configurées pour un <text:span text:style-name="Teletype">pull</text:span> et pour un <text:span text:style-name="Teletype">push</text:span>.</text:p>
      <text:h text:style-name="Heading_20_2" text:outline-level="2">Comment supprimer un dépôt distant<text:change text:change-id="ct371975248"/><text:change-start text:change-id="ct371975608"/> ?<text:change-end text:change-id="ct371975608"/></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
      <text:p text:style-name="Standard">Où <text:span text:style-name="Teletype">remote</text:span> désigne le nom du dépôt distant.</text:p>
      <text:h text:style-name="Heading_20_2" text:outline-level="2">Comment renommer un dépôt distant<text:change text:change-id="ct371976088"/><text:change-start text:change-id="ct371975848"/> ?<text:change-end text:change-id="ct371975848"/></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text:change text:change-id="ct371966488"/><text:change-start text:change-id="ct371966608"/> :<text:change-end text:change-id="ct371966608"/></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A pour effet de modifier le nom du dépôt distant de <text:span text:style-name="Teletype">origin</text:span> en <text:span text:style-name="Teletype">dist</text:span>.</text:p>
      <text:h text:style-name="Heading_20_2" text:outline-level="2"><text:soft-page-break/>Comment mettre à jour la représentation locale d’un dépôt distant (fetch)<text:change text:change-id="ct371975968"/><text:change-start text:change-id="ct371976208"/> ?<text:change-end text:change-id="ct371976208"/></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text:change text:change-id="ct371976328"/><text:change-start text:change-id="ct371976688"/> ?<text:change-end text:change-id="ct371976688"/></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text:change text:change-id="ct371968288"/><text:change-start text:change-id="ct371969248"/> :<text:change-end text:change-id="ct371969248"/></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text:soft-page-break/>Comment mettre à jour un dépôt distant (push)<text:change text:change-id="ct371976808"/><text:change-start text:change-id="ct371977048"/> ?<text:change-end text:change-id="ct371977048"/></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A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text:change text:change-id="ct371974168"/><text:change-start text:change-id="ct371973688"/> ?<text:change-end text:change-id="ct371973688"/></text:h>
      <text:p text:style-name="Standard">Littérallement, il s’agit du répertoire de travail de votre dépôt. C’est<text:line-break/>le répertoire qui contient tous les fichiers suceptibles d’être dans le dépôt.<text:line-break/>Il contient le dossier <text:span text:style-name="Teletype">.git</text:span> permettant à Git de sauvegarder les <text:change text:change-id="ct371967328"/><text:change-start text:change-id="ct371968048"/>méta<text:change-end text:change-id="ct371968048"/>données.</text:p>
      <text:p text:style-name="Standard">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text:change text:change-id="ct371973568"/><text:change-start text:change-id="ct371976928"/> ?<text:change-end text:change-id="ct371976928"/></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A pour effet de changer l’état du répertoire de travail (<text:span text:style-name="Italique">working directory</text:span>) en l’état correspondant au <text:soft-page-break/>commit désigné. Concrètement, Git modifie les fichiers traqués pour les mettre dans l’état correspondant au commit désigné.</text:p>
      <text:p text:style-name="Standard">Idem avec un nom de branche<text:change text:change-id="ct371968408"/><text:change-start text:change-id="ct371968528"/> :<text:change-end text:change-id="ct371968528"/></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text:change text:change-id="ct410261248"/><text:change-start text:change-id="ct410262088"/> :<text:change-end text:change-id="ct410262088"/></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Comment connaitre l’état du répertoire de travail (working directory) selon Git<text:change text:change-id="ct371977288"/><text:change-start text:change-id="ct371973808"/> ?<text:change-end text:change-id="ct371973808"/></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Indique qu’on a <text:span text:style-name="Teletype">checkout</text:span> la branche <text:span text:style-name="Teletype">master</text:span> et que rien n’est modifié.</text:p>
      <text:p text:style-name="Standard"><text:span text:style-name="Gras">En cas de doute</text:span>, toujours exécuter un <text:span text:style-name="Teletype">git status</text:span> pour savoir dans quel état se situe Git<text:line-break/>et surtout, pour savoir si vous avez des fichiers en attente d’être commité, à ajouter à votre commit ou<text:line-break/>non versionné.</text:p>
      <text:h text:style-name="Heading_20_2" text:outline-level="2">Comment annuler les modifications effectuées sur un fichier du répertoire de travail<text:change text:change-id="ct371973928"/><text:change-start text:change-id="ct371979208"/> ?<text:change-end text:change-id="ct371979208"/></text:h>
      <text:p text:style-name="Standard">Si nous avons modifié le fichier <text:span text:style-name="Teletype">nom-fichier.txt</text:span><text:change text:change-id="ct371967808"/><text:change-start text:change-id="ct371965888"/> :<text:change-end text:change-id="ct371965888"/></text:p>
      <table:table table:name="dvp_code_bash_29" table:style-name="dvp_5f_code_5f_bash_5f_29">
        <table:table-column table:style-name="dvp_5f_code_5f_bash_5f_29.A" table:number-columns-repeated="6"/>
        <text:soft-page-break/>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A pour effet de supprimer toutes les modifications effectuées dans le fichier.</text:p>
      <text:h text:style-name="Heading_20_2" text:outline-level="2">Que veut dire <text:change text:change-id="ct371966968"/><text:change-start text:change-id="ct371967688"/><text:span text:style-name="T1">« detached HEAD »</text:span><text:change-end text:change-id="ct371967688"/> state après avoir effectué un git checkout<text:change text:change-id="ct371978368"/><text:change-start text:change-id="ct371979088"/> ?<text:change-end text:change-id="ct371979088"/></text:h>
      <text:p text:style-name="Standard">Vous obtenez ce genre de message après un <text:span text:style-name="Teletype">checkout</text:span> sur un commit ou sur un tag<text:change text:change-id="ct410259448"/><text:change-start text:change-id="ct371968888"/> :<text:change-end text:change-id="ct371968888"/></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c’est le concept qui représente une ligne de développement.</text:p>
      <text:h text:style-name="Heading_20_2" text:outline-level="2">Quel est l’intérêt de faire un checkout sur un tag<text:change text:change-id="ct371977648"/><text:change-start text:change-id="ct371979328"/> ?<text:change-end text:change-id="ct371979328"/></text:h>
      <text:p text:style-name="Standard">Une raison courante de vouloir <text:span text:style-name="Teletype">checkout</text:span> un tag est de vouloir créer un hotfix. Dans ce cas on va <text:span text:style-name="Teletype">checkout</text:span> le tag puis immédiatement créer une nouvelle branche<text:change text:change-id="ct410258248"/><text:change-start text:change-id="ct371966848"/> :<text:change-end text:change-id="ct371966848"/></text:p>
      <table:table table:name="dvp_code_bash_31" table:style-name="dvp_5f_code_5f_bash_5f_31">
        <table:table-column table:style-name="dvp_5f_code_5f_bash_5f_31.A" table:number-columns-repeated="6"/>
        <text:soft-page-break/>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où la branche 0.4.14 était restée.</text:p>
      <text:h text:style-name="Heading_20_1" text:outline-level="1">L’index (staging area)</text:h>
      <text:h text:style-name="Heading_20_2" text:outline-level="2">Qu’est ce que l’index<text:change text:change-id="ct371978248"/><text:change-start text:change-id="ct371979448"/> ?<text:change-end text:change-id="ct371979448"/></text:h>
      <text:p text:style-name="Standard">Nommée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text:change text:change-id="ct371981128"/><text:change-start text:change-id="ct371980768"/> ?<text:change-end text:change-id="ct371980768"/></text:h>
      <text:p text:style-name="Standard">Sur la branche <text:span text:style-name="Teletype">master</text:span> vous créez un fichier <text:span text:style-name="Teletype">nom-fichier.txt</text:span>, un <text:span text:style-name="Teletype">git status</text:span> vous indique l’état du répertoire de travail<text:change text:change-id="ct410297992"/><text:change-start text:change-id="ct410299312"/> :<text:change-end text:change-id="ct410299312"/></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text:soft-page-break/>Il suffit de lire la sortie de la ligne de commande pour comprendre ce qu’il faut exécuter<text:change text:change-id="ct410298232"/><text:change-start text:change-id="ct410298472"/> :<text:change-end text:change-id="ct410298472"/></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Ajoute le fichier <text:span text:style-name="Teletype">nom-fichier.txt</text:span> à l’index. Un <text:span text:style-name="Teletype">git status</text:span> le confirme<text:change text:change-id="ct410298352"/><text:change-start text:change-id="ct410299672"/> :<text:change-end text:change-id="ct410299672"/></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
      <text:h text:style-name="Heading_20_2" text:outline-level="2">Comment retirer un fichier de l’index<text:change text:change-id="ct371979568"/><text:change-start text:change-id="ct371981008"/> ?<text:change-end text:change-id="ct371981008"/></text:h>
      <text:p text:style-name="Standard">Cela dépend s’il s’agit d’un fichier qui vient d’être créé et qui n’est donc pas déjà versionné par Git ou s’il s’agit d’une modification d’un fichier existant. Dans l’exemple précédent nous avons créé un fichier, la commande est donc<text:change text:change-id="ct410298592"/><text:change-start text:change-id="ct410299072"/> :<text:change-end text:change-id="ct410299072"/></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text:change text:change-id="ct410298712"/><text:change-start text:change-id="ct410296312"/> :<text:change-end text:change-id="ct410296312"/></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text:soft-page-break/></text:p>
      <text:p text:style-name="Standard">Permet de retirer un fichier de l’index<text:change text:change-id="ct410298832"/><text:change-start text:change-id="ct410298112"/> :<text:change-end text:change-id="ct410298112"/>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text:change text:change-id="ct371977768"/><text:change-start text:change-id="ct371979808"/> ?<text:change-end text:change-id="ct371979808"/></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text:change text:change-id="ct410299192"/><text:change-start text:change-id="ct410299432"/> :<text:change-end text:change-id="ct410299432"/></text:p>
      <text:list xml:id="list224310987758964" text:style-name="List_20_1">
        <text:list-item>
          <text:p text:style-name="P4">le message du <text:span text:style-name="Italique">commit</text:span><text:change text:change-id="ct410315944"/><text:change-start text:change-id="ct410313544"/> ;<text:change-end text:change-id="ct410313544"/></text:p>
        </text:list-item>
        <text:list-item>
          <text:p text:style-name="P4">le <text:span text:style-name="Italique">committer</text:span> (l’utilisateur qui a créé le <text:span text:style-name="Italique">commit</text:span>)<text:change text:change-id="ct410319064"/><text:change-start text:change-id="ct410317384"/> ;<text:change-end text:change-id="ct410317384"/></text:p>
        </text:list-item>
        <text:list-item>
          <text:p text:style-name="P4">la date de création du <text:span text:style-name="Italique">commit</text:span> (au format <text:span text:style-name="Teletype">RFC2822</text:span> par défaut, par exemple<text:change text:change-id="ct410296552"/><text:change-start text:change-id="ct410296792"/> :<text:change-end text:change-id="ct410296792"/> <text:span text:style-name="Teletype">Tue Oct 9 00:58:43 2018 +0200</text:span>)<text:change text:change-id="ct410319304"/><text:change-start text:change-id="ct410317624"/> ;<text:change-end text:change-id="ct410317624"/></text:p>
        </text:list-item>
        <text:list-item>
          <text:p text:style-name="P4">l’auteur (l’utilisateur qui a créé le contenu du <text:span text:style-name="Italique">commit</text:span>)<text:change text:change-id="ct410317144"/><text:change-start text:change-id="ct410317264"/> ;<text:change-end text:change-id="ct410317264"/></text:p>
        </text:list-item>
        <text:list-item>
          <text:p text:style-name="P4">la date de création du contenu (au format <text:span text:style-name="Teletype">RFC2822</text:span>)<text:change text:change-id="ct410317744"/><text:change-start text:change-id="ct410317504"/> ;<text:change-end text:change-id="ct410317504"/></text:p>
        </text:list-item>
        <text:list-item>
          <text:p text:style-name="P4">l’identifiant (SHA1 donc) du <text:span text:style-name="Italique">commit</text:span> parent (avec deux exceptions,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change text:change-id="ct410307904"/><text:change-start text:change-id="ct410307664"/><text:span text:style-name="T2">« </text:span><text:change-end text:change-id="ct410307664"/>contenu<text:change text:change-id="ct410320744"/><text:change-start text:change-id="ct410320024"/><text:span text:style-name="T2"> »</text:span><text:change-end text:change-id="ct410320024"/>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 un <text:span text:style-name="Italique">commit</text:span> bénéficie des propriétés des empreintes numériques<text:change text:change-id="ct410296192"/><text:change-start text:change-id="ct410298952"/> :<text:change-end text:change-id="ct410298952"/></text:p>
      <text:list xml:id="list224310606637082" text:style-name="List_20_1">
        <text:list-item>
          <text:p text:style-name="P4">c’est rapide<text:change text:change-id="ct410319904"/><text:change-start text:change-id="ct410319784"/> ;<text:change-end text:change-id="ct410319784"/></text:p>
        </text:list-item>
        <text:list-item>
          <text:p text:style-name="P4">deux <text:span text:style-name="Italique">commits</text:span> différents ne peuvent pas avoir le même identifiant<text:change text:change-id="ct410319184"/><text:change-start text:change-id="ct410316184"/> ;<text:change-end text:change-id="ct410316184"/></text:p>
        </text:list-item>
        <text:list-item>
          <text:p text:style-name="P4"><text:soft-page-break/>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text:change text:change-id="ct371980648"/><text:change-start text:change-id="ct371977408"/> ?<text:change-end text:change-id="ct371977408"/></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elle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Une utilisation courante des options est<text:change text:change-id="ct410297032"/><text:change-start text:change-id="ct410295952"/> :<text:change-end text:change-id="ct410295952"/>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text:change text:change-id="ct371978728"/><text:change-start text:change-id="ct371980048"/> ?<text:change-end text:change-id="ct371980048"/></text:h>
      <text:p text:style-name="Standard">L’option <text:span text:style-name="Teletype">-m</text:span> permet d’ajouter un message.</text:p>
      <text:p text:style-name="Standard">Par exemple<text:change text:change-id="ct410299552"/><text:change-start text:change-id="ct410296672"/> :<text:change-end text:change-id="ct410296672"/></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text:change text:change-id="ct371980888"/><text:change-start text:change-id="ct371977528"/> ?<text:change-end text:change-id="ct371977528"/></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text:soft-page-break/></text:p>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text:change text:change-id="ct371977888"/><text:change-start text:change-id="ct371978008"/> ?<text:change-end text:change-id="ct371978008"/></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Comment supprimer le dernier commit de la branche courante avec les modifications<text:change text:change-id="ct371978128"/><text:change-start text:change-id="ct371978488"/> ?<text:change-end text:change-id="ct371978488"/></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text:change text:change-id="ct371978608"/><text:change-start text:change-id="ct371979688"/> ?<text:change-end text:change-id="ct371979688"/></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dans l’index.</text:p>
      <text:h text:style-name="Heading_20_2" text:outline-level="2"><text:soft-page-break/>Comment supprimer les “n” derniers commits de la branche courante avec les modifications<text:change text:change-id="ct371980288"/><text:change-start text:change-id="ct371978848"/> ?<text:change-end text:change-id="ct371978848"/></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Comment ajouter un commit d’une branche A dans une branche B sans effectuer un merge (cherry-pick)<text:change text:change-id="ct371978968"/><text:change-start text:change-id="ct371979928"/> ?<text:change-end text:change-id="ct371979928"/></text:h>
      <text:p text:style-name="Standard">Vous devez avoir <text:span text:style-name="Teletype">checkout</text:span> la branche de destination, puis vous exécutez un <text:span text:style-name="Teletype">cherry-pick</text:span> en lui passant en paramètre le hash du <text:span text:style-name="Italique">commit</text:span> désiré.</text:p>
      <text:p text:style-name="Standard">Par exemple pour ajouter le <text:span text:style-name="Italique">commit</text:span> <text:span text:style-name="Teletype">1234abcd</text:span> à la branche <text:span text:style-name="Teletype">master</text:span><text:change text:change-id="ct410296432"/><text:change-start text:change-id="ct410297752"/> :<text:change-end text:change-id="ct410297752"/></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text:change text:change-id="ct371980168"/><text:change-start text:change-id="ct371980408"/> ?<text:change-end text:change-id="ct371980408"/> (cherry-pick)</text:h>
      <text:p text:style-name="Standard">L’astuce consiste à ajouter le dépôt source en tant que <text:span text:style-name="Teletype">remote</text:span> du dépôt courant et à <text:span text:style-name="Teletype">fetch</text:span> (et seulement <text:span text:style-name="Teletype">fetch</text:span>) ses branches.</text:p>
      <text:p text:style-name="Standard">Par exemple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 la marche à suivre est la suivante<text:change text:change-id="ct410297632"/><text:change-start text:change-id="ct410297872"/> :<text:change-end text:change-id="ct410297872"/></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git fetch boubou<text:line-break/>git checkout master<text:line-break/><text:soft-pag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text:change text:change-id="ct371980528"/><text:change-start text:change-id="ct371981608"/> ?<text:change-end text:change-id="ct371981608"/></text:h>
      <text:p text:style-name="Standard">C’est la bonne manière d’annuler un <text:span text:style-name="Italique">commit</text:span> existant dans un historique qui a été publié.<text:line-break/>En effet u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text:p>
      <text:h text:style-name="Heading_20_1" text:outline-level="1">Les branches</text:h>
      <text:h text:style-name="Heading_20_2" text:outline-level="2">Qu’est-ce qu’une branche<text:change text:change-id="ct371981368"/><text:change-start text:change-id="ct371981968"/> ?<text:change-end text:change-id="ct371981968"/></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text:change text:change-id="ct410297392"/><text:change-start text:change-id="ct410300152"/> :<text:change-end text:change-id="ct410300152"/></text:p>
      <text:list xml:id="list224310526773890" text:style-name="List_20_1">
        <text:list-item>
          <text:p text:style-name="P4">modifie le répertoire de travail <text:span text:style-name="Italique">working directory</text:span> (modification des sources)<text:change text:change-id="ct410317864"/><text:change-start text:change-id="ct410317984"/> ;<text:change-end text:change-id="ct410317984"/></text:p>
        </text:list-item>
        <text:list-item>
          <text:p text:style-name="P4">ajoute à l’index ces modifications<text:change text:change-id="ct410318104"/><text:change-start text:change-id="ct410316424"/> ;<text:change-end text:change-id="ct410316424"/></text:p>
        </text:list-item>
        <text:list-item>
          <text:p text:style-name="P4">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 de la branche.</text:p>
      <text:p text:style-name="Standard">Ainsi, manipuler une branche est une opération très rapide à exécuter puisqu’il s’agit d’un pointeur et non d’un container.</text:p>
      <text:h text:style-name="Heading_20_2" text:outline-level="2"><text:soft-page-break/>Comment lister les branches locales<text:change text:change-id="ct371981488"/><text:change-start text:change-id="ct371982088"/> ?<text:change-end text:change-id="ct371982088"/></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Comment lister toutes les branches (locales, distantes, traquées, non-traquées)<text:change text:change-id="ct371981248"/><text:change-start text:change-id="ct371981728"/> ?<text:change-end text:change-id="ct371981728"/></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text:change text:change-id="ct371981848"/><text:change-start text:change-id="ct371301144"/> ?<text:change-end text:change-id="ct371301144"/></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une branche sur la base de celle actuellement active puis de <text:span text:style-name="Teletype">checkout</text:span> la branche nouvellement créée (la rendre active).</text:p>
      <text:p text:style-name="Standard"><text:soft-page-break/>Cette création est évidemment seulement locale.</text:p>
      <text:h text:style-name="Heading_20_2" text:outline-level="2">Comment créer une branche sur une dépôt distant<text:change text:change-id="ct410263288"/><text:change-start text:change-id="ct410263768"/> ?<text:change-end text:change-id="ct410263768"/></text:h>
      <text:p text:style-name="Standard">Il faut créer la branche en local puis la pousser sur le dépôt distant<text:change text:change-id="ct410300032"/><text:change-start text:change-id="ct410302912"/> :<text:change-end text:change-id="ct410302912"/></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
      <text:h text:style-name="Heading_20_2" text:outline-level="2">Comment supprimer une branche<text:change text:change-id="ct410264128"/><text:change-start text:change-id="ct410264488"/> ?<text:change-end text:change-id="ct410264488"/></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span text:style-name="Teletype">merge</text:span> dans la branche parente.</text:p>
      <text:h text:style-name="Heading_20_2" text:outline-level="2">Comment supprimer une branche distante<text:change text:change-id="ct410265328"/><text:change-start text:change-id="ct410266648"/> ?<text:change-end text:change-id="ct410266648"/></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Comment renommer une branche<text:change text:change-id="ct410264608"/><text:change-start text:change-id="ct410263168"/> ?<text:change-end text:change-id="ct410263168"/></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text:soft-page-break/></text:p>
      <text:p text:style-name="Standard">Ne fonctionnera pas si <text:span text:style-name="Teletype">&lt;nouveau-nom&gt;</text:span> est déjà utilisé pour un nom de branche.</text:p>
      <text:h text:style-name="Heading_20_2" text:outline-level="2">Comment comparer deux branches<text:change text:change-id="ct410263528"/><text:change-start text:change-id="ct410263408"/> ?<text:change-end text:change-id="ct410263408"/></text:h>
      <text:p text:style-name="Standard">Il y a deux axes de comparaison possibles, on peut vouloir comparer<text:change text:change-id="ct410302312"/><text:change-start text:change-id="ct410301592"/> :<text:change-end text:change-id="ct410301592"/></text:p>
      <text:list xml:id="list224312022308468" text:style-name="List_20_1">
        <text:list-item>
          <text:p text:style-name="P4">les séries de <text:span text:style-name="Italique">commits</text:span> des branches (les historiques des <text:span text:style-name="Italique">commits</text:span>)<text:change text:change-id="ct410318224"/><text:change-start text:change-id="ct410318344"/> ;<text:change-end text:change-id="ct410318344"/></text:p>
        </text:list-item>
        <text:list-item>
          <text:p text:style-name="P4">l’état des fichiers (les contenus des <text:span text:style-name="Italique">commits</text:span>).</text:p>
        </text:list-item>
      </text:list>
      <text:h text:style-name="Heading_20_2" text:outline-level="2">Comment comparer deux branches pour connaître les historiques des commits<text:change text:change-id="ct410266528"/><text:change-start text:change-id="ct410264848"/> ?<text:change-end text:change-id="ct410264848"/></text:h>
      <text:p text:style-name="Standard">Cette question est donc de savoir ce que l’on cherche à comparer.</text:p>
      <text:p text:style-name="Standard">Pour comparer les historiques de deux branches, on se réfèrera à la commande <text:span text:style-name="Teletype">git log</text:span>, pour comparer l’état des fichiers on se réfèrera à la commande <text:span text:style-name="Teletype">git diff</text:span>.</text:p>
      <text:h text:style-name="Heading_20_2" text:outline-level="2">Comment comparer deux branches pour connaître les contenus des commits<text:change text:change-id="ct410264968"/><text:change-start text:change-id="ct410265208"/> ?<text:change-end text:change-id="ct410265208"/></text:h>
      <text:p text:style-name="Standard">Cette question est donc de savoir comment comparer les branches.</text:p>
      <text:p text:style-name="Standard">Ceci est déterminé par les <text:span text:style-name="Italique">range operator</text:span> <text:change text:change-id="ct410305864"/><text:change-start text:change-id="ct410305024"/><text:span text:style-name="T2">« </text:span><text:change-end text:change-id="ct410305024"/>double dot<text:change text:change-id="ct410307304"/><text:change-start text:change-id="ct410320504"/><text:span text:style-name="T2"> »</text:span><text:change-end text:change-id="ct410320504"/> (<text:span text:style-name="Teletype">..</text:span>) et <text:change text:change-id="ct410308264"/><text:change-start text:change-id="ct410308024"/><text:span text:style-name="T2">« </text:span><text:change-end text:change-id="ct410308024"/>triple dot<text:change text:change-id="ct410307184"/><text:change-start text:change-id="ct410305504"/><text:span text:style-name="T2"> »</text:span><text:change-end text:change-id="ct410305504"/> (<text:span text:style-name="Teletype">...</text:span>).</text:p>
      <text:p text:style-name="Standard">L’usage se fait de cette manière<text:change text:change-id="ct410301712"/><text:change-start text:change-id="ct410302432"/> :<text:change-end text:change-id="ct410302432"/>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4"><text:span text:style-name="Teletype">..</text:span> permet de connaitre les éléments présents dans l’un mais pas dans l’autre.</text:p>
        </text:list-item>
        <text:list-item>
          <text:p text:style-name="P4"><text:span text:style-name="Teletype">...</text:span> permet de connaitre tous les éléments qui ne sont pas partagés.</text:p>
        </text:list-item>
      </text:list>
      <text:p text:style-name="Standard">Dans le cas de <text:span text:style-name="Teletype">git diff</text:span>.</text:p>
      <text:list xml:id="list224312313825544" text:style-name="List_20_1">
        <text:list-item>
          <text:p text:style-name="P4"><text:span text:style-name="Teletype">..</text:span> permet de connaitre les différences de contenu entre les têtes (dernier <text:span text:style-name="Italique">commit</text:span>, nommé souvent <text:span text:style-name="Italique">tip</text:span> en anglais) des deux branches.</text:p>
        </text:list-item>
        <text:list-item>
          <text:p text:style-name="P4"><text:soft-page-break/><text:span text:style-name="Teletype">...</text:span> permet de connai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text:change text:change-id="ct410264008"/><text:change-start text:change-id="ct410265448"/> ?<text:change-end text:change-id="ct410265448"/></text:h>
      <text:p text:style-name="Standard">Si je souhaite connaitre la liste des <text:span text:style-name="Italique">commits</text:span> existants dans <text:span text:style-name="Teletype">release/v1.0.0</text:span> et qui n’existent pas dans <text:span text:style-name="Teletype">master</text:span><text:change text:change-id="ct410301832"/><text:change-start text:change-id="ct410302192"/> :<text:change-end text:change-id="ct410302192"/></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itre la liste des <text:span text:style-name="Italique">commits</text:span> existants dans <text:span text:style-name="Teletype">master</text:span> et qui n’existent pas dans <text:span text:style-name="Teletype">release/v1.0.0</text:span>, on inverse simplement l’ordre<text:change text:change-id="ct410300512"/><text:change-start text:change-id="ct410302072"/> :<text:change-end text:change-id="ct410302072"/></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4"><text:span text:style-name="Teletype">--oneline</text:span> permet de limiter l’affichage de chaque <text:span text:style-name="Italique">commit</text:span> sur une seule ligne.</text:p>
        </text:list-item>
        <text:list-item>
          <text:p text:style-name="P4"><text:span text:style-name="Teletype">--stat</text:span> affiche la liste des fichiers modifiés et le nombre d’ajouts et suppressions, par ex<text:change text:change-id="ct410301952"/><text:change-start text:change-id="ct410302672"/> :<text:change-end text:change-id="ct410302672"/></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text:soft-page-break/></text:p>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tent de rendre plus lisible le résultat.</text:p>
      <text:list xml:id="list224311214011859" text:style-name="List_20_1">
        <text:list-item>
          <text:p text:style-name="P4"><text:span text:style-name="Teletype">--left-right</text:span> ajoute à chaque ligne un <text:span text:style-name="Teletype">&lt;</text:span> ou un <text:span text:style-name="Teletype">&gt;</text:span> selon si la ligne fait référence à la première ou à la deuxième branche.</text:p>
        </text:list-item>
        <text:list-item>
          <text:p text:style-name="P4"><text:span text:style-name="Teletype">--decorate</text:span> affiche clairement les <text:change text:change-id="ct410305624"/><text:change-start text:change-id="ct410304784"/><text:span text:style-name="T2">« </text:span><text:change-end text:change-id="ct410304784"/>refs<text:change text:change-id="ct410307064"/><text:change-start text:change-id="ct410306224"/><text:span text:style-name="T2"> »</text:span><text:change-end text:change-id="ct410306224"/> (tags, branches, <text:span text:style-name="Teletype">HEAD</text:span>) entre parenthèses après le SHA1 des <text:span text:style-name="Italique">commits</text:span>.</text:p>
        </text:list-item>
        <text:list-item>
          <text:p text:style-name="P4"><text:span text:style-name="Teletype">--graph</text:span> constitue un graphe en ASCII art.</text:p>
        </text:list-item>
      </text:list>
      <text:p text:style-name="Standard">Par exemple<text:change text:change-id="ct410300632"/><text:change-start text:change-id="ct410303032"/> :<text:change-end text:change-id="ct410303032"/></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text:soft-page-break/>Comment comparer l’état de tous les fichiers présents dans deux branches<text:change text:change-id="ct410266168"/><text:change-start text:change-id="ct410263648"/> ?<text:change-end text:change-id="ct410263648"/></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Une première étape pour trier pourrait être de ne pas afficher les différences en tant que telles mais de listes les fichiers et le nombre de différences qu’ils contiennent avec l’option <text:span text:style-name="Teletype">--stat</text:span><text:change text:change-id="ct410303152"/><text:change-start text:change-id="ct410300752"/> :<text:change-end text:change-id="ct410300752"/></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text:soft-page-break/></text:p>
      <text:h text:style-name="Heading_20_2" text:outline-level="2">Comment comparer l’état d’un fichier présent dans deux branches<text:change text:change-id="ct410263888"/><text:change-start text:change-id="ct410264728"/> ?<text:change-end text:change-id="ct410264728"/></text:h>
      <text:p text:style-name="Standard">On ajoute simplement le chemin relatif du fichier à comparer<text:change text:change-id="ct410302552"/><text:change-start text:change-id="ct410299912"/> :<text:change-end text:change-id="ct410299912"/></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
      <text:h text:style-name="Heading_20_1" text:outline-level="1">Les fusions de branches (merge)</text:h>
      <text:h text:style-name="Heading_20_2" text:outline-level="2">Qu’est-ce qu’une fusion (merge)<text:change text:change-id="ct410266768"/><text:change-start text:change-id="ct410264368"/> ?<text:change-end text:change-id="ct410264368"/></text:h>
      <text:p text:style-name="Standard">C’est l’action de fusionner une branche avec une autre, généralement d’une branche enfant vers une branche parente.</text:p>
      <text:p text:style-name="Standard">Par exemple<text:change text:change-id="ct410299792"/><text:change-start text:change-id="ct410302792"/> :<text:change-end text:change-id="ct410302792"/></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 ces deux branches pointent sur le <text:span text:style-name="Italique">commit</text:span> <text:span text:style-name="Teletype">M1</text:span><text:change text:change-id="ct410303272"/><text:change-start text:change-id="ct410303392"/> :<text:change-end text:change-id="ct410303392"/></text:p>
      <table:table table:name="dvp_code_text_62" table:style-name="dvp_5f_code_5f_text_5f_62">
        <table:table-column table:style-name="dvp_5f_code_5f_text_5f_62.A" table:number-columns-repeated="6"/>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text:change text:change-id="ct410300272"/><text:change-start text:change-id="ct410300992"/> :<text:change-end text:change-id="ct410300992"/></text:p>
      <table:table table:name="dvp_code_text_63" table:style-name="dvp_5f_code_5f_text_5f_63">
        <table:table-column table:style-name="dvp_5f_code_5f_text_5f_63.A" table:number-columns-repeated="6"/>
        <text:soft-page-break/>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text:change text:change-id="ct410300392"/><text:change-start text:change-id="ct410303512"/> :<text:change-end text:change-id="ct410303512"/></text:p>
      <table:table table:name="dvp_code_text_64" table:style-name="dvp_5f_code_5f_text_5f_64">
        <table:table-column table:style-name="dvp_5f_code_5f_text_5f_64.A" table:number-columns-repeated="6"/>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text:change text:change-id="ct410300872"/><text:change-start text:change-id="ct410301112"/> :<text:change-end text:change-id="ct410301112"/></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text:change text:change-id="ct410301232"/><text:change-start text:change-id="ct410301352"/> :<text:change-end text:change-id="ct410301352"/></text:p>
      <table:table table:name="dvp_code_text_66" table:style-name="dvp_5f_code_5f_text_5f_66">
        <table:table-column table:style-name="dvp_5f_code_5f_text_5f_66.A" table:number-columns-repeated="6"/>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text:soft-page-break/>Comment fusionner une branche toto dans une branche master<text:change text:change-id="ct410265808"/><text:change-start text:change-id="ct410265928"/> ?<text:change-end text:change-id="ct410265928"/></text:h>
      <text:p text:style-name="Standard">Il faut se positionner sur la branche de destination au préalable (<text:span text:style-name="Italique">checkout</text:span>)<text:change text:change-id="ct410301472"/><text:change-start text:change-id="ct410303752"/> :<text:change-end text:change-id="ct410303752"/></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s en cours dans le répertoire de travail (<text:span text:style-name="Italique">working directory</text:span>) sinon Git refusera la fusion.</text:p>
      <text:p text:style-name="Standard">Ceci fait la fusion des deux branches est possible<text:change text:change-id="ct410303872"/><text:change-start text:change-id="ct410303632"/> :<text:change-end text:change-id="ct410303632"/></text:p>
      <table:table table:name="dvp_code_text_68" table:style-name="dvp_5f_code_5f_text_5f_68">
        <table:table-column table:style-name="dvp_5f_code_5f_text_5f_68.A" table:number-columns-repeated="6"/>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text:change text:change-id="ct410266288"/><text:change-start text:change-id="ct410264248"/> ?<text:change-end text:change-id="ct410264248"/></text:h>
      <text:p text:style-name="Standard">Un <text:span text:style-name="Italique">merge fast-forward</text:span> peut avoir lieu lorsque la branche parente n’a pas évolué depuis la création de la branche à fusionner.</text:p>
      <text:p text:style-name="Standard">Par exemple dans cette situation<text:change text:change-id="ct410304352"/><text:change-start text:change-id="ct410303992"/> :<text:change-end text:change-id="ct410303992"/></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text:change text:change-id="ct410304112"/><text:change-start text:change-id="ct410304232"/> :<text:change-end text:change-id="ct410304232"/></text:p>
      <table:table table:name="dvp_code_text_70" table:style-name="dvp_5f_code_5f_text_5f_70">
        <table:table-column table:style-name="dvp_5f_code_5f_text_5f_70.A" table:number-columns-repeated="6"/>
        <text:soft-page-break/>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e.</text:p>
      <text:p text:style-name="Standard">Par exemple avec la situation précédente<text:change text:change-id="ct410304472"/><text:change-start text:change-id="ct410291632"/> :<text:change-end text:change-id="ct410291632"/></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text:change text:change-id="ct410289472"/><text:change-start text:change-id="ct410291872"/> :<text:change-end text:change-id="ct410291872"/></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change text:change-id="ct410306104"/><text:change-start text:change-id="ct410308384"/><text:span text:style-name="T2">« </text:span><text:change-end text:change-id="ct410308384"/>de merge<text:change text:change-id="ct410307784"/><text:change-start text:change-id="ct410305984"/><text:span text:style-name="T2"> »</text:span><text:change-end text:change-id="ct410305984"/> qui aura la particularité d’avoir deux parents, ici <text:span text:style-name="Teletype">M3</text:span> et <text:span text:style-name="Teletype">B3</text:span><text:change text:change-id="ct410291992"/><text:change-start text:change-id="ct410290792"/> :<text:change-end text:change-id="ct410290792"/></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text:soft-page-break/>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text:change text:change-id="ct410288632"/><text:change-start text:change-id="ct410290432"/> :<text:change-end text:change-id="ct410290432"/></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 à cette historique<text:change text:change-id="ct410290672"/><text:change-start text:change-id="ct410290912"/> :<text:change-end text:change-id="ct410290912"/></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Certains utilisateurs aiment conserver la visibilité de l’existance des branches même après leur fusion et leur suppression<text:change text:change-id="ct410289352"/><text:change-start text:change-id="ct410289112"/> :<text:change-end text:change-id="ct410289112"/></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text:change text:change-id="ct410265088"/><text:change-start text:change-id="ct410270368"/> ?<text:change-end text:change-id="ct410270368"/></text:h>
      <text:p text:style-name="Standard">La solution la plus simple consiste à supprimer les <text:span text:style-name="Italique">commits</text:span> sur la branche de destination. Par exemple dans cette situation<text:change text:change-id="ct410289592"/><text:change-start text:change-id="ct410291032"/> :<text:change-end text:change-id="ct410291032"/></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text:soft-page-break/></text:p>
      <text:p text:style-name="Standard">En se positionnant (<text:span text:style-name="Italique">checkout</text:span>) sur la branche <text:span text:style-name="Teletype">master</text:span> on peut soit supprimer le dernier <text:span text:style-name="Italique">commit</text:span><text:change text:change-id="ct410291152"/><text:change-start text:change-id="ct410288872"/> :<text:change-end text:change-id="ct410288872"/></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Soit donner à la commande <text:span text:style-name="Teletype">reset</text:span> le SHA1 du <text:span text:style-name="Italique">commit</text:span> <text:span text:style-name="Teletype">M1</text:span><text:change text:change-id="ct410289232"/><text:change-start text:change-id="ct410288752"/> :<text:change-end text:change-id="ct410288752"/></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text:change text:change-id="ct410290072"/><text:change-start text:change-id="ct410289712"/> :<text:change-end text:change-id="ct410289712"/></text:p>
      <table:table table:name="dvp_code_text_80" table:style-name="dvp_5f_code_5f_text_5f_80">
        <table:table-column table:style-name="dvp_5f_code_5f_text_5f_80.A" table:number-columns-repeated="6"/>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text:change text:change-id="ct410269888"/><text:change-start text:change-id="ct410269768"/> ?<text:change-end text:change-id="ct410269768"/></text:h>
      <text:p text:style-name="Standard">Un conflit apparait lors d’une fusion lorsque deux fichiers ont évolué sur la même ligne de code mais différemment.</text:p>
      <text:p text:style-name="Standard">Git ne peut pas savoir où est la vérité, il demande donc à l’utilisateur de trancher en modifiant le fichier source à fusionner en ajoutant les deux versions possibles encadrées par des marqueurs.</text:p>
      <text:h text:style-name="Heading_20_2" text:outline-level="2">Comment gérer un conflit<text:change text:change-id="ct410268568"/><text:change-start text:change-id="ct410270248"/> ?<text:change-end text:change-id="ct410270248"/></text:h>
      <text:p text:style-name="Standard">Par exemple avec un conflit sur le fichier <text:span text:style-name="Teletype">index.html</text:span> lors d’une fusion de <text:span text:style-name="Teletype">toto</text:span> dans <text:span text:style-name="Teletype">master</text:span> on aurait<text:change text:change-id="ct410288272"/><text:change-start text:change-id="ct410290312"/> :<text:change-end text:change-id="ct410290312"/></text:p>
      <text:list xml:id="list224310815259806" text:style-name="List_20_1">
        <text:list-item>
          <text:p text:style-name="P4"><text:span text:style-name="Teletype">&lt;&lt;&lt;&lt;&lt;&lt;&lt; HEAD</text:span> qui désigne le début de la version de <text:span text:style-name="Teletype">master</text:span>.</text:p>
        </text:list-item>
        <text:list-item>
          <text:p text:style-name="P4"><text:soft-page-break/><text:span text:style-name="Teletype">=======</text:span> qui sépare les deux versions et débute donc la version de <text:span text:style-name="Teletype">toto</text:span>.</text:p>
        </text:list-item>
        <text:list-item>
          <text:p text:style-name="P4"><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text:change text:change-id="ct410268088"/><text:change-start text:change-id="ct410268208"/> ?<text:change-end text:change-id="ct410268208"/></text:h>
      <text:p text:style-name="Standard">Pendant la résolution des conflits exécutez simplement un <text:span text:style-name="Teletype">git merge --abort</text:span>.</text:p>
      <text:h text:style-name="Heading_20_1" text:outline-level="1">Réécriture de l’historique (rebase)</text:h>
      <text:h text:style-name="Heading_20_2" text:outline-level="2">Qu’est-ce qu’un rebase<text:change text:change-id="ct410268328"/><text:change-start text:change-id="ct410269168"/> ?<text:change-end text:change-id="ct410269168"/></text:h>
      <text:p text:style-name="Standard">Conceptuellement il s’agit d’une réécriture de l’historique.</text:p>
      <text:p text:style-name="Standard">Techniquement il s’agit de changer le parent du <text:span text:style-name="Italique">commit</text:span> à la base de la branche à <text:span text:style-name="Italique">rebase</text:span> ce qui a pour conséquence de recréer tous les <text:span text:style-name="Italique">commits</text:span> descendants (du fait du nouveau <text:span text:style-name="Italique">timestamp</text:span>).</text:p>
      <text:p text:style-name="Standard">De ce fait il ne faut <text:span text:style-name="Gras">jamais</text:span> <text:span text:style-name="Italique">rebase</text:span> une branche qui a été publiée quelque part et donc le <text:span text:style-name="Italique">rebase</text:span> ne doit s’appliquer qu’à des branches privées, c’est à dire qui n’existe que sur votre machine.</text:p>
      <text:h text:style-name="Heading_20_2" text:outline-level="2">Pourquoi effectuer un rebase<text:change text:change-id="ct410269288"/><text:change-start text:change-id="ct410268928"/> ?<text:change-end text:change-id="ct410268928"/></text:h>
      <text:p text:style-name="Standard">Principalement pour conserver un historique propre et lisible.</text:p>
      <text:p text:style-name="Standard">La bonne pratique est de systématiquement <text:span text:style-name="Italique">rebase</text:span> une branche de travail avant de chercher à la fusionner avec une branche de collaboration (nommée généralement <text:span text:style-name="Teletype">master</text:span>).</text:p>
      <text:p text:style-name="Standard">Prenons la situation suivante<text:change text:change-id="ct410288392"/><text:change-start text:change-id="ct410290552"/> :<text:change-end text:change-id="ct410290552"/></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text:soft-page-break/></text:p>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é <text:span text:style-name="Teletype">master</text:span> et la situation sur le dépôt distant est en réalité<text:change text:change-id="ct410289952"/><text:change-start text:change-id="ct410290192"/> :<text:change-end text:change-id="ct410290192"/></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text:change text:change-id="ct410291272"/><text:change-start text:change-id="ct410291512"/> :<text:change-end text:change-id="ct410291512"/></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text:change text:change-id="ct410291392"/><text:change-start text:change-id="ct410291752"/> :<text:change-end text:change-id="ct410291752"/></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Si vous choisissez de <text:span text:style-name="Italique">rebase</text:span> vous allez obtenir ceci<text:change text:change-id="ct410289832"/><text:change-start text:change-id="ct410288512"/> :<text:change-end text:change-id="ct410288512"/></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text:soft-page-break/></text:p>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 .</text:p>
      <text:p text:style-name="Standard">À chaque étape, si Git rencontre un conflit, il vous laissera la main pour le résoudre.</text:p>
      <text:p text:style-name="Standard"><text:span text:style-name="Gras">Important</text:span><text:change text:change-id="ct410288992"/><text:change-start text:change-id="ct410293792"/> :<text:change-end text:change-id="ct410293792"/>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 donc le SHA1 identifiant le <text:span text:style-name="Italique">commit</text:span> est différent.</text:p>
      <text:h text:style-name="Heading_20_2" text:outline-level="2">Comment effectuer un rebase<text:change text:change-id="ct410268448"/><text:change-start text:change-id="ct410268808"/> ?<text:change-end text:change-id="ct410268808"/></text:h>
      <text:p text:style-name="Standard">Commencez par récupérer l’état de la branche parente sur le dépôt distant<text:change text:change-id="ct410294272"/><text:change-start text:change-id="ct410295592"/> :<text:change-end text:change-id="ct410295592"/></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à <text:span text:style-name="Italique">rebase</text:span> et exécutez-le (la commande <text:span text:style-name="Teletype">rebase</text:span> prend en argument la branche servant de base, c’est à dire la branche parente)<text:change text:change-id="ct410294992"/><text:change-start text:change-id="ct410292592"/> :<text:change-end text:change-id="ct410292592"/></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
      <text:h text:style-name="Heading_20_2" text:outline-level="2">Qu’est-ce qu’un rebase intéractif<text:change text:change-id="ct410270128"/><text:change-start text:change-id="ct410267368"/> ?<text:change-end text:change-id="ct410267368"/></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text:change text:change-id="ct410294392"/><text:change-start text:change-id="ct410293552"/> :<text:change-end text:change-id="ct410293552"/></text:p>
      <text:list xml:id="list224311755332931" text:style-name="List_20_1">
        <text:list-item>
          <text:p text:style-name="P4"><text:soft-page-break/><text:span text:style-name="Teletype">pick</text:span> pour utiliser le <text:span text:style-name="Italique">commit</text:span><text:change text:change-id="ct410316664"/><text:change-start text:change-id="ct410319544"/> ;<text:change-end text:change-id="ct410319544"/></text:p>
        </text:list-item>
        <text:list-item>
          <text:p text:style-name="P4"><text:span text:style-name="Teletype">reword</text:span> pour utiliser le <text:span text:style-name="Italique">commit</text:span> et changer son message<text:change text:change-id="ct410316304"/><text:change-start text:change-id="ct410318464"/> ;<text:change-end text:change-id="ct410318464"/></text:p>
        </text:list-item>
        <text:list-item>
          <text:p text:style-name="P4"><text:span text:style-name="Teletype">edit</text:span> pour utiliser le <text:span text:style-name="Italique">commit</text:span> mais pour pouvoir le modifier<text:change text:change-id="ct410318704"/><text:change-start text:change-id="ct410318824"/> ;<text:change-end text:change-id="ct410318824"/></text:p>
        </text:list-item>
        <text:list-item>
          <text:p text:style-name="P4"><text:span text:style-name="Teletype">squash</text:span> pour fusionner le <text:span text:style-name="Italique">commit</text:span> avec le précédent<text:change text:change-id="ct410318944"/><text:change-start text:change-id="ct410319664"/> ;<text:change-end text:change-id="ct410319664"/></text:p>
        </text:list-item>
        <text:list-item>
          <text:p text:style-name="P4"><text:span text:style-name="Teletype">fixup</text:span> comme squash mais en supprimant le message de <text:span text:style-name="Italique">commit</text:span> du <text:span text:style-name="Italique">commit</text:span> fusionné<text:change text:change-id="ct410319424"/><text:change-start text:change-id="ct410317024"/> ;<text:change-end text:change-id="ct410317024"/></text:p>
        </text:list-item>
        <text:list-item>
          <text:p text:style-name="P4"><text:span text:style-name="Teletype">exec</text:span> pour exécuter une commande shell<text:change text:change-id="ct410316544"/><text:change-start text:change-id="ct410316784"/> ;<text:change-end text:change-id="ct410316784"/></text:p>
        </text:list-item>
        <text:list-item>
          <text:p text:style-name="P4"><text:span text:style-name="Teletype">drop</text:span> pour ignorer le <text:span text:style-name="Italique">commit</text:span> qui n’existera donc plus dans votre historique au terme de l’opération.</text:p>
        </text:list-item>
      </text:list>
      <text:h text:style-name="Heading_20_2" text:outline-level="2">Pourquoi effectuer un rebase intéractif<text:change text:change-id="ct410268688"/><text:change-start text:change-id="ct410270008"/> ?<text:change-end text:change-id="ct410270008"/></text:h>
      <text:p text:style-name="Standard">P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éractif<text:change text:change-id="ct410269408"/><text:change-start text:change-id="ct410269648"/> ?<text:change-end text:change-id="ct410269648"/></text:h>
      <text:p text:style-name="Standard">Il suffit d’ajouter le paramètre <text:span text:style-name="Teletype">-i</text:span> à la commande et d’y adjoindre la profondeur (combien de commits depuis la tête de la branche seront concernés).</text:p>
      <text:p text:style-name="Standard">Par exemple<text:change text:change-id="ct410292112"/><text:change-start text:change-id="ct410293672"/> :<text:change-end text:change-id="ct410293672"/></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
      <text:p text:style-name="Standard">Aura pour effet de <text:span text:style-name="Italique">rebase</text:span> les trois derniers <text:span text:style-name="Italique">commits</text:span> de votre branche.</text:p>
      <text:p text:style-name="Standard">L’exécution de cette commande entraine l’ouverture d’un éditeur de texte depuis votre shell, s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 à chaque étape quelle opération vous souhaitez effectuer.</text:p>
      <text:p text:style-name="Standard">Par défaut on obtient <text:span text:style-name="Teletype">pick</text:span> pour chaque <text:span text:style-name="Italique">commit</text:span>, par exemple<text:change text:change-id="ct410294632"/><text:change-start text:change-id="ct410294752"/> :<text:change-end text:change-id="ct410294752"/></text:p>
      <table:table table:name="dvp_code_text_89" table:style-name="dvp_5f_code_5f_text_5f_89">
        <table:table-column table:style-name="dvp_5f_code_5f_text_5f_89.A" table:number-columns-repeated="6"/>
        <text:soft-page-break/>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 et Git démarrera l’opération de <text:span text:style-name="Italique">rebase</text:span> intéractif.</text:p>
      <text:p text:style-name="Standard">Si par exemple je veux changer les messages de <text:span text:style-name="Italique">commit</text:span> des trois commits de ma branche je vais configurer ainsi<text:change text:change-id="ct410294032"/><text:change-start text:change-id="ct410295832"/> :<text:change-end text:change-id="ct410295832"/></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text:soft-page-break/>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text:change text:change-id="ct410269048"/><text:change-start text:change-id="ct410267488"/> ?<text:change-end text:change-id="ct410267488"/></text:h>
      <text:p text:style-name="Standard">Comme pour annuler une fusion<text:change text:change-id="ct410292712"/><text:change-start text:change-id="ct410292352"/> :<text:change-end text:change-id="ct410292352"/></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Cette commande fonctionne pour le <text:span text:style-name="Italique">rebase</text:span> standard comme pour le <text:span text:style-name="Italique">rebase</text:span> intéractif.</text:p>
      <text:h text:style-name="Heading_20_2" text:outline-level="2">Comment résoudre un conflit lors d’un rebase<text:change text:change-id="ct410270728"/><text:change-start text:change-id="ct410267968"/> ?<text:change-end text:change-id="ct410267968"/></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text:change text:change-id="ct410263048"/><text:change-start text:change-id="ct410262568"/> !<text:change-end text:change-id="ct410262568"/>)</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ez par vous et les autres utilisateurs.</text:p>
      <text:p text:style-name="Standard">Cette commande fonctionne pour le <text:span text:style-name="Italique">rebase</text:span> standard comme pour le <text:span text:style-name="Italique">rebase</text:span> intéractif.</text:p>
      <text:h text:style-name="Heading_20_1" text:outline-level="1">Les tags</text:h>
      <text:h text:style-name="Heading_20_2" text:outline-level="2">Qu’est-ce qu’un tag<text:change text:change-id="ct410270488"/><text:change-start text:change-id="ct410270608"/> ?<text:change-end text:change-id="ct410270608"/></text:h>
      <text:p text:style-name="Standard">C’est un <text:span text:style-name="Italique">label</text:span> (une chaîne de caractères) pointant sur un et un seul <text:span text:style-name="Italique">commit</text:span>.</text:p>
      <text:p text:style-name="Standard"><text:soft-page-break/>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e tag<text:change text:change-id="ct410267608"/><text:change-start text:change-id="ct410269528"/> ?<text:change-end text:change-id="ct410269528"/></text:h>
      <text:p text:style-name="Standard">En ligne de commande<text:change text:change-id="ct410295232"/><text:change-start text:change-id="ct410294872"/> :<text:change-end text:change-id="ct410294872"/></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text:change text:change-id="ct410295112"/><text:change-start text:change-id="ct410293432"/> :<text:change-end text:change-id="ct410293432"/></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Comment supprimer une tag<text:change text:change-id="ct410267128"/><text:change-start text:change-id="ct410267728"/> ?<text:change-end text:change-id="ct410267728"/></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 La bonne pratique est de créer un nouveau <text:span text:style-name="Italique">tag</text:span><text:change text:change-id="ct410259568"/><text:change-start text:change-id="ct410259328"/> !<text:change-end text:change-id="ct410259328"/></text:p>
      <text:h text:style-name="Heading_20_2" text:outline-level="2"><text:soft-page-break/>Comment renommer une tag<text:change text:change-id="ct410267008"/><text:change-start text:change-id="ct410267248"/> ?<text:change-end text:change-id="ct410267248"/></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text:change text:change-id="ct410267848"/><text:change-start text:change-id="ct410271448"/> ?<text:change-end text:change-id="ct410271448"/></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Comment comparer deux tags<text:change text:change-id="ct410271568"/><text:change-start text:change-id="ct410271208"/> ?<text:change-end text:change-id="ct410271208"/></text:h>
      <text:p text:style-name="Standard">Exactement comme avec les branches, remplacez simplement les noms des branches par les noms des tags.</text:p>
      <text:h text:style-name="Heading_20_2" text:outline-level="2">Comment comparer l’état d’un fichier présent dans deux tags<text:change text:change-id="ct410270848"/><text:change-start text:change-id="ct410270968"/> ?<text:change-end text:change-id="ct410270968"/></text:h>
      <text:p text:style-name="Standard">Exactement comme avec les branches, remplacez simplement les noms des branches par les noms des <text:span text:style-name="Italique">tags</text:span>.</text:p>
      <text:h text:style-name="Heading_20_1" text:outline-level="1">Les logs</text:h>
      <text:h text:style-name="Heading_20_2" text:outline-level="2">Qu’est-ce que le log<text:change text:change-id="ct410271088"/><text:change-start text:change-id="ct410271688"/> ?<text:change-end text:change-id="ct410271688"/></text:h>
      <text:p text:style-name="Standard">Le log permet d’explorer l’historique des commits du dépôt.</text:p>
      <text:p text:style-name="Standard">Les options et possibilités sont très nombreuses, on peut filtrer l’affichage de beaucoup de manières, par références (branches, tags), par auteur de commit, par dates, etc …</text:p>
      <text:p text:style-name="Standard">On peut aussi comparer les références entre elles (branches, tags) afin d’afficher un CHANGELOG des commits entre différentes versions par exemple.</text:p>
      <text:p text:style-name="Standard"><text:soft-page-break/>C’est un outil indispensable pour comprendre l’historique, il est également très utile pour la maintenance.</text:p>
      <text:h text:style-name="Heading_20_2" text:outline-level="2">Comment afficher le log<text:change text:change-id="ct410271328"/><text:change-start text:change-id="ct410257648"/> ?<text:change-end text:change-id="ct410257648"/></text:h>
      <text:p text:style-name="Standard">Dans sa forme la plus simple<text:change text:change-id="ct410295352"/><text:change-start text:change-id="ct410294512"/> :<text:change-end text:change-id="ct410294512"/></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text:soft-page-break/>Comment afficher le log sous forme graphique dans la console<text:change text:change-id="ct410257528"/><text:change-start text:change-id="ct410256088"/> ?<text:change-end text:change-id="ct410256088"/></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log sur une seule ligne pour chaque commit<text:change text:change-id="ct410257768"/><text:change-start text:change-id="ct410257888"/> ?<text:change-end text:change-id="ct410257888"/></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Comment afficher un changelog entre deux tags<text:change text:change-id="ct410257048"/><text:change-start text:change-id="ct410259208"/> ?<text:change-end text:change-id="ct410259208"/></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Comment filtrer le log sur la base des messages de commit<text:change text:change-id="ct410255608"/><text:change-start text:change-id="ct410256928"/> ?<text:change-end text:change-id="ct410256928"/></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text:soft-page-break/>Comment filtrer le log sur la base de l’auteur des commits<text:change text:change-id="ct410256328"/><text:change-start text:change-id="ct410255728"/> ?<text:change-end text:change-id="ct410255728"/></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log<text:change text:change-id="ct410258728"/><text:change-start text:change-id="ct410258968"/> ?<text:change-end text:change-id="ct410258968"/></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Comment trouver qui a modifié quelle ligne dans un fichier donné<text:change text:change-id="ct410255488"/><text:change-start text:change-id="ct410255848"/> ?<text:change-end text:change-id="ct410255848"/>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text:soft-page-break/>Chaque ligne du fichier est affichée, devant chaque ligne on a le SHA1 en version courte, le nom de l’auteur et le timestamp de création du commit.</text:p>
      <text:p text:style-name="Standard">On navigue comme avec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text:change text:change-id="ct410295472"/><text:change-start text:change-id="ct410293912"/> :<text:change-end text:change-id="ct410293912"/></text:p>
      <text:list xml:id="list224312175224464" text:style-name="List_20_1">
        <text:list-item>
          <text:p text:style-name="P4">les <text:span text:style-name="Italique">issues</text:span> qui peuvent être utilisées comme un bug tracker ou/et comme un planificateur de tâches.</text:p>
        </text:list-item>
        <text:list-item>
          <text:p text:style-name="P4">les <text:span text:style-name="Italique">milestones</text:span> qui permettent de relier les <text:span text:style-name="Italique">issues</text:span> à une version en devenir.</text:p>
        </text:list-item>
        <text:list-item>
          <text:p text:style-name="P4">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text:soft-page-break/>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text:change text:change-id="ct410258848"/><text:change-start text:change-id="ct410255968"/> ?<text:change-end text:change-id="ct410255968"/></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text:change text:change-id="ct410257408"/><text:change-start text:change-id="ct410259088"/> ?<text:change-end text:change-id="ct410259088"/></text:h>
      <text:p text:style-name="Standard">Le fichier <text:span text:style-name="Teletype">README.md</text:span> du dépôt doit être lu en intégralité et très attentivement. Par convention c’est le point d’entrée documentaire de tout projet.<text:line-break/>Il est affiché par défaut par les outils web type GitHub / GitLab lorsqu’on accède au dépôt du projet.<text:line-break/>Les premières instructions pour utiliser le projet (installation des dépendances, compilation, exécution<text:change text:change-id="ct410314624"/><text:change-start text:change-id="ct410314744"/>…<text:change-end text:change-id="ct410314744"/>)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Parmi ces fichiers ont peut trouver<text:change text:change-id="ct410294152"/><text:change-start text:change-id="ct410293312"/> :<text:change-end text:change-id="ct410293312"/></text:p>
      <text:list xml:id="list224312250868608" text:style-name="List_20_1">
        <text:list-item>
          <text:p text:style-name="P4"><text:span text:style-name="Teletype">CONTRIBUTE.md</text:span> ou <text:span text:style-name="Teletype">CONTRIBUTING.md</text:span>, certains projets proposent un fichier dédié aux informations liées aux contributions.</text:p>
        </text:list-item>
        <text:list-item>
          <text:p text:style-name="P4"><text:span text:style-name="Teletype">LICENSE.md</text:span>, important de savoir quelle sera la licence de votre contribution.</text:p>
        </text:list-item>
        <text:list-item>
          <text:p text:style-name="P4"><text:span text:style-name="Teletype">ISSUE_TEMPLATE.md</text:span>, un template pour la création d’issue. Il est de bon ton de le respecter<text:change text:change-id="ct410262808"/><text:change-start text:change-id="ct410259808"/> !<text:change-end text:change-id="ct410259808"/></text:p>
        </text:list-item>
        <text:list-item>
          <text:p text:style-name="P4"><text:span text:style-name="Teletype">PULL_REQUEST_TEMPLATE.md</text:span>, un template pour la création des Pull Request. De même il est de bon ton de le respecter<text:change text:change-id="ct410262328"/><text:change-start text:change-id="ct410260768"/> !<text:change-end text:change-id="ct410260768"/></text:p>
        </text:list-item>
        <text:list-item>
          <text:p text:style-name="P4"><text:span text:style-name="Teletype">CODE_OF_CONDUCT.md</text:span>, un code de conduite à tenir dans vos échanges avec les autres contributeurs. Il est parfois nécessaire de l’accepter en même temps que la première Pull Request.</text:p>
        </text:list-item>
        <text:list-item>
          <text:p text:style-name="P4"><text:soft-page-break/><text:span text:style-name="Teletype">CODING_STYLE.md</text:span>, décrit ou donne des liens décrivant le style de code à utiliser. Ce fichier est parfois associé à un linter qui sera exécuté dans l’intégration continue avec les tests.</text:p>
        </text:list-item>
      </text:list>
      <text:h text:style-name="Heading_20_2" text:outline-level="2">Comment proposer un sujet de contribution<text:change text:change-id="ct410257168"/><text:change-start text:change-id="ct410258368"/> ?<text:change-end text:change-id="ct410258368"/></text:h>
      <text:p text:style-name="Standard">Ouvrez une issue<text:change text:change-id="ct410260288"/><text:change-start text:change-id="ct410261008"/> !<text:change-end text:change-id="ct410261008"/>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Pourquoi est-il nécessaire de forker le projet sur lequel on souhaite contribuer<text:change text:change-id="ct410256208"/><text:change-start text:change-id="ct410257288"/> ?<text:change-end text:change-id="ct410257288"/></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Comment initialiser son dépôt local pour préparer une contribution<text:change text:change-id="ct410256448"/><text:change-start text:change-id="ct410256688"/> ?<text:change-end text:change-id="ct410256688"/></text:h>
      <text:p text:style-name="Standard">Après avoir lu entièrement la documentation et forké le dépôt principal il faut cloner sur votre machine le dépôt central<text:change text:change-id="ct410295712"/><text:change-start text:change-id="ct410292232"/> :<text:change-end text:change-id="ct410292232"/> <text:span text:style-name="Teletype">git clone &lt;url-depot&gt;</text:span>.<text:line-break/>Ensuite il faut ajouter à votre dépôt local votre fork en tant que dépôt distant<text:change text:change-id="ct410292472"/><text:change-start text:change-id="ct410292832"/> :<text:change-end text:change-id="ct410292832"/>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text:soft-page-break/>Quelles sont les étapes habituelles d’une contribution de code<text:change text:change-id="ct410256568"/><text:change-start text:change-id="ct410258128"/> ?<text:change-end text:change-id="ct410258128"/></text:h>
      <text:p text:style-name="Standard">Après avoir lu entièrement la documentation, forké le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text:change text:change-id="ct410292952"/><text:change-start text:change-id="ct410293072"/> :<text:change-end text:change-id="ct410293072"/> <text:span text:style-name="Teletype">git checkout -b &lt;nom-de-votre-branche</text:span>.</text:p>
      <text:p text:style-name="Standard">A ce stade vous pouvez librement écrire vos commits.</text:p>
      <text:p text:style-name="Standard">Une fois terminé, il faut rebaser votre travail. En effet vous avez pu passer plusieurs jours ou semaines à préparer votre contribution, et donc d’autres personnes auront probablement fait avancer <text:span text:style-name="Teletype">master</text:span>.</text:p>
      <text:p text:style-name="Standard">Il convient donc de récupérer leur travail<text:change text:change-id="ct410297512"/><text:change-start text:change-id="ct410293192"/> :<text:change-end text:change-id="ct410293192"/>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text:change text:change-id="ct410296072"/><text:change-start text:change-id="ct410297152"/> :<text:change-end text:change-id="ct410297152"/> <text:span text:style-name="Teletype">git rebase master</text:span>.</text:p>
      <text:p text:style-name="Standard">On peut également rebaser directement sa branche de travail sans tirer master via <text:span text:style-name="Teletype">git rebase origin/master</text:span>.<text:line-break/>Attention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text:change text:change-id="ct371968168"/><text:change-start text:change-id="ct371969488"/> :<text:change-end text:change-id="ct371969488"/> <text:span text:style-name="Teletype">git push fork &lt;nom-de-votre-branche&gt;</text:span>.</text:p>
      <text:p text:style-name="Standard">A ce stade, l’outil que vous utilisez pour collaborer vous proposera de créer une Pull Request (si GitHub) ou une Merge Request (si GitLab).</text:p>
      <text:p text:style-name="Standard">Une fois créée, c’est aux mainteneurs de travailler.<text:line-break/>Selon comment ils fonctionnent et ont configuré leur projet, le fait d’avoir proposé une contribution a pu déclencher un job dans l’intégration continue.<text:line-break/>Il convient de vérifier son résultat car si il est en erreur c’est à vous qu’il revient d’effectuer la correction, la Pull Request restera bloquée tant que la correction n’aura pas été effectuée.</text:p>
      <text:p text:style-name="Standard"><text:soft-page-break/>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i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eletype">squash</text:span> vos commits en un seul, un rebase intéractif suivi d’un <text:span text:style-name="Teletype">git push --force fork &lt;nom-de-votre-branche&gt;</text:span> sera nécessaire.<text:line-break/>Sinon depuis peu les mainteneurs peuvent <text:span text:style-name="Teletype">squash</text:span> les commits eux-mêmes via l’interface web (sur GitHub comme sur GitLab).</text:p>
      <text:h text:style-name="Heading_20_2" text:outline-level="2">Qu’est-ce que cela m’apporte de contribuer à un projet OpenSource<text:change text:change-id="ct410258488"/><text:change-start text:change-id="ct410256808"/> ?<text:change-end text:change-id="ct410256808"/></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text:change text:change-id="ct410312944"/><text:change-start text:change-id="ct410314264"/> :<text:change-end text:change-id="ct410314264"/></text:p>
      <text:list xml:id="list224312935516894" text:style-name="List_20_1">
        <text:list-item>
          <text:p text:style-name="P4">votre autonomie et votre esprit d’initiative notamment dans l’optique d’un télétravail.</text:p>
        </text:list-item>
        <text:list-item>
          <text:p text:style-name="P4">une capacité à s’adapter à un contexte de travail spécifique (les règles spécifiques du projet).</text:p>
        </text:list-item>
        <text:list-item>
          <text:p text:style-name="P4">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7A702FEA8C9702C9.gif" xlink:type="simple" xlink:show="embed" xlink:actuate="onLoad"/><svg:title>KitOOoDVP.gif</svg:title><svg:desc>Logo du KitOOoDVP</svg:desc></draw:frame> </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13-03-26T08:45:13.29</meta:creation-date>
    <meta:editing-cycles>23</meta:editing-cycles>
    <meta:editing-duration>PT11M41S</meta:editing-duration>
    <dc:title>FAQ Git</dc:title>
    <dc:description>Cet article a été conçu grâce au KitODT version 16 et au modèle d'article du KitOOoDVP le 20/04/2019 22:36:49.</dc:description>
    <dc:date>2019-04-20T22:44:25.402000000</dc:date>
    <meta:keyword>faq</meta:keyword>
    <meta:keyword>SCM</meta:keyword>
    <meta:keyword>Git</meta:keyword>
    <meta:initial-creator>Marc Loupias</meta:initial-creator>
    <dc:creator>Winjerome </dc:creator>
    <meta:document-statistic meta:table-count="105" meta:image-count="1" meta:object-count="0" meta:page-count="50" meta:paragraph-count="865" meta:word-count="9565" meta:character-count="58579" meta:non-whitespace-character-count="48995"/>
    <meta:user-defined meta:name="Info 1"/>
    <meta:user-defined meta:name="Info 2"/>
    <meta:user-defined meta:name="Info 3"/>
    <meta:user-defined meta:name="Info 4"/>
    <meta:template xlink:type="simple" xlink:actuate="onRequest" xlink:title="Template du KitODT pour developpez.com" xlink:href="../../../../KitOOoDVP/KitOOoDVP/modeles/Developpez/article.ott" meta:date="2013-03-26T08:45:13.140000000"/>
  </office:meta>
</office:document-meta>
</file>